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20"/>
    <style:style style:name="P3" style:family="paragraph" style:parent-style-name="Text_20_body" style:list-style-name="L24"/>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officeooo:paragraph-rsid="00184a94"/>
    </style:style>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P10" style:family="paragraph" style:parent-style-name="Text_20_body" style:list-style-name="L4">
      <style:paragraph-properties fo:margin-top="0cm" fo:margin-bottom="0cm" loext:contextual-spacing="false"/>
    </style:style>
    <style:style style:name="P11" style:family="paragraph" style:parent-style-name="Text_20_body" style:list-style-name="L5">
      <style:paragraph-properties fo:margin-top="0cm" fo:margin-bottom="0cm" loext:contextual-spacing="false"/>
    </style:style>
    <style:style style:name="P12" style:family="paragraph" style:parent-style-name="Text_20_body" style:list-style-name="L6">
      <style:paragraph-properties fo:margin-top="0cm" fo:margin-bottom="0cm" loext:contextual-spacing="false"/>
    </style:style>
    <style:style style:name="P13" style:family="paragraph" style:parent-style-name="Text_20_body" style:list-style-name="L7">
      <style:paragraph-properties fo:margin-top="0cm" fo:margin-bottom="0cm" loext:contextual-spacing="false"/>
    </style:style>
    <style:style style:name="P14" style:family="paragraph" style:parent-style-name="Text_20_body" style:list-style-name="L8">
      <style:paragraph-properties fo:margin-top="0cm" fo:margin-bottom="0cm" loext:contextual-spacing="false"/>
    </style:style>
    <style:style style:name="P15" style:family="paragraph" style:parent-style-name="Text_20_body" style:list-style-name="L9">
      <style:paragraph-properties fo:margin-top="0cm" fo:margin-bottom="0cm" loext:contextual-spacing="false"/>
    </style:style>
    <style:style style:name="P16" style:family="paragraph" style:parent-style-name="Text_20_body" style:list-style-name="L10">
      <style:paragraph-properties fo:margin-top="0cm" fo:margin-bottom="0cm" loext:contextual-spacing="false"/>
    </style:style>
    <style:style style:name="P17" style:family="paragraph" style:parent-style-name="Text_20_body" style:list-style-name="L11">
      <style:paragraph-properties fo:margin-top="0cm" fo:margin-bottom="0cm" loext:contextual-spacing="false"/>
    </style:style>
    <style:style style:name="P18" style:family="paragraph" style:parent-style-name="Text_20_body" style:list-style-name="L12">
      <style:paragraph-properties fo:margin-top="0cm" fo:margin-bottom="0cm" loext:contextual-spacing="false"/>
    </style:style>
    <style:style style:name="P19" style:family="paragraph" style:parent-style-name="Text_20_body" style:list-style-name="L13">
      <style:paragraph-properties fo:margin-top="0cm" fo:margin-bottom="0cm" loext:contextual-spacing="false"/>
    </style:style>
    <style:style style:name="P20" style:family="paragraph" style:parent-style-name="Text_20_body" style:list-style-name="L14">
      <style:paragraph-properties fo:margin-top="0cm" fo:margin-bottom="0cm" loext:contextual-spacing="false"/>
    </style:style>
    <style:style style:name="P21" style:family="paragraph" style:parent-style-name="Text_20_body" style:list-style-name="L15">
      <style:paragraph-properties fo:margin-top="0cm" fo:margin-bottom="0cm" loext:contextual-spacing="false"/>
    </style:style>
    <style:style style:name="P22" style:family="paragraph" style:parent-style-name="Text_20_body" style:list-style-name="L16">
      <style:paragraph-properties fo:margin-top="0cm" fo:margin-bottom="0cm" loext:contextual-spacing="false"/>
    </style:style>
    <style:style style:name="P23" style:family="paragraph" style:parent-style-name="Text_20_body" style:list-style-name="L17">
      <style:paragraph-properties fo:margin-top="0cm" fo:margin-bottom="0cm" loext:contextual-spacing="false"/>
    </style:style>
    <style:style style:name="P24" style:family="paragraph" style:parent-style-name="Text_20_body" style:list-style-name="L18">
      <style:paragraph-properties fo:margin-top="0cm" fo:margin-bottom="0cm" loext:contextual-spacing="false"/>
    </style:style>
    <style:style style:name="P25" style:family="paragraph" style:parent-style-name="Text_20_body" style:list-style-name="L19">
      <style:paragraph-properties fo:margin-top="0cm" fo:margin-bottom="0cm" loext:contextual-spacing="false"/>
    </style:style>
    <style:style style:name="P26" style:family="paragraph" style:parent-style-name="Text_20_body" style:list-style-name="L21">
      <style:paragraph-properties fo:margin-top="0cm" fo:margin-bottom="0cm" loext:contextual-spacing="false"/>
    </style:style>
    <style:style style:name="P27" style:family="paragraph" style:parent-style-name="Text_20_body" style:list-style-name="L22">
      <style:paragraph-properties fo:margin-top="0cm" fo:margin-bottom="0cm" loext:contextual-spacing="false"/>
    </style:style>
    <style:style style:name="P28" style:family="paragraph" style:parent-style-name="Text_20_body" style:list-style-name="L23">
      <style:paragraph-properties fo:margin-top="0cm" fo:margin-bottom="0cm" loext:contextual-spacing="false"/>
    </style:style>
    <style:style style:name="P29" style:family="paragraph" style:parent-style-name="Text_20_body" style:list-style-name="L25">
      <style:paragraph-properties fo:margin-top="0cm" fo:margin-bottom="0cm" loext:contextual-spacing="false"/>
    </style:style>
    <style:style style:name="P30" style:family="paragraph" style:parent-style-name="Text_20_body" style:list-style-name="L26">
      <style:paragraph-properties fo:margin-top="0cm" fo:margin-bottom="0cm" loext:contextual-spacing="false"/>
    </style:style>
    <style:style style:name="P31" style:family="paragraph" style:parent-style-name="Text_20_body" style:list-style-name="L27">
      <style:paragraph-properties fo:margin-top="0cm" fo:margin-bottom="0cm" loext:contextual-spacing="false"/>
    </style:style>
    <style:style style:name="P32" style:family="paragraph" style:parent-style-name="Text_20_body" style:list-style-name="L28">
      <style:paragraph-properties fo:margin-top="0cm" fo:margin-bottom="0cm" loext:contextual-spacing="false"/>
    </style:style>
    <style:style style:name="P33" style:family="paragraph" style:parent-style-name="Text_20_body" style:list-style-name="L29">
      <style:paragraph-properties fo:margin-top="0cm" fo:margin-bottom="0cm" loext:contextual-spacing="false"/>
    </style:style>
    <style:style style:name="P34" style:family="paragraph" style:parent-style-name="Text_20_body" style:list-style-name="L30">
      <style:paragraph-properties fo:margin-top="0cm" fo:margin-bottom="0cm" loext:contextual-spacing="false"/>
    </style:style>
    <style:style style:name="P35" style:family="paragraph" style:parent-style-name="Text_20_body" style:list-style-name="L31">
      <style:paragraph-properties fo:margin-top="0cm" fo:margin-bottom="0cm" loext:contextual-spacing="false"/>
    </style:style>
    <style:style style:name="P36" style:family="paragraph" style:parent-style-name="Text_20_body" style:list-style-name="L32">
      <style:paragraph-properties fo:margin-top="0cm" fo:margin-bottom="0cm" loext:contextual-spacing="false"/>
    </style:style>
    <style:style style:name="P37" style:family="paragraph" style:parent-style-name="First_20_paragraph">
      <style:text-properties fo:font-weight="bold" style:font-weight-asian="bold" style:font-weight-complex="bold"/>
    </style:style>
    <style:style style:name="P38" style:family="paragraph" style:parent-style-name="First_20_paragraph">
      <style:text-properties officeooo:paragraph-rsid="00184a94"/>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 Literature Review</text:p>
      <text:list xml:id="list2949898507" text:style-name="L1">
        <text:list-item>
          <text:p text:style-name="P7"><text:a xlink:type="simple" xlink:href="#research-questions---october-2023" text:style-name="Internet_20_link" text:visited-style-name="Visited_20_Internet_20_Link"><text:span text:style-name="Definition">Research Questions - October 2023</text:span></text:a></text:p>
        </text:list-item>
        <text:list-item>
          <text:p text:style-name="P7"><text:a xlink:type="simple" xlink:href="#literature-review-introduction" text:style-name="Internet_20_link" text:visited-style-name="Visited_20_Internet_20_Link"><text:span text:style-name="Definition">Literature Review Introduction</text:span></text:a></text:p>
        </text:list-item>
        <text:list-item>
          <text:p text:style-name="P7"><text:a xlink:type="simple" xlink:href="#structuring-the-literature-review" text:style-name="Internet_20_link" text:visited-style-name="Visited_20_Internet_20_Link"><text:span text:style-name="Definition">Structuring the literature review</text:span></text:a></text:p>
        </text:list-item>
        <text:list-item>
          <text:p text:style-name="P7"><text:a xlink:type="simple" xlink:href="#informal-education-pedagogies" text:style-name="Internet_20_link" text:visited-style-name="Visited_20_Internet_20_Link"><text:span text:style-name="Definition">Informal Education Pedagogies</text:span></text:a></text:p>
          <text:list text:style-name="L2">
            <text:list-item>
              <text:p text:style-name="P8"><text:a xlink:type="simple" xlink:href="#defining-and-conceptualising-informal-education" text:style-name="Internet_20_link" text:visited-style-name="Visited_20_Internet_20_Link"><text:span text:style-name="Definition">Defining and conceptualising informal education</text:span></text:a></text:p>
              <text:list text:style-name="L3">
                <text:list-item>
                  <text:p text:style-name="P9"><text:a xlink:type="simple" xlink:href="#conceptualising-informal-education-via-foundational-theory" text:style-name="Internet_20_link" text:visited-style-name="Visited_20_Internet_20_Link"><text:span text:style-name="Definition">Conceptualising informal education via foundational theory</text:span></text:a></text:p>
                </text:list-item>
              </text:list>
            </text:list-item>
            <text:list-item>
              <text:p text:style-name="P8"><text:a xlink:type="simple" xlink:href="#communities-of-practice" text:style-name="Internet_20_link" text:visited-style-name="Visited_20_Internet_20_Link"><text:span text:style-name="Definition">Communities of Practice</text:span></text:a></text:p>
              <text:list text:style-name="L4">
                <text:list-item>
                  <text:p text:style-name="P10"><text:a xlink:type="simple" xlink:href="#informal-participatory-digital-and-gaming-communities" text:style-name="Internet_20_link" text:visited-style-name="Visited_20_Internet_20_Link"><text:span text:style-name="Definition">Informal, participatory, digital and gaming communities</text:span></text:a></text:p>
                </text:list-item>
              </text:list>
            </text:list-item>
            <text:list-item>
              <text:p text:style-name="P8"><text:a xlink:type="simple" xlink:href="#guided-participation-rogoff-and-communities-of-learners" text:style-name="Internet_20_link" text:visited-style-name="Visited_20_Internet_20_Link"><text:span text:style-name="Definition">Guided participation Rogoff and Communities of Learners</text:span></text:a></text:p>
            </text:list-item>
            <text:list-item>
              <text:p text:style-name="P8"><text:a xlink:type="simple" xlink:href="#funds-of-knowledge" text:style-name="Internet_20_link" text:visited-style-name="Visited_20_Internet_20_Link"><text:span text:style-name="Definition">Funds of Knowledge</text:span></text:a></text:p>
              <text:list text:style-name="L5">
                <text:list-item>
                  <text:p text:style-name="P11"><text:a xlink:type="simple" xlink:href="#retro-gaming-as-a-fund-of-knowledge---move-to-intro" text:style-name="Internet_20_link" text:visited-style-name="Visited_20_Internet_20_Link"><text:span text:style-name="Definition">Retro Gaming as a Fund of knowledge - move to intro?</text:span></text:a></text:p>
                </text:list-item>
              </text:list>
            </text:list-item>
            <text:list-item>
              <text:p text:style-name="P8"><text:a xlink:type="simple" xlink:href="#mantle-of-the-expert-as-a-processes-drama" text:style-name="Internet_20_link" text:visited-style-name="Visited_20_Internet_20_Link"><text:span text:style-name="Definition">Mantle of the Expert as a processes drama</text:span></text:a></text:p>
            </text:list-item>
          </text:list>
        </text:list-item>
        <text:list-item>
          <text:p text:style-name="P7"><text:a xlink:type="simple" xlink:href="#review-of-relevant-barriers-to-participating-in-coding-practices-emerging-in-the-literature" text:style-name="Internet_20_link" text:visited-style-name="Visited_20_Internet_20_Link"><text:span text:style-name="Definition">Review of relevant barriers to participating in coding practices emerging in the literature</text:span></text:a></text:p>
          <text:list text:style-name="L6">
            <text:list-item>
              <text:p text:style-name="P12"><text:a xlink:type="simple" xlink:href="#barrier-paucity-on-research-on-designing-for-face-to-face-learning-communities-of-novice-game-makers" text:style-name="Internet_20_link" text:visited-style-name="Visited_20_Internet_20_Link"><text:span text:style-name="Definition">Barrier: Paucity on research on designing for face to face learning communities of novice game makers</text:span></text:a></text:p>
            </text:list-item>
            <text:list-item>
              <text:p text:style-name="P12"><text:a xlink:type="simple" xlink:href="#barrier---limited-leaner-choice-in-process" text:style-name="Internet_20_link" text:visited-style-name="Visited_20_Internet_20_Link"><text:span text:style-name="Definition">Barrier - limited leaner choice in process</text:span></text:a></text:p>
            </text:list-item>
            <text:list-item>
              <text:p text:style-name="P12"><text:a xlink:type="simple" xlink:href="#cultural-identity-barriers-to-participation-in" text:style-name="Internet_20_link" text:visited-style-name="Visited_20_Internet_20_Link"><text:span text:style-name="Definition">Cultural / Identity barriers to participation in …</text:span></text:a></text:p>
              <text:list text:style-name="L7">
                <text:list-item>
                  <text:p text:style-name="P13"><text:a xlink:type="simple" xlink:href="#barrier---identity-and-computer-cultures" text:style-name="Internet_20_link" text:visited-style-name="Visited_20_Internet_20_Link"><text:span text:style-name="Definition">Barrier - Identity and computer cultures</text:span></text:a></text:p>
                </text:list-item>
              </text:list>
            </text:list-item>
            <text:list-item>
              <text:p text:style-name="P12"><text:a xlink:type="simple" xlink:href="#studies-with-pedagogies-addressing-barriers-to-do-with-identity-and-computer-cultures" text:style-name="Internet_20_link" text:visited-style-name="Visited_20_Internet_20_Link"><text:span text:style-name="Definition">Studies with pedagogies addressing barriers to do with identity and computer cultures</text:span></text:a></text:p>
            </text:list-item>
            <text:list-item>
              <text:p text:style-name="P12"><text:a xlink:type="simple" xlink:href="#barriers---unsuitable-technical-tools-and-support-documentation" text:style-name="Internet_20_link" text:visited-style-name="Visited_20_Internet_20_Link"><text:span text:style-name="Definition">Barriers - Unsuitable technical tools and support documentation</text:span></text:a></text:p>
            </text:list-item>
            <text:list-item>
              <text:p text:style-name="P12"><text:a xlink:type="simple" xlink:href="#barrier---unfamiliarity-with-support-practices" text:style-name="Internet_20_link" text:visited-style-name="Visited_20_Internet_20_Link"><text:span text:style-name="Definition">Barrier - unfamiliarity with support practices</text:span></text:a></text:p>
            </text:list-item>
          </text:list>
        </text:list-item>
        <text:list-item>
          <text:p text:style-name="P7"><text:a xlink:type="simple" xlink:href="#pedagogies-from-coding-for-learning-community---k12-focused" text:style-name="Internet_20_link" text:visited-style-name="Visited_20_Internet_20_Link"><text:span text:style-name="Definition">Pedagogies from coding for learning community - K12 focused</text:span></text:a></text:p>
          <text:list text:style-name="L8">
            <text:list-item>
              <text:p text:style-name="P14"><text:a xlink:type="simple" xlink:href="#also-see-this-writing-and-adapt" text:style-name="Internet_20_link" text:visited-style-name="Visited_20_Internet_20_Link"><text:span text:style-name="Definition">Also See this writing and adapt</text:span></text:a></text:p>
            </text:list-item>
            <text:list-item>
              <text:p text:style-name="P14"><text:a xlink:type="simple" xlink:href="#tutorials-and-code-examples" text:style-name="Internet_20_link" text:visited-style-name="Visited_20_Internet_20_Link"><text:span text:style-name="Definition">Tutorials and code examples</text:span></text:a></text:p>
            </text:list-item>
            <text:list-item>
              <text:p text:style-name="P14"><text:a xlink:type="simple" xlink:href="#umc-mircroworlds-and-half-baked-games" text:style-name="Internet_20_link" text:visited-style-name="Visited_20_Internet_20_Link"><text:span text:style-name="Definition">UMC, Mircroworlds and Half-Baked Games</text:span></text:a></text:p>
              <text:list text:style-name="L9">
                <text:list-item>
                  <text:p text:style-name="P15"><text:a xlink:type="simple" xlink:href="#use-modify-create" text:style-name="Internet_20_link" text:visited-style-name="Visited_20_Internet_20_Link"><text:span text:style-name="Definition">Use Modify Create</text:span></text:a></text:p>
                </text:list-item>
                <text:list-item>
                  <text:p text:style-name="P15"><text:a xlink:type="simple" xlink:href="#half-baked-games-as-microworlds" text:style-name="Internet_20_link" text:visited-style-name="Visited_20_Internet_20_Link"><text:span text:style-name="Definition">Half-baked games as Microworlds</text:span></text:a></text:p>
                </text:list-item>
              </text:list>
            </text:list-item>
            <text:list-item>
              <text:p text:style-name="P14"><text:a xlink:type="simple" xlink:href="#primm" text:style-name="Internet_20_link" text:visited-style-name="Visited_20_Internet_20_Link"><text:span text:style-name="Definition">PRIMM</text:span></text:a></text:p>
            </text:list-item>
            <text:list-item>
              <text:p text:style-name="P14"><text:a xlink:type="simple" xlink:href="#semantic-profiles-and-waves" text:style-name="Internet_20_link" text:visited-style-name="Visited_20_Internet_20_Link"><text:span text:style-name="Definition">Semantic Profiles and Waves</text:span></text:a></text:p>
            </text:list-item>
            <text:list-item>
              <text:p text:style-name="P14"><text:a xlink:type="simple" xlink:href="#pair-programming-socialcollaborative-coding" text:style-name="Internet_20_link" text:visited-style-name="Visited_20_Internet_20_Link"><text:span text:style-name="Definition">Pair programming &amp; social/collaborative coding</text:span></text:a></text:p>
            </text:list-item>
            <text:list-item>
              <text:p text:style-name="P14"><text:a xlink:type="simple" xlink:href="#project-based-learning-pbl" text:style-name="Internet_20_link" text:visited-style-name="Visited_20_Internet_20_Link"><text:span text:style-name="Definition">Project based learning PBL</text:span></text:a></text:p>
              <text:list text:style-name="L10">
                <text:list-item>
                  <text:p text:style-name="P16"><text:a xlink:type="simple" xlink:href="#game-making-and-project-problem-based-learning" text:style-name="Internet_20_link" text:visited-style-name="Visited_20_Internet_20_Link"><text:span text:style-name="Definition">Game making and Project / Problem Based Learning</text:span></text:a></text:p>
                </text:list-item>
                <text:list-item>
                  <text:p text:style-name="P16"><text:a xlink:type="simple" xlink:href="#pbl-and-authenticity" text:style-name="Internet_20_link" text:visited-style-name="Visited_20_Internet_20_Link"><text:span text:style-name="Definition">PBL and Authenticity</text:span></text:a></text:p>
                </text:list-item>
              </text:list>
            </text:list-item>
          </text:list>
        </text:list-item>
        <text:list-item>
          <text:p text:style-name="P7"><text:a xlink:type="simple" xlink:href="#pedagogical-resources-in-the-form-of-professional-practices-and-frameworks" text:style-name="Internet_20_link" text:visited-style-name="Visited_20_Internet_20_Link"><text:span text:style-name="Definition">Pedagogical resources in the form of professional practices and frameworks</text:span></text:a></text:p>
          <text:list text:style-name="L11">
            <text:list-item>
              <text:p text:style-name="P17"><text:a xlink:type="simple" xlink:href="#design-steps-frameworks-via-stages" text:style-name="Internet_20_link" text:visited-style-name="Visited_20_Internet_20_Link"><text:span text:style-name="Definition">Design steps frameworks via stages</text:span></text:a></text:p>
              <text:list text:style-name="L12">
                <text:list-item>
                  <text:p text:style-name="P18"><text:a xlink:type="simple" xlink:href="#broad-design-based-approaches" text:style-name="Internet_20_link" text:visited-style-name="Visited_20_Internet_20_Link"><text:span text:style-name="Definition">Broad design based approaches</text:span></text:a></text:p>
                </text:list-item>
              </text:list>
            </text:list-item>
            <text:list-item>
              <text:p text:style-name="P17"><text:a xlink:type="simple" xlink:href="#mda-and-conceptual-game-elements-framework" text:style-name="Internet_20_link" text:visited-style-name="Visited_20_Internet_20_Link"><text:span text:style-name="Definition">MDA and conceptual game elements framework</text:span></text:a></text:p>
            </text:list-item>
            <text:list-item>
              <text:p text:style-name="P17"><text:a xlink:type="simple" xlink:href="#design-patterns-and-game-design-patterns-in-professional-context" text:style-name="Internet_20_link" text:visited-style-name="Visited_20_Internet_20_Link"><text:span text:style-name="Definition">Design Patterns and Game Design Patterns in professional context</text:span></text:a></text:p>
            </text:list-item>
            <text:list-item>
              <text:p text:style-name="P17"><text:a xlink:type="simple" xlink:href="#using-professional-frameworks-to-help-novice-game-makers" text:style-name="Internet_20_link" text:visited-style-name="Visited_20_Internet_20_Link"><text:span text:style-name="Definition">Using professional frameworks to help novice game makers</text:span></text:a></text:p>
              <text:list text:style-name="L13">
                <text:list-item>
                  <text:p text:style-name="P19"><text:a xlink:type="simple" xlink:href="#using-concepts-of-design-patterns-and-game-design-patterns" text:style-name="Internet_20_link" text:visited-style-name="Visited_20_Internet_20_Link"><text:span text:style-name="Definition">Using concepts of design patterns and game design patterns</text:span></text:a></text:p>
                </text:list-item>
                <text:list-item>
                  <text:p text:style-name="P19"><text:a xlink:type="simple" xlink:href="#using-pattern-collections-and-code-examples-to-help-students." text:style-name="Internet_20_link" text:visited-style-name="Visited_20_Internet_20_Link"><text:span text:style-name="Definition">Using pattern collections and code examples to help students.</text:span></text:a></text:p>
                </text:list-item>
              </text:list>
            </text:list-item>
          </text:list>
        </text:list-item>
        <text:list-item>
          <text:p text:style-name="P7"><text:soft-page-break/><text:a xlink:type="simple" xlink:href="#relevant-case-studies-research-in-digital-making-context---family-making-ito-gee-etc-5th-dimension" text:style-name="Internet_20_link" text:visited-style-name="Visited_20_Internet_20_Link"><text:span text:style-name="Definition">Relevant case studies / research in digital making context - Family Making, Ito / Gee etc, 5th Dimension</text:span></text:a></text:p>
          <text:list text:style-name="L14">
            <text:list-item>
              <text:p text:style-name="P20"><text:a xlink:type="simple" xlink:href="#family-making---what-in-particular-to-explore" text:style-name="Internet_20_link" text:visited-style-name="Visited_20_Internet_20_Link"><text:span text:style-name="Definition">Family Making - WHAT IN PARTICULAR TO EXPLORE ?</text:span></text:a></text:p>
            </text:list-item>
            <text:list-item>
              <text:p text:style-name="P20"><text:a xlink:type="simple" xlink:href="#game-playing-and-making-communities---community-activities-around-the-game-gee-ito" text:style-name="Internet_20_link" text:visited-style-name="Visited_20_Internet_20_Link"><text:span text:style-name="Definition">Game playing and making communities - community activities around the game Gee / Ito</text:span></text:a></text:p>
            </text:list-item>
            <text:list-item>
              <text:p text:style-name="P20"><text:a xlink:type="simple" xlink:href="#game-jams-game-competitions" text:style-name="Internet_20_link" text:visited-style-name="Visited_20_Internet_20_Link"><text:span text:style-name="Definition">Game jams &amp; game competitions</text:span></text:a></text:p>
            </text:list-item>
            <text:list-item>
              <text:p text:style-name="P20"><text:a xlink:type="simple" xlink:href="#digital-informal-participatory-culture-and-learning" text:style-name="Internet_20_link" text:visited-style-name="Visited_20_Internet_20_Link"><text:span text:style-name="Definition">Digital informal / participatory culture and Learning</text:span></text:a></text:p>
            </text:list-item>
            <text:list-item>
              <text:p text:style-name="P20"><text:a xlink:type="simple" xlink:href="#tinkering-and-maps-of-learning-dimensions" text:style-name="Internet_20_link" text:visited-style-name="Visited_20_Internet_20_Link"><text:span text:style-name="Definition">Tinkering and Maps of learning Dimensions</text:span></text:a></text:p>
              <text:list text:style-name="L15">
                <text:list-item>
                  <text:p text:style-name="P21"><text:a xlink:type="simple" xlink:href="#barrier---inequality-of-access-to-participatory-culture-communities---perhaps-rewrite-this-based-on-tensions" text:style-name="Internet_20_link" text:visited-style-name="Visited_20_Internet_20_Link"><text:span text:style-name="Definition">Barrier - Inequality of access to participatory culture communities - PERHAPS REWRITE THIS BASED ON TENSIONS</text:span></text:a></text:p>
                </text:list-item>
              </text:list>
            </text:list-item>
            <text:list-item>
              <text:p text:style-name="P20"><text:a xlink:type="simple" xlink:href="#barrier---lack-of-knowledge-of-cultural-processes" text:style-name="Internet_20_link" text:visited-style-name="Visited_20_Internet_20_Link"><text:span text:style-name="Definition">Barrier - lack of knowledge of cultural processes</text:span></text:a></text:p>
            </text:list-item>
          </text:list>
        </text:list-item>
      </text:list>
      <text:h text:style-name="Heading_20_2" text:outline-level="2"><text:bookmark-start text:name="research-questions---october-2023"/>Research Questions - October 2023<text:bookmark-end text:name="research-questions---october-2023"/></text:h>
      <text:list xml:id="list3746489039" text:style-name="L16">
        <text:list-item>
          <text:p text:style-name="P22">What pedagogical tools and processes are available to support novices to overcome barriers to game coding and design?</text:p>
        </text:list-item>
        <text:list-item>
          <text:p text:style-name="P22">How can participants build agency in an evolving community of game makers?</text:p>
        </text:list-item>
        <text:list-item>
          <text:p text:style-name="P22">How can game design patterns support the development of coding practices with novices?</text:p>
        </text:list-item>
      </text:list>
      <text:h text:style-name="Heading_20_2" text:outline-level="2"><text:bookmark-start text:name="literature-review-introduction"/>Literature Review Introduction<text:bookmark-end text:name="literature-review-introduction"/></text:h>
      <text:p text:style-name="First_20_paragraph">The aims of this literature review:</text:p>
      <text:list xml:id="list1508390295" text:style-name="L17">
        <text:list-item>
          <text:p text:style-name="P23">Recap motivations for game making and terms needed to expore that later</text:p>
          <text:list text:style-name="L18">
            <text:list-item>
              <text:p text:style-name="P24">CT in relation to Design Patterns - abstract / concrete elements</text:p>
            </text:list-item>
          </text:list>
        </text:list-item>
        <text:list-item>
          <text:p text:style-name="P23">outline existing game making pedagogies &amp; resources for learning coding</text:p>
        </text:list-item>
        <text:list-item>
          <text:p text:style-name="P23">focus in on cultural / social elements of particular promising pedagogies.<text:line-break/></text:p>
        </text:list-item>
        <text:list-item>
          <text:p text:style-name="P23">introduce concepts that may also inform conceptual framework / methodology</text:p>
          <text:list text:style-name="L19">
            <text:list-item>
              <text:p text:style-name="P25">PERHAPS MOVE TO NEXT CHAPTER?</text:p>
            </text:list-item>
          </text:list>
        </text:list-item>
      </text:list>
      <text:h text:style-name="Heading_20_2" text:outline-level="2"><text:bookmark-start text:name="structuring-the-literature-review"/>Structuring the literature review<text:bookmark-end text:name="structuring-the-literature-review"/></text:h>
      <text:p text:style-name="First_20_paragraph">To help answer RQ1 and 2, this literature review explores pedagogies and resources used by practitioners and learners to support the process of learning</text:p>
      <text:p text:style-name="Text_20_body">Identify types of barriers / obstacles and address pedagogies which address then?</text:p>
      <text:p text:style-name="Text_20_body">Because of the community focus of the study, but the relevance of new curriculum the lit review spans different community perspectives / scopes.</text:p>
      <text:list xml:id="list3143138865" text:style-name="L20">
        <text:list-item>
          <text:p text:style-name="P2">Coverage of wider pedagogical frameworks focused on participants to develo-p agency in an evolving community.</text:p>
          <text:list text:style-name="L21">
            <text:list-item>
              <text:p text:style-name="P26">what is informal settings / learning?</text:p>
            </text:list-item>
            <text:list-item>
              <text:p text:style-name="P26">communities of practice - legitimate peripheral participation boundaries and Barriers</text:p>
            </text:list-item>
            <text:list-item>
              <text:p text:style-name="P26">community of learner and the methods to expose practice</text:p>
            </text:list-item>
          </text:list>
          <text:p text:style-name="P2"><text:soft-page-break/></text:p>
        </text:list-item>
        <text:list-item>
          <text:p text:style-name="P2">Examples informal community creation in practice and research &amp; pedogogies with young people</text:p>
          <text:list text:style-name="L22">
            <text:list-item>
              <text:p text:style-name="P27">Tinkering -Design-based &amp; Tinkering / Exploratory - Bevan et al</text:p>
            </text:list-item>
            <text:list-item>
              <text:p text:style-name="P27">Parents as brokers in tech use / learning - Roque et al, Barron, Correa</text:p>
            </text:list-item>
            <text:list-item>
              <text:p text:style-name="P27">5th dimension</text:p>
            </text:list-item>
            <text:list-item>
              <text:p text:style-name="P27">Mantle of the Expert (and drama processes games)</text:p>
            </text:list-item>
          </text:list>
        </text:list-item>
        <text:list-item>
          <text:p text:style-name="P2">K12 context: types of barriers addressed focused around curriculum and assessment, end with analysis of what formal ed often fails to address</text:p>
          <text:list text:style-name="L23">
            <text:list-item>
              <text:p text:style-name="P28">computational thinking vs coding practices: explain why CT not the focus, abstract / concrete aspsect.</text:p>
            </text:list-item>
          </text:list>
        </text:list-item>
        <text:list-item>
          <text:p text:style-name="P2">professional and enthusiast game making communities and informal setttings: better to address coding practices not -hci and affordance theory, technical barriers , solved by design - MDA - design patterns and gdp collections - game jam, playful approaches, drama games</text:p>
        </text:list-item>
      </text:list>
      <text:p text:style-name="First_20_paragraph">The study then seeks to reconsile some of the different elements above in the context of family / informal ed -</text:p>
      <text:h text:style-name="Heading_20_2" text:outline-level="2"><text:bookmark-start text:name="informal-education-pedagogies"/>Informal Education Pedagogies<text:bookmark-end text:name="informal-education-pedagogies"/></text:h>
      <text:p text:style-name="First_20_paragraph">To develop these focused professional frameworks of concepts, we now place them in the context of wider theories of community and informal learning.</text:p>
      <text:h text:style-name="Heading_20_3" text:outline-level="3"><text:bookmark-start text:name="defining-and-conceptualising-informal-education"/>Defining and conceptualising informal education<text:bookmark-end text:name="defining-and-conceptualising-informal-education"/></text:h>
      <text:p text:style-name="First_20_paragraph">Definitions of informal education are complex and beyond the remit of this literature review. Informal here is not just about a school or non-school environment <text:reference-mark-start text:name="ZOTERO_ITEM CSL_CITATION {&quot;citationID&quot;:&quot;kuuxfith&quot;,&quot;properties&quot;:{&quot;formattedCitation&quot;:&quot;(Sefton-Green and Erstad, 2012)&quot;,&quot;plainCitation&quot;:&quot;(Sefton-Green and Erstad, 2012)&quot;,&quot;noteIndex&quot;:0},&quot;citationItems&quot;:[{&quot;id&quot;:8781,&quot;uris&quot;:[&quot;http://zotero.org/users/1913249/items/TE57K2KN&quot;,[&quot;http://zotero.org/users/1913249/items/TE57K2KN&quot;]],&quot;itemData&quot;:{&quot;id&quot;:8781,&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prefix&quot;:&quot;&quot;,&quot;suffix&quot;:&quot;&quot;}],&quot;schema&quot;:&quot;https://github.com/citation-style-language/schema/raw/master/csl-citation.json&quot;} RNDNuV9L2q3vU"/>(Sefton-Green and Erstad, 2012)<text:reference-mark-end text:name="ZOTERO_ITEM CSL_CITATION {&quot;citationID&quot;:&quot;kuuxfith&quot;,&quot;properties&quot;:{&quot;formattedCitation&quot;:&quot;(Sefton-Green and Erstad, 2012)&quot;,&quot;plainCitation&quot;:&quot;(Sefton-Green and Erstad, 2012)&quot;,&quot;noteIndex&quot;:0},&quot;citationItems&quot;:[{&quot;id&quot;:8781,&quot;uris&quot;:[&quot;http://zotero.org/users/1913249/items/TE57K2KN&quot;,[&quot;http://zotero.org/users/1913249/items/TE57K2KN&quot;]],&quot;itemData&quot;:{&quot;id&quot;:8781,&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prefix&quot;:&quot;&quot;,&quot;suffix&quot;:&quot;&quot;}],&quot;schema&quot;:&quot;https://github.com/citation-style-language/schema/raw/master/csl-citation.json&quot;} RNDNuV9L2q3vU"/> [].</text:p>
      <text:p text:style-name="Text_20_body">Gerber define formal learning as that which happens in school and informal learning as that outside of school <text:reference-mark-start text:name="ZOTERO_ITEM CSL_CITATION {&quot;citationID&quot;:&quot;pagduekd&quot;,&quot;properties&quot;:{&quot;formattedCitation&quot;:&quot;(Gerber et al., 2001)&quot;,&quot;plainCitation&quot;:&quot;(Gerber et al., 2001)&quot;,&quot;noteIndex&quot;:0},&quot;citationItems&quot;:[{&quot;id&quot;:7424,&quot;uris&quot;:[&quot;http://zotero.org/users/1913249/items/3TFJAQIM&quot;,[&quot;http://zotero.org/users/1913249/items/3TFJAQIM&quot;]],&quot;itemData&quot;:{&quot;id&quot;:7424,&quot;type&quot;:&quot;article-journal&quot;,&quot;container-title&quot;:&quot;International Journal of Science Education&quot;,&quot;DOI&quot;:&quot;10.1080/09500690116959&quot;,&quot;ISSN&quot;:&quot;0950-0693, 1464-5289&quot;,&quot;issue&quot;:&quot;6&quot;,&quot;journalAbbreviation&quot;:&quot;International Journal of Science Education&quot;,&quot;language&quot;:&quot;en&quot;,&quot;page&quot;:&quot;569-583&quot;,&quot;source&quot;:&quot;DOI.org (Crossref)&quot;,&quot;title&quot;:&quot;Development of an informal learning opportunities assay&quot;,&quot;volume&quot;:&quot;23&quot;,&quot;author&quot;:[{&quot;family&quot;:&quot;Gerber&quot;,&quot;given&quot;:&quot;Brian L.&quot;},{&quot;family&quot;:&quot;Marek&quot;,&quot;given&quot;:&quot;Edmund A.&quot;},{&quot;family&quot;:&quot;Cavallo&quot;,&quot;given&quot;:&quot;Ann M. L.&quot;}],&quot;issued&quot;:{&quot;date-parts&quot;:[[&quot;2001&quot;,6]]}},&quot;prefix&quot;:&quot;&quot;,&quot;suffix&quot;:&quot;&quot;}],&quot;schema&quot;:&quot;https://github.com/citation-style-language/schema/raw/master/csl-citation.json&quot;} RNDISbz1O73rW"/>(Gerber et al., 2001)<text:reference-mark-end text:name="ZOTERO_ITEM CSL_CITATION {&quot;citationID&quot;:&quot;pagduekd&quot;,&quot;properties&quot;:{&quot;formattedCitation&quot;:&quot;(Gerber et al., 2001)&quot;,&quot;plainCitation&quot;:&quot;(Gerber et al., 2001)&quot;,&quot;noteIndex&quot;:0},&quot;citationItems&quot;:[{&quot;id&quot;:7424,&quot;uris&quot;:[&quot;http://zotero.org/users/1913249/items/3TFJAQIM&quot;,[&quot;http://zotero.org/users/1913249/items/3TFJAQIM&quot;]],&quot;itemData&quot;:{&quot;id&quot;:7424,&quot;type&quot;:&quot;article-journal&quot;,&quot;container-title&quot;:&quot;International Journal of Science Education&quot;,&quot;DOI&quot;:&quot;10.1080/09500690116959&quot;,&quot;ISSN&quot;:&quot;0950-0693, 1464-5289&quot;,&quot;issue&quot;:&quot;6&quot;,&quot;journalAbbreviation&quot;:&quot;International Journal of Science Education&quot;,&quot;language&quot;:&quot;en&quot;,&quot;page&quot;:&quot;569-583&quot;,&quot;source&quot;:&quot;DOI.org (Crossref)&quot;,&quot;title&quot;:&quot;Development of an informal learning opportunities assay&quot;,&quot;volume&quot;:&quot;23&quot;,&quot;author&quot;:[{&quot;family&quot;:&quot;Gerber&quot;,&quot;given&quot;:&quot;Brian L.&quot;},{&quot;family&quot;:&quot;Marek&quot;,&quot;given&quot;:&quot;Edmund A.&quot;},{&quot;family&quot;:&quot;Cavallo&quot;,&quot;given&quot;:&quot;Ann M. L.&quot;}],&quot;issued&quot;:{&quot;date-parts&quot;:[[&quot;2001&quot;,6]]}},&quot;prefix&quot;:&quot;&quot;,&quot;suffix&quot;:&quot;&quot;}],&quot;schema&quot;:&quot;https://github.com/citation-style-language/schema/raw/master/csl-citation.json&quot;} RNDISbz1O73rW"/>, Sefton-Green <text:reference-mark-start text:name="ZOTERO_ITEM CSL_CITATION {&quot;citationID&quot;:&quot;zhunukxh&quot;,&quot;properties&quot;:{&quot;formattedCitation&quot;:&quot;(Sefton-Green, 2004)&quot;,&quot;plainCitation&quot;:&quot;(Sefton-Green, 2004)&quot;,&quot;noteIndex&quot;:0},&quot;citationItems&quot;:[{&quot;id&quot;:7428,&quot;uris&quot;:[&quot;http://zotero.org/users/1913249/items/NMBYWLRS&quot;,[&quot;http://zotero.org/users/1913249/items/NMBYWLRS&quot;]],&quot;itemData&quot;:{&quot;id&quot;:7428,&quot;type&quot;:&quot;report&quot;,&quot;language&quot;:&quot;en&quot;,&quot;page&quot;:&quot;43&quot;,&quot;source&quot;:&quot;Zotero&quot;,&quot;title&quot;:&quot;Literature Review in Informal Learning with Technology Outside School&quot;,&quot;author&quot;:[{&quot;family&quot;:&quot;Sefton-Green&quot;,&quot;given&quot;:&quot;Julian&quot;}],&quot;issued&quot;:{&quot;date-parts&quot;:[[&quot;2004&quot;]]}},&quot;prefix&quot;:&quot;&quot;,&quot;suffix&quot;:&quot;&quot;}],&quot;schema&quot;:&quot;https://github.com/citation-style-language/schema/raw/master/csl-citation.json&quot;} RNDsQx5XN75MA"/>(Sefton-Green, 2004)<text:reference-mark-end text:name="ZOTERO_ITEM CSL_CITATION {&quot;citationID&quot;:&quot;zhunukxh&quot;,&quot;properties&quot;:{&quot;formattedCitation&quot;:&quot;(Sefton-Green, 2004)&quot;,&quot;plainCitation&quot;:&quot;(Sefton-Green, 2004)&quot;,&quot;noteIndex&quot;:0},&quot;citationItems&quot;:[{&quot;id&quot;:7428,&quot;uris&quot;:[&quot;http://zotero.org/users/1913249/items/NMBYWLRS&quot;,[&quot;http://zotero.org/users/1913249/items/NMBYWLRS&quot;]],&quot;itemData&quot;:{&quot;id&quot;:7428,&quot;type&quot;:&quot;report&quot;,&quot;language&quot;:&quot;en&quot;,&quot;page&quot;:&quot;43&quot;,&quot;source&quot;:&quot;Zotero&quot;,&quot;title&quot;:&quot;Literature Review in Informal Learning with Technology Outside School&quot;,&quot;author&quot;:[{&quot;family&quot;:&quot;Sefton-Green&quot;,&quot;given&quot;:&quot;Julian&quot;}],&quot;issued&quot;:{&quot;date-parts&quot;:[[&quot;2004&quot;]]}},&quot;prefix&quot;:&quot;&quot;,&quot;suffix&quot;:&quot;&quot;}],&quot;schema&quot;:&quot;https://github.com/citation-style-language/schema/raw/master/csl-citation.json&quot;} RNDsQx5XN75MA"/> complicates this view, noting that2 informal learning can take place in formal settings and vice-versa.</text:p>
      <text:p text:style-name="Text_20_body">Others writers <text:reference-mark-start text:name="ZOTERO_ITEM CSL_CITATION {&quot;citationID&quot;:&quot;jbalbgzx&quot;,&quot;properties&quot;:{&quot;formattedCitation&quot;:&quot;(Eshach, 2007:173; Werquin, 2009)&quot;,&quot;plainCitation&quot;:&quot;(Eshach, 2007:173; Werquin, 2009)&quot;,&quot;noteIndex&quot;:0},&quot;citationItems&quot;:[{&quot;id&quot;:6955,&quot;uris&quot;:[&quot;http://zotero.org/users/1913249/items/CKARKKW9&quot;,[&quot;http://zotero.org/users/1913249/items/CKARKKW9&quot;]],&quot;itemData&quot;:{&quot;id&quot;:6955,&quot;type&quot;:&quot;article-journa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SSN&quot;:&quot;1573-1839&quot;,&quot;issue&quot;:&quot;2&quot;,&quot;journalAbbreviation&quot;:&quot;J Sci Educ Technol&quot;,&quot;language&quot;:&quot;en&quot;,&quot;page&quot;:&quot;171-190&quot;,&quot;source&quot;:&quot;Springer Link&quot;,&quot;title&quot;:&quot;Bridging In-school and Out-of-school Learning: Formal, Non-Formal, and Informal Education&quot;,&quot;title-short&quot;:&quot;Bridging In-school and Out-of-school Learning&quot;,&quot;volume&quot;:&quot;16&quot;,&quot;author&quot;:[{&quot;family&quot;:&quot;Eshach&quot;,&quot;given&quot;:&quot;Haim&quot;}],&quot;issued&quot;:{&quot;date-parts&quot;:[[&quot;2007&quot;,4,1]]}},&quot;locator&quot;:&quot; 173&quot;,&quot;prefix&quot;:&quot;&quot;},{&quot;id&quot;:6959,&quot;uris&quot;:[&quot;http://zotero.org/users/1913249/items/WJMQLNPY&quot;,[&quot;http://zotero.org/users/1913249/items/WJMQLNPY&quot;]],&quot;itemData&quot;:{&quot;id&quot;:6959,&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prefix&quot;:&quot;&quot;,&quot;suffix&quot;:&quot;&quot;}],&quot;schema&quot;:&quot;https://github.com/citation-style-language/schema/raw/master/csl-citation.json&quot;} RNDIZ2mmtNa7i"/>(Eshach, 2007:173; Werquin, 2009)<text:reference-mark-end text:name="ZOTERO_ITEM CSL_CITATION {&quot;citationID&quot;:&quot;jbalbgzx&quot;,&quot;properties&quot;:{&quot;formattedCitation&quot;:&quot;(Eshach, 2007:173; Werquin, 2009)&quot;,&quot;plainCitation&quot;:&quot;(Eshach, 2007:173; Werquin, 2009)&quot;,&quot;noteIndex&quot;:0},&quot;citationItems&quot;:[{&quot;id&quot;:6955,&quot;uris&quot;:[&quot;http://zotero.org/users/1913249/items/CKARKKW9&quot;,[&quot;http://zotero.org/users/1913249/items/CKARKKW9&quot;]],&quot;itemData&quot;:{&quot;id&quot;:6955,&quot;type&quot;:&quot;article-journa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SSN&quot;:&quot;1573-1839&quot;,&quot;issue&quot;:&quot;2&quot;,&quot;journalAbbreviation&quot;:&quot;J Sci Educ Technol&quot;,&quot;language&quot;:&quot;en&quot;,&quot;page&quot;:&quot;171-190&quot;,&quot;source&quot;:&quot;Springer Link&quot;,&quot;title&quot;:&quot;Bridging In-school and Out-of-school Learning: Formal, Non-Formal, and Informal Education&quot;,&quot;title-short&quot;:&quot;Bridging In-school and Out-of-school Learning&quot;,&quot;volume&quot;:&quot;16&quot;,&quot;author&quot;:[{&quot;family&quot;:&quot;Eshach&quot;,&quot;given&quot;:&quot;Haim&quot;}],&quot;issued&quot;:{&quot;date-parts&quot;:[[&quot;2007&quot;,4,1]]}},&quot;locator&quot;:&quot; 173&quot;,&quot;prefix&quot;:&quot;&quot;},{&quot;id&quot;:6959,&quot;uris&quot;:[&quot;http://zotero.org/users/1913249/items/WJMQLNPY&quot;,[&quot;http://zotero.org/users/1913249/items/WJMQLNPY&quot;]],&quot;itemData&quot;:{&quot;id&quot;:6959,&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prefix&quot;:&quot;&quot;,&quot;suffix&quot;:&quot;&quot;}],&quot;schema&quot;:&quot;https://github.com/citation-style-language/schema/raw/master/csl-citation.json&quot;} RNDIZ2mmtNa7i"/> describe learning happens outside of formal institution and where there is little instruction but the learner experience is carefully planned using the term ‘non-formal’ in contrast to both formal and unstructured/informal learning.</text:p>
      <text:h text:style-name="Heading_20_4" text:outline-level="4"><text:bookmark-start text:name="conceptualising-informal-education-via-foundational-theory"/>Conceptualising informal education via foundational theory<text:bookmark-end text:name="conceptualising-informal-education-via-foundational-theory"/></text:h>
      <text:p text:style-name="First_20_paragraph">Foundation sociocultural approach which goes beyond a conception of transmission model of learning and embraces learning in context.</text:p>
      <text:list xml:id="list59786396" text:style-name="L24">
        <text:list-item>
          <text:p text:style-name="P3">Vygotsky (and friends) - foundational ideas - activity as unit of analysis - mediation via <text:soft-page-break/>objects and ideas <text:reference-mark-start text:name="ZOTERO_ITEM CSL_CITATION {&quot;citationID&quot;:&quot;yyshtqjr&quot;,&quot;properties&quot;:{&quot;formattedCitation&quot;:&quot;(Luriia, 1976)&quot;,&quot;plainCitation&quot;:&quot;(Luriia, 1976)&quot;,&quot;noteIndex&quot;:0},&quot;citationItems&quot;:[{&quot;id&quot;:9003,&quot;uris&quot;:[&quot;http://zotero.org/users/1913249/items/2BVDYR5P&quot;,[&quot;http://zotero.org/users/1913249/items/2BVDYR5P&quot;]],&quot;itemData&quot;:{&quot;id&quot;:9003,&quot;type&quot;:&quot;book&quot;,&quot;note&quot;:&quot;Citation Key: luriia1976cognitive&quot;,&quot;publisher&quot;:&quot;Harvard university press&quot;,&quot;title&quot;:&quot;Cognitive development: Its cultural and social foundations&quot;,&quot;author&quot;:[{&quot;family&quot;:&quot;Luriia&quot;,&quot;given&quot;:&quot;Aleksandr Romanovich&quot;}],&quot;issued&quot;:{&quot;date-parts&quot;:[[&quot;1976&quot;]]}},&quot;prefix&quot;:&quot;&quot;,&quot;suffix&quot;:&quot;&quot;}],&quot;schema&quot;:&quot;https://github.com/citation-style-language/schema/raw/master/csl-citation.json&quot;} RNDTHJ75YVtll"/>(Luriia, 1976)<text:reference-mark-end text:name="ZOTERO_ITEM CSL_CITATION {&quot;citationID&quot;:&quot;yyshtqjr&quot;,&quot;properties&quot;:{&quot;formattedCitation&quot;:&quot;(Luriia, 1976)&quot;,&quot;plainCitation&quot;:&quot;(Luriia, 1976)&quot;,&quot;noteIndex&quot;:0},&quot;citationItems&quot;:[{&quot;id&quot;:9003,&quot;uris&quot;:[&quot;http://zotero.org/users/1913249/items/2BVDYR5P&quot;,[&quot;http://zotero.org/users/1913249/items/2BVDYR5P&quot;]],&quot;itemData&quot;:{&quot;id&quot;:9003,&quot;type&quot;:&quot;book&quot;,&quot;note&quot;:&quot;Citation Key: luriia1976cognitive&quot;,&quot;publisher&quot;:&quot;Harvard university press&quot;,&quot;title&quot;:&quot;Cognitive development: Its cultural and social foundations&quot;,&quot;author&quot;:[{&quot;family&quot;:&quot;Luriia&quot;,&quot;given&quot;:&quot;Aleksandr Romanovich&quot;}],&quot;issued&quot;:{&quot;date-parts&quot;:[[&quot;1976&quot;]]}},&quot;prefix&quot;:&quot;&quot;,&quot;suffix&quot;:&quot;&quot;}],&quot;schema&quot;:&quot;https://github.com/citation-style-language/schema/raw/master/csl-citation.json&quot;} RNDTHJ75YVtll"/></text:p>
        </text:list-item>
        <text:list-item>
          <text:p text:style-name="P3">Wertsch and Cole - community and context as vital in studies, role of cultural mediation in development, role of objects to study human culture (<text:span text:style-name="T1">cole_beyond_1996-1?</text:span>; <text:span text:style-name="T1">cole_culture_1995?</text:span>) .</text:p>
        </text:list-item>
        <text:list-item>
          <text:p text:style-name="P3">Rogoff - community of learners and 3 foci as a way to frame this in education</text:p>
        </text:list-item>
      </text:list>
      <text:p text:style-name="First_20_paragraph">The vital role of cultural mediation in development (<text:span text:style-name="T1">cole_beyond_1996-1?</text:span>)</text:p>
      <text:p text:style-name="Text_20_body">This clearly aligns with community-based digital making and the use of objects as mediated objects and creative processes which facilitate and constituent participation.</text:p>
      <text:h text:style-name="Heading_20_3" text:outline-level="3"><text:bookmark-start text:name="communities-of-practice"/>Communities of Practice<text:bookmark-end text:name="communities-of-practice"/></text:h>
      <text:p text:style-name="First_20_paragraph">communities of practice - legitimate peripheral participation boundaries and Barriers</text:p>
      <text:h text:style-name="Heading_20_4" text:outline-level="4"><text:bookmark-start text:name="informal-participatory-digital-and-gaming-communities"/>Informal, participatory, digital and gaming communities<text:bookmark-end text:name="informal-participatory-digital-and-gaming-communities"/></text:h>
      <text:p text:style-name="First_20_paragraph">Digital learning in IILP (GLAM settings) is fertile <text:reference-mark-start text:name="ZOTERO_ITEM CSL_CITATION {&quot;citationID&quot;:&quot;lqhuhlfe&quot;,&quot;properties&quot;:{&quot;formattedCitation&quot;:&quot;(Schwan et al., 2014; Degner et al., 2022)&quot;,&quot;plainCitation&quot;:&quot;(Schwan et al., 2014; Degner et al., 2022)&quot;,&quot;noteIndex&quot;:0},&quot;citationItems&quot;:[{&quot;id&quot;:9007,&quot;uris&quot;:[&quot;http://zotero.org/users/1913249/items/NI47KCRP&quot;,[&quot;http://zotero.org/users/1913249/items/NI47KCRP&quot;]],&quot;itemData&quot;:{&quot;id&quot;:9007,&quot;type&quot;:&quot;article-journal&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container-title&quot;:&quot;Computers and Education Open&quot;,&quot;DOI&quot;:&quot;10.1016/j.caeo.2021.100068&quot;,&quot;ISSN&quot;:&quot;2666-5573&quot;,&quot;journalAbbreviation&quot;:&quot;Computers and Education Open&quot;,&quot;language&quot;:&quot;en&quot;,&quot;page&quot;:&quot;100068&quot;,&quot;source&quot;:&quot;ScienceDirect&quot;,&quot;title&quot;:&quot;Digital media in institutional informal learning places: A systematic literature review&quot;,&quot;title-short&quot;:&quot;Digital media in institutional informal learning places&quot;,&quot;volume&quot;:&quot;3&quot;,&quot;author&quot;:[{&quot;family&quot;:&quot;Degner&quot;,&quot;given&quot;:&quot;Miriam&quot;},{&quot;family&quot;:&quot;Moser&quot;,&quot;given&quot;:&quot;Stephanie&quot;},{&quot;family&quot;:&quot;Lewalter&quot;,&quot;given&quot;:&quot;Doris&quot;}],&quot;issued&quot;:{&quot;date-parts&quot;:[[&quot;2022&quot;,12,1]]}},&quot;prefix&quot;:&quot;&quot;,&quot;suffix&quot;:&quot;&quot;},{&quot;id&quot;:9006,&quot;uris&quot;:[&quot;http://zotero.org/users/1913249/items/RSMBNEVH&quot;,[&quot;http://zotero.org/users/1913249/items/RSMBNEVH&quot;]],&quot;itemData&quot;:{&quot;id&quot;:9006,&quot;type&quot;:&quot;article-journal&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container-title&quot;:&quot;Educational Psychologist&quot;,&quot;DOI&quot;:&quot;10.1080/00461520.2014.917588&quot;,&quot;ISSN&quot;:&quot;0046-1520&quot;,&quot;issue&quot;:&quot;2&quot;,&quot;note&quot;:&quot;publisher: Routledge\n_eprint: https://doi.org/10.1080/00461520.2014.917588&quot;,&quot;page&quot;:&quot;70-85&quot;,&quot;source&quot;:&quot;Taylor and Francis+NEJM&quot;,&quot;title&quot;:&quot;Understanding and Engagement in Places of Science Experience: Science Museums, Science Centers, Zoos, and Aquariums&quot;,&quot;title-short&quot;:&quot;Understanding and Engagement in Places of Science Experience&quot;,&quot;volume&quot;:&quot;49&quot;,&quot;author&quot;:[{&quot;family&quot;:&quot;Schwan&quot;,&quot;given&quot;:&quot;Stephan&quot;},{&quot;family&quot;:&quot;Grajal&quot;,&quot;given&quot;:&quot;Alejandro&quot;},{&quot;family&quot;:&quot;Lewalter&quot;,&quot;given&quot;:&quot;Doris&quot;}],&quot;issued&quot;:{&quot;date-parts&quot;:[[&quot;2014&quot;,4,3]]}},&quot;prefix&quot;:&quot;&quot;,&quot;suffix&quot;:&quot;&quot;}],&quot;schema&quot;:&quot;https://github.com/citation-style-language/schema/raw/master/csl-citation.json&quot;} RNDzGp51eZOt4"/>(Schwan et al., 2014; Degner et al., 2022)<text:reference-mark-end text:name="ZOTERO_ITEM CSL_CITATION {&quot;citationID&quot;:&quot;lqhuhlfe&quot;,&quot;properties&quot;:{&quot;formattedCitation&quot;:&quot;(Schwan et al., 2014; Degner et al., 2022)&quot;,&quot;plainCitation&quot;:&quot;(Schwan et al., 2014; Degner et al., 2022)&quot;,&quot;noteIndex&quot;:0},&quot;citationItems&quot;:[{&quot;id&quot;:9007,&quot;uris&quot;:[&quot;http://zotero.org/users/1913249/items/NI47KCRP&quot;,[&quot;http://zotero.org/users/1913249/items/NI47KCRP&quot;]],&quot;itemData&quot;:{&quot;id&quot;:9007,&quot;type&quot;:&quot;article-journal&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container-title&quot;:&quot;Computers and Education Open&quot;,&quot;DOI&quot;:&quot;10.1016/j.caeo.2021.100068&quot;,&quot;ISSN&quot;:&quot;2666-5573&quot;,&quot;journalAbbreviation&quot;:&quot;Computers and Education Open&quot;,&quot;language&quot;:&quot;en&quot;,&quot;page&quot;:&quot;100068&quot;,&quot;source&quot;:&quot;ScienceDirect&quot;,&quot;title&quot;:&quot;Digital media in institutional informal learning places: A systematic literature review&quot;,&quot;title-short&quot;:&quot;Digital media in institutional informal learning places&quot;,&quot;volume&quot;:&quot;3&quot;,&quot;author&quot;:[{&quot;family&quot;:&quot;Degner&quot;,&quot;given&quot;:&quot;Miriam&quot;},{&quot;family&quot;:&quot;Moser&quot;,&quot;given&quot;:&quot;Stephanie&quot;},{&quot;family&quot;:&quot;Lewalter&quot;,&quot;given&quot;:&quot;Doris&quot;}],&quot;issued&quot;:{&quot;date-parts&quot;:[[&quot;2022&quot;,12,1]]}},&quot;prefix&quot;:&quot;&quot;,&quot;suffix&quot;:&quot;&quot;},{&quot;id&quot;:9006,&quot;uris&quot;:[&quot;http://zotero.org/users/1913249/items/RSMBNEVH&quot;,[&quot;http://zotero.org/users/1913249/items/RSMBNEVH&quot;]],&quot;itemData&quot;:{&quot;id&quot;:9006,&quot;type&quot;:&quot;article-journal&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container-title&quot;:&quot;Educational Psychologist&quot;,&quot;DOI&quot;:&quot;10.1080/00461520.2014.917588&quot;,&quot;ISSN&quot;:&quot;0046-1520&quot;,&quot;issue&quot;:&quot;2&quot;,&quot;note&quot;:&quot;publisher: Routledge\n_eprint: https://doi.org/10.1080/00461520.2014.917588&quot;,&quot;page&quot;:&quot;70-85&quot;,&quot;source&quot;:&quot;Taylor and Francis+NEJM&quot;,&quot;title&quot;:&quot;Understanding and Engagement in Places of Science Experience: Science Museums, Science Centers, Zoos, and Aquariums&quot;,&quot;title-short&quot;:&quot;Understanding and Engagement in Places of Science Experience&quot;,&quot;volume&quot;:&quot;49&quot;,&quot;author&quot;:[{&quot;family&quot;:&quot;Schwan&quot;,&quot;given&quot;:&quot;Stephan&quot;},{&quot;family&quot;:&quot;Grajal&quot;,&quot;given&quot;:&quot;Alejandro&quot;},{&quot;family&quot;:&quot;Lewalter&quot;,&quot;given&quot;:&quot;Doris&quot;}],&quot;issued&quot;:{&quot;date-parts&quot;:[[&quot;2014&quot;,4,3]]}},&quot;prefix&quot;:&quot;&quot;,&quot;suffix&quot;:&quot;&quot;}],&quot;schema&quot;:&quot;https://github.com/citation-style-language/schema/raw/master/csl-citation.json&quot;} RNDzGp51eZOt4"/></text:p>
      <text:p text:style-name="Text_20_body">The focus on historical and cultural artefacts and practices brought by Rogoff, and in particular the concept of guided participation was originated in non-school settings and younger age ranges.</text:p>
      <text:p text:style-name="Text_20_body">However, the concept has been used to analyse participation in non-formal and formal settings. The following studies are relevant:</text:p>
      <text:list xml:id="list288356326" text:style-name="L25">
        <text:list-item>
          <text:p text:style-name="P29">guided participation framed in media literacy (<text:span text:style-name="T1">aarsand_appropriation_2016?</text:span>).</text:p>
        </text:list-item>
      </text:list>
      <text:h text:style-name="Heading_20_3" text:outline-level="3"><text:bookmark-start text:name="guided-participation-rogoff-and-communities-of-learners"/>Guided participation Rogoff and Communities of Learners<text:bookmark-end text:name="guided-participation-rogoff-and-communities-of-learners"/></text:h>
      <text:p text:style-name="First_20_paragraph">(Continue to) refute or problematise dichotomy of learner led, teacher led approaches <text:reference-mark-start text:name="ZOTERO_ITEM CSL_CITATION {&quot;citationID&quot;:&quot;gdtduetb&quot;,&quot;properties&quot;:{&quot;formattedCitation&quot;:&quot;(Mascolo, 2009)&quot;,&quot;plainCitation&quot;:&quot;(Mascolo, 2009)&quot;,&quot;noteIndex&quot;:0},&quot;citationItems&quot;:[{&quot;id&quot;:8784,&quot;uris&quot;:[&quot;http://zotero.org/users/1913249/items/ZJ7IPS8P&quot;,[&quot;http://zotero.org/users/1913249/items/ZJ7IPS8P&quot;]],&quot;itemData&quot;:{&quot;id&quot;:8784,&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volume&quot;:&quot;1&quot;,&quot;author&quot;:[{&quot;family&quot;:&quot;Mascolo&quot;,&quot;given&quot;:&quot;Michael&quot;}],&quot;issued&quot;:{&quot;date-parts&quot;:[[&quot;2009&quot;,1,1]]}},&quot;prefix&quot;:&quot;&quot;,&quot;suffix&quot;:&quot;&quot;}],&quot;schema&quot;:&quot;https://github.com/citation-style-language/schema/raw/master/csl-citation.json&quot;} RNDoDxwas9eo8"/>(Mascolo, 2009)<text:reference-mark-end text:name="ZOTERO_ITEM CSL_CITATION {&quot;citationID&quot;:&quot;gdtduetb&quot;,&quot;properties&quot;:{&quot;formattedCitation&quot;:&quot;(Mascolo, 2009)&quot;,&quot;plainCitation&quot;:&quot;(Mascolo, 2009)&quot;,&quot;noteIndex&quot;:0},&quot;citationItems&quot;:[{&quot;id&quot;:8784,&quot;uris&quot;:[&quot;http://zotero.org/users/1913249/items/ZJ7IPS8P&quot;,[&quot;http://zotero.org/users/1913249/items/ZJ7IPS8P&quot;]],&quot;itemData&quot;:{&quot;id&quot;:8784,&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volume&quot;:&quot;1&quot;,&quot;author&quot;:[{&quot;family&quot;:&quot;Mascolo&quot;,&quot;given&quot;:&quot;Michael&quot;}],&quot;issued&quot;:{&quot;date-parts&quot;:[[&quot;2009&quot;,1,1]]}},&quot;prefix&quot;:&quot;&quot;,&quot;suffix&quot;:&quot;&quot;}],&quot;schema&quot;:&quot;https://github.com/citation-style-language/schema/raw/master/csl-citation.json&quot;} RNDoDxwas9eo8"/>.</text:p>
      <text:p text:style-name="Text_20_body">Participation on community activities as a valid approach.</text:p>
      <text:p text:style-name="Text_20_body">Cultural and social factors are vital to development process even if hidden in as school setting. Guided participation as a middle ground between instruction and discovery.</text:p>
      <text:p text:style-name="Text_20_body">Teachers benefit from the concept of scaffolding, and designing learning environments and interventions to support learners to enter into a pattern of activity.</text:p>
      <text:p text:style-name="Text_20_body">This has been applied in various forms, PBL, apprenticeship models, for example have guided participation as a base via different forms of scaffolding.</text:p>
      <text:h text:style-name="Heading_20_3" text:outline-level="3"><text:bookmark-start text:name="funds-of-knowledge"/>Funds of Knowledge<text:bookmark-end text:name="funds-of-knowledge"/></text:h>
      <text:p text:style-name="First_20_paragraph">My study will be guided by understandings of how home discourses or ‘funds of knowledge’ <text:soft-page-break/>(Moje et al., 2004; Moll et al., 1992, p. 3) can be drawn on as a resource by participants to facilitate learning in new environments.</text:p>
      <text:p text:style-name="Text_20_body">COPIED AND PASTED BUT USE AS BASE - IF NOT INCLUDED IN INTRO The concept of Funds of Knowledge emerged from research within United State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citationID&quot;:&quot;tcdncbfl&quot;,&quot;properties&quot;:{&quot;formattedCitation&quot;:&quot;(Moll et al., 1992)&quot;,&quot;plainCitation&quot;:&quot;(Moll et al., 1992)&quot;,&quot;noteIndex&quot;:0},&quot;citationItems&quot;:[{&quot;id&quot;:6738,&quot;uris&quot;:[&quot;http://zotero.org/users/1913249/items/EXBRQZWW&quot;,[&quot;http://zotero.org/users/1913249/items/EXBRQZWW&quot;]],&quot;itemData&quot;:{&quot;id&quot;:6738,&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prefix&quot;:&quot;&quot;,&quot;suffix&quot;:&quot;&quot;}],&quot;schema&quot;:&quot;https://github.com/citation-style-language/schema/raw/master/csl-citation.json&quot;} RNDQPVuuy8Y3s"/>(Moll et al., 1992)<text:reference-mark-end text:name="ZOTERO_ITEM CSL_CITATION {&quot;citationID&quot;:&quot;tcdncbfl&quot;,&quot;properties&quot;:{&quot;formattedCitation&quot;:&quot;(Moll et al., 1992)&quot;,&quot;plainCitation&quot;:&quot;(Moll et al., 1992)&quot;,&quot;noteIndex&quot;:0},&quot;citationItems&quot;:[{&quot;id&quot;:6738,&quot;uris&quot;:[&quot;http://zotero.org/users/1913249/items/EXBRQZWW&quot;,[&quot;http://zotero.org/users/1913249/items/EXBRQZWW&quot;]],&quot;itemData&quot;:{&quot;id&quot;:6738,&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prefix&quot;:&quot;&quot;,&quot;suffix&quot;:&quot;&quot;}],&quot;schema&quot;:&quot;https://github.com/citation-style-language/schema/raw/master/csl-citation.json&quot;} RNDQPVuuy8Y3s"/>. Research by the UK National Literacy Trust <text:reference-mark-start text:name="ZOTERO_ITEM CSL_CITATION {&quot;citationID&quot;:&quot;bwbaxpee&quot;,&quot;properties&quot;:{&quot;formattedCitation&quot;:&quot;(2020)&quot;,&quot;plainCitation&quot;:&quot;(2020)&quot;,&quot;noteIndex&quot;:0},&quot;citationItems&quot;:[{&quot;id&quot;:7914,&quot;uris&quot;:[&quot;http://zotero.org/users/1913249/items/T96LXVV8&quot;,[&quot;http://zotero.org/users/1913249/items/T96LXVV8&quot;]],&quot;itemData&quot;:{&quot;id&quot;:7914,&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suppress-author&quot;:true,&quot;prefix&quot;:&quot;&quot;,&quot;suffix&quot;:&quot;&quot;}],&quot;schema&quot;:&quot;https://github.com/citation-style-language/schema/raw/master/csl-citation.json&quot;} RNDs54xy6Phbu"/>(2020)<text:reference-mark-end text:name="ZOTERO_ITEM CSL_CITATION {&quot;citationID&quot;:&quot;bwbaxpee&quot;,&quot;properties&quot;:{&quot;formattedCitation&quot;:&quot;(2020)&quot;,&quot;plainCitation&quot;:&quot;(2020)&quot;,&quot;noteIndex&quot;:0},&quot;citationItems&quot;:[{&quot;id&quot;:7914,&quot;uris&quot;:[&quot;http://zotero.org/users/1913249/items/T96LXVV8&quot;,[&quot;http://zotero.org/users/1913249/items/T96LXVV8&quot;]],&quot;itemData&quot;:{&quot;id&quot;:7914,&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suppress-author&quot;:true,&quot;prefix&quot;:&quot;&quot;,&quot;suffix&quot;:&quot;&quot;}],&quot;schema&quot;:&quot;https://github.com/citation-style-language/schema/raw/master/csl-citation.json&quot;} RNDs54xy6Phbu"/>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citationID&quot;:&quot;thzpwtqa&quot;,&quot;properties&quot;:{&quot;formattedCitation&quot;:&quot;(2014)&quot;,&quot;plainCitation&quot;:&quot;(2014)&quot;,&quot;noteIndex&quot;:0},&quot;citationItems&quot;:[{&quot;id&quot;:2238,&quot;uris&quot;:[&quot;http://zotero.org/users/1913249/items/RUWZA8Q7&quot;,[&quot;http://zotero.org/users/1913249/items/RUWZA8Q7&quot;]],&quot;itemData&quot;:{&quot;id&quot;:223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suppress-author&quot;:true,&quot;prefix&quot;:&quot;&quot;,&quot;suffix&quot;:&quot;&quot;}],&quot;schema&quot;:&quot;https://github.com/citation-style-language/schema/raw/master/csl-citation.json&quot;} RND3A01djveye"/>(2014)<text:reference-mark-end text:name="ZOTERO_ITEM CSL_CITATION {&quot;citationID&quot;:&quot;thzpwtqa&quot;,&quot;properties&quot;:{&quot;formattedCitation&quot;:&quot;(2014)&quot;,&quot;plainCitation&quot;:&quot;(2014)&quot;,&quot;noteIndex&quot;:0},&quot;citationItems&quot;:[{&quot;id&quot;:2238,&quot;uris&quot;:[&quot;http://zotero.org/users/1913249/items/RUWZA8Q7&quot;,[&quot;http://zotero.org/users/1913249/items/RUWZA8Q7&quot;]],&quot;itemData&quot;:{&quot;id&quot;:223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suppress-author&quot;:true,&quot;prefix&quot;:&quot;&quot;,&quot;suffix&quot;:&quot;&quot;}],&quot;schema&quot;:&quot;https://github.com/citation-style-language/schema/raw/master/csl-citation.json&quot;} RND3A01djveye"/> found that the use of design patterns and game mechanics when teaching novice coders can increase accessibility for learners due the concrete and relatable approach.</text:p>
      <text:p text:style-name="Text_20_body">Problematising Funds of knowledge and funds of identity which may perpetuate status quo negatively - and update outlined here <text:reference-mark-start text:name="ZOTERO_ITEM CSL_CITATION {&quot;citationID&quot;:&quot;mevxcqgq&quot;,&quot;properties&quot;:{&quot;formattedCitation&quot;:&quot;(Rajala et al., 2023)&quot;,&quot;plainCitation&quot;:&quot;(Rajala et al., 2023)&quot;,&quot;noteIndex&quot;:0},&quot;citationItems&quot;:[{&quot;id&quot;:9242,&quot;uris&quot;:[&quot;http://zotero.org/users/1913249/items/ZHZADF6X&quot;,[&quot;http://zotero.org/users/1913249/items/ZHZADF6X&quot;]],&quot;itemData&quot;:{&quot;id&quot;:9242,&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volume&quot;:&quot;32&quot;,&quot;author&quot;:[{&quot;family&quot;:&quot;Rajala&quot;,&quot;given&quot;:&quot;Antti&quot;},{&quot;family&quot;:&quot;Cole&quot;,&quot;given&quot;:&quot;Michael&quot;},{&quot;family&quot;:&quot;Esteban-Guitart&quot;,&quot;given&quot;:&quot;Moises&quot;}],&quot;issued&quot;:{&quot;date-parts&quot;:[[&quot;2023&quot;,1,1]]}},&quot;prefix&quot;:&quot;&quot;,&quot;suffix&quot;:&quot;&quot;}],&quot;schema&quot;:&quot;https://github.com/citation-style-language/schema/raw/master/csl-citation.json&quot;} RND36J5M8QClF"/>(Rajala et al., 2023)<text:reference-mark-end text:name="ZOTERO_ITEM CSL_CITATION {&quot;citationID&quot;:&quot;mevxcqgq&quot;,&quot;properties&quot;:{&quot;formattedCitation&quot;:&quot;(Rajala et al., 2023)&quot;,&quot;plainCitation&quot;:&quot;(Rajala et al., 2023)&quot;,&quot;noteIndex&quot;:0},&quot;citationItems&quot;:[{&quot;id&quot;:9242,&quot;uris&quot;:[&quot;http://zotero.org/users/1913249/items/ZHZADF6X&quot;,[&quot;http://zotero.org/users/1913249/items/ZHZADF6X&quot;]],&quot;itemData&quot;:{&quot;id&quot;:9242,&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volume&quot;:&quot;32&quot;,&quot;author&quot;:[{&quot;family&quot;:&quot;Rajala&quot;,&quot;given&quot;:&quot;Antti&quot;},{&quot;family&quot;:&quot;Cole&quot;,&quot;given&quot;:&quot;Michael&quot;},{&quot;family&quot;:&quot;Esteban-Guitart&quot;,&quot;given&quot;:&quot;Moises&quot;}],&quot;issued&quot;:{&quot;date-parts&quot;:[[&quot;2023&quot;,1,1]]}},&quot;prefix&quot;:&quot;&quot;,&quot;suffix&quot;:&quot;&quot;}],&quot;schema&quot;:&quot;https://github.com/citation-style-language/schema/raw/master/csl-citation.json&quot;} RND36J5M8QClF"/></text:p>
      <text:h text:style-name="Heading_20_4" text:outline-level="4"><text:bookmark-start text:name="retro-gaming-as-a-fund-of-knowledge---move-to-intro"/>Retro Gaming as a Fund of knowledge - move to intro?<text:bookmark-end text:name="retro-gaming-as-a-fund-of-knowledge---move-to-intro"/></text:h>
      <text:list xml:id="list2090181791" text:style-name="L26">
        <text:list-item>
          <text:p text:style-name="P30">What is retro gaming? [Nostalgia in Retro Game Design.]</text:p>
        </text:list-item>
        <text:list-item>
          <text:p text:style-name="P30">Why is it powerful in affect?</text:p>
        </text:list-item>
        <text:list-item>
          <text:p text:style-name="P30">What potential does that give to family game making?</text:p>
        </text:list-item>
      </text:list>
      <text:h text:style-name="Heading_20_3" text:outline-level="3"><text:bookmark-start text:name="mantle-of-the-expert-as-a-processes-drama"/>Mantle of the Expert as a processes drama<text:bookmark-end text:name="mantle-of-the-expert-as-a-processes-drama"/></text:h>
      <text:p text:style-name="First_20_paragraph">A way of leveraging some of the processes outline above in a schooling context.</text:p>
      <text:p text:style-name="Text_20_body">The salient features of MoE. Broadly speaking, Mantle of the Expert draws on three teaching modalities: inquiry learning; drama for learning (closely related to dramain-education, or, as it is sometimes called, process drama); and what we might call “expert framing” <text:reference-mark-start text:name="ZOTERO_ITEM CSL_CITATION {&quot;citationID&quot;:&quot;zhoscmpy&quot;,&quot;properties&quot;:{&quot;formattedCitation&quot;:&quot;(Aitken, 2013)&quot;,&quot;plainCitation&quot;:&quot;(Aitken, 2013)&quot;,&quot;noteIndex&quot;:0},&quot;citationItems&quot;:[{&quot;id&quot;:1217,&quot;uris&quot;:[&quot;http://zotero.org/users/1913249/items/8HEQF7AH&quot;,[&quot;http://zotero.org/users/1913249/items/8HEQF7AH&quot;]],&quot;itemData&quot;:{&quot;id&quot;:1217,&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author&quot;:[{&quot;family&quot;:&quot;Aitken&quot;,&quot;given&quot;:&quot;Viv&quot;}],&quot;issued&quot;:{&quot;date-parts&quot;:[[&quot;2013&quot;]]}},&quot;prefix&quot;:&quot;&quot;,&quot;suffix&quot;:&quot;&quot;}],&quot;schema&quot;:&quot;https://github.com/citation-style-language/schema/raw/master/csl-citation.json&quot;} RNDrQ7eflgu7A"/>(Aitken, 2013)<text:reference-mark-end text:name="ZOTERO_ITEM CSL_CITATION {&quot;citationID&quot;:&quot;zhoscmpy&quot;,&quot;properties&quot;:{&quot;formattedCitation&quot;:&quot;(Aitken, 2013)&quot;,&quot;plainCitation&quot;:&quot;(Aitken, 2013)&quot;,&quot;noteIndex&quot;:0},&quot;citationItems&quot;:[{&quot;id&quot;:1217,&quot;uris&quot;:[&quot;http://zotero.org/users/1913249/items/8HEQF7AH&quot;,[&quot;http://zotero.org/users/1913249/items/8HEQF7AH&quot;]],&quot;itemData&quot;:{&quot;id&quot;:1217,&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author&quot;:[{&quot;family&quot;:&quot;Aitken&quot;,&quot;given&quot;:&quot;Viv&quot;}],&quot;issued&quot;:{&quot;date-parts&quot;:[[&quot;2013&quot;]]}},&quot;prefix&quot;:&quot;&quot;,&quot;suffix&quot;:&quot;&quot;}],&quot;schema&quot;:&quot;https://github.com/citation-style-language/schema/raw/master/csl-citation.json&quot;} RNDrQ7eflgu7A"/>.</text:p>
      <text:p text:style-name="Text_20_body">Heathcote discusses authenticity in detail in her writings <text:reference-mark-start text:name="ZOTERO_ITEM CSL_CITATION {&quot;citationID&quot;:&quot;mmhseqbk&quot;,&quot;properties&quot;:{&quot;formattedCitation&quot;:&quot;(Heathcote et al., 1984)&quot;,&quot;plainCitation&quot;:&quot;(Heathcote et al., 1984)&quot;,&quot;noteIndex&quot;:0},&quot;citationItems&quot;:[{&quot;id&quot;:9050,&quot;uris&quot;:[&quot;http://zotero.org/users/1913249/items/8ZBRVTW7&quot;,[&quot;http://zotero.org/users/1913249/items/8ZBRVTW7&quot;]],&quot;itemData&quot;:{&quot;id&quot;:9050,&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prefix&quot;:&quot;&quot;,&quot;suffix&quot;:&quot;&quot;}],&quot;schema&quot;:&quot;https://github.com/citation-style-language/schema/raw/master/csl-citation.json&quot;} RNDlw4FyGbOx7"/>(Heathcote et al., 1984)<text:reference-mark-end text:name="ZOTERO_ITEM CSL_CITATION {&quot;citationID&quot;:&quot;mmhseqbk&quot;,&quot;properties&quot;:{&quot;formattedCitation&quot;:&quot;(Heathcote et al., 1984)&quot;,&quot;plainCitation&quot;:&quot;(Heathcote et al., 1984)&quot;,&quot;noteIndex&quot;:0},&quot;citationItems&quot;:[{&quot;id&quot;:9050,&quot;uris&quot;:[&quot;http://zotero.org/users/1913249/items/8ZBRVTW7&quot;,[&quot;http://zotero.org/users/1913249/items/8ZBRVTW7&quot;]],&quot;itemData&quot;:{&quot;id&quot;:9050,&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prefix&quot;:&quot;&quot;,&quot;suffix&quot;:&quot;&quot;}],&quot;schema&quot;:&quot;https://github.com/citation-style-language/schema/raw/master/csl-citation.json&quot;} RNDlw4FyGbOx7"/>. The focus on authenticity, to align needs interest and object interests - see notes - and the creative work of the facilitator to align them In an illustrative case study on computing the needs interests are to respond to the percieved authentic need of a scenario, and the object interest was the subject matter of learning to the computer system to carry out a task.</text:p>
      <text:p text:style-name="Text_20_body"><text:soft-page-break/>Writing in role or writing in action is a technique used in MoE <text:reference-mark-start text:name="ZOTERO_ITEM CSL_CITATION {&quot;citationID&quot;:&quot;fxrqgncg&quot;,&quot;properties&quot;:{&quot;formattedCitation&quot;:&quot;(Hinton, n.d.)&quot;,&quot;plainCitation&quot;:&quot;(Hinton, n.d.)&quot;,&quot;noteIndex&quot;:0},&quot;citationItems&quot;:[{&quot;id&quot;:9054,&quot;uris&quot;:[&quot;http://zotero.org/users/1913249/items/2NLLQFAQ&quot;,[&quot;http://zotero.org/users/1913249/items/2NLLQFAQ&quot;]],&quot;itemData&quot;:{&quot;id&quot;:9054,&quot;type&quot;:&quot;article-journal&quot;,&quot;language&quot;:&quot;en&quot;,&quot;source&quot;:&quot;Zotero&quot;,&quot;title&quot;:&quot;Workplace-focused Development Drama (Mantle of the Expert) and Writing&quot;,&quot;author&quot;:[{&quot;family&quot;:&quot;Hinton&quot;,&quot;given&quot;:&quot;Lisa&quot;}]},&quot;prefix&quot;:&quot;&quot;,&quot;suffix&quot;:&quot;&quot;}],&quot;schema&quot;:&quot;https://github.com/citation-style-language/schema/raw/master/csl-citation.json&quot;} RNDGW80yF3aDd"/>(Hinton, n.d.)<text:reference-mark-end text:name="ZOTERO_ITEM CSL_CITATION {&quot;citationID&quot;:&quot;fxrqgncg&quot;,&quot;properties&quot;:{&quot;formattedCitation&quot;:&quot;(Hinton, n.d.)&quot;,&quot;plainCitation&quot;:&quot;(Hinton, n.d.)&quot;,&quot;noteIndex&quot;:0},&quot;citationItems&quot;:[{&quot;id&quot;:9054,&quot;uris&quot;:[&quot;http://zotero.org/users/1913249/items/2NLLQFAQ&quot;,[&quot;http://zotero.org/users/1913249/items/2NLLQFAQ&quot;]],&quot;itemData&quot;:{&quot;id&quot;:9054,&quot;type&quot;:&quot;article-journal&quot;,&quot;language&quot;:&quot;en&quot;,&quot;source&quot;:&quot;Zotero&quot;,&quot;title&quot;:&quot;Workplace-focused Development Drama (Mantle of the Expert) and Writing&quot;,&quot;author&quot;:[{&quot;family&quot;:&quot;Hinton&quot;,&quot;given&quot;:&quot;Lisa&quot;}]},&quot;prefix&quot;:&quot;&quot;,&quot;suffix&quot;:&quot;&quot;}],&quot;schema&quot;:&quot;https://github.com/citation-style-language/schema/raw/master/csl-citation.json&quot;} RNDGW80yF3aDd"/></text:p>
      <text:p text:style-name="Text_20_body">Rainer and Bolton explore some of the rigidity of the MoE approach in terms of time allocated and other factors. Rainer outlines a wider scope of a process drama <text:reference-mark-start text:name="ZOTERO_ITEM CSL_CITATION {&quot;citationID&quot;:&quot;hiezavie&quot;,&quot;properties&quot;:{&quot;formattedCitation&quot;:&quot;(2012)&quot;,&quot;plainCitation&quot;:&quot;(2012)&quot;,&quot;noteIndex&quot;:0},&quot;citationItems&quot;:[{&quot;id&quot;:9055,&quot;uris&quot;:[&quot;http://zotero.org/users/1913249/items/L9DXC8RY&quot;,[&quot;http://zotero.org/users/1913249/items/L9DXC8RY&quot;]],&quot;itemData&quot;:{&quot;id&quot;:9055,&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suppress-author&quot;:true,&quot;prefix&quot;:&quot;&quot;,&quot;suffix&quot;:&quot;&quot;}],&quot;schema&quot;:&quot;https://github.com/citation-style-language/schema/raw/master/csl-citation.json&quot;} RNDjwTyNAtx7X"/>(2012)<text:reference-mark-end text:name="ZOTERO_ITEM CSL_CITATION {&quot;citationID&quot;:&quot;hiezavie&quot;,&quot;properties&quot;:{&quot;formattedCitation&quot;:&quot;(2012)&quot;,&quot;plainCitation&quot;:&quot;(2012)&quot;,&quot;noteIndex&quot;:0},&quot;citationItems&quot;:[{&quot;id&quot;:9055,&quot;uris&quot;:[&quot;http://zotero.org/users/1913249/items/L9DXC8RY&quot;,[&quot;http://zotero.org/users/1913249/items/L9DXC8RY&quot;]],&quot;itemData&quot;:{&quot;id&quot;:9055,&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suppress-author&quot;:true,&quot;prefix&quot;:&quot;&quot;,&quot;suffix&quot;:&quot;&quot;}],&quot;schema&quot;:&quot;https://github.com/citation-style-language/schema/raw/master/csl-citation.json&quot;} RNDjwTyNAtx7X"/>.</text:p>
      <text:p text:style-name="P4">Other forms of process dramas and STEM education</text:p>
      <text:p text:style-name="Text_20_body">MoE is one form of other process drama. Others exist. They share similar aims. MoE can be seen as formulaic <text:reference-mark-start text:name="ZOTERO_ITEM CSL_CITATION {&quot;citationID&quot;:&quot;xwfuohxx&quot;,&quot;properties&quot;:{&quot;formattedCitation&quot;:&quot;(Rainer and Lewis, 2012)&quot;,&quot;plainCitation&quot;:&quot;(Rainer and Lewis, 2012)&quot;,&quot;noteIndex&quot;:0},&quot;citationItems&quot;:[{&quot;id&quot;:9055,&quot;uris&quot;:[&quot;http://zotero.org/users/1913249/items/L9DXC8RY&quot;,[&quot;http://zotero.org/users/1913249/items/L9DXC8RY&quot;]],&quot;itemData&quot;:{&quot;id&quot;:9055,&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prefix&quot;:&quot;&quot;,&quot;suffix&quot;:&quot;&quot;}],&quot;schema&quot;:&quot;https://github.com/citation-style-language/schema/raw/master/csl-citation.json&quot;} RND6PGCYXgKim"/>(Rainer and Lewis, 2012)<text:reference-mark-end text:name="ZOTERO_ITEM CSL_CITATION {&quot;citationID&quot;:&quot;xwfuohxx&quot;,&quot;properties&quot;:{&quot;formattedCitation&quot;:&quot;(Rainer and Lewis, 2012)&quot;,&quot;plainCitation&quot;:&quot;(Rainer and Lewis, 2012)&quot;,&quot;noteIndex&quot;:0},&quot;citationItems&quot;:[{&quot;id&quot;:9055,&quot;uris&quot;:[&quot;http://zotero.org/users/1913249/items/L9DXC8RY&quot;,[&quot;http://zotero.org/users/1913249/items/L9DXC8RY&quot;]],&quot;itemData&quot;:{&quot;id&quot;:9055,&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prefix&quot;:&quot;&quot;,&quot;suffix&quot;:&quot;&quot;}],&quot;schema&quot;:&quot;https://github.com/citation-style-language/schema/raw/master/csl-citation.json&quot;} RND6PGCYXgKim"/>, or prohibitively time consuming <text:reference-mark-start text:name="ZOTERO_ITEM CSL_CITATION {&quot;citationID&quot;:&quot;hersdpmv&quot;,&quot;properties&quot;:{&quot;formattedCitation&quot;:&quot;(Heathcote and Bolton, 1994)&quot;,&quot;plainCitation&quot;:&quot;(Heathcote and Bolton, 1994)&quot;,&quot;noteIndex&quot;:0},&quot;citationItems&quot;:[{&quot;id&quot;:7350,&quot;uris&quot;:[&quot;http://zotero.org/users/1913249/items/FUU3FZWS&quot;,[&quot;http://zotero.org/users/1913249/items/FUU3FZWS&quot;]],&quot;itemData&quot;:{&quot;id&quot;:7350,&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prefix&quot;:&quot;&quot;,&quot;suffix&quot;:&quot;&quot;}],&quot;schema&quot;:&quot;https://github.com/citation-style-language/schema/raw/master/csl-citation.json&quot;} RNDtCS2f0RrJj"/>(Heathcote and Bolton, 1994)<text:reference-mark-end text:name="ZOTERO_ITEM CSL_CITATION {&quot;citationID&quot;:&quot;hersdpmv&quot;,&quot;properties&quot;:{&quot;formattedCitation&quot;:&quot;(Heathcote and Bolton, 1994)&quot;,&quot;plainCitation&quot;:&quot;(Heathcote and Bolton, 1994)&quot;,&quot;noteIndex&quot;:0},&quot;citationItems&quot;:[{&quot;id&quot;:7350,&quot;uris&quot;:[&quot;http://zotero.org/users/1913249/items/FUU3FZWS&quot;,[&quot;http://zotero.org/users/1913249/items/FUU3FZWS&quot;]],&quot;itemData&quot;:{&quot;id&quot;:7350,&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prefix&quot;:&quot;&quot;,&quot;suffix&quot;:&quot;&quot;}],&quot;schema&quot;:&quot;https://github.com/citation-style-language/schema/raw/master/csl-citation.json&quot;} RNDtCS2f0RrJj"/>.</text:p>
      <text:p text:style-name="Text_20_body">Rainer chapter <text:reference-mark-start text:name="ZOTERO_ITEM CSL_CITATION {&quot;citationID&quot;:&quot;qvvmikrp&quot;,&quot;properties&quot;:{&quot;formattedCitation&quot;:&quot;(Rainer and Lewis, 2012)&quot;,&quot;plainCitation&quot;:&quot;(Rainer and Lewis, 2012)&quot;,&quot;noteIndex&quot;:0},&quot;citationItems&quot;:[{&quot;id&quot;:9055,&quot;uris&quot;:[&quot;http://zotero.org/users/1913249/items/L9DXC8RY&quot;,[&quot;http://zotero.org/users/1913249/items/L9DXC8RY&quot;]],&quot;itemData&quot;:{&quot;id&quot;:9055,&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prefix&quot;:&quot;&quot;,&quot;suffix&quot;:&quot;&quot;}],&quot;schema&quot;:&quot;https://github.com/citation-style-language/schema/raw/master/csl-citation.json&quot;} RND2BgPnOpUSh"/>(Rainer and Lewis, 2012)<text:reference-mark-end text:name="ZOTERO_ITEM CSL_CITATION {&quot;citationID&quot;:&quot;qvvmikrp&quot;,&quot;properties&quot;:{&quot;formattedCitation&quot;:&quot;(Rainer and Lewis, 2012)&quot;,&quot;plainCitation&quot;:&quot;(Rainer and Lewis, 2012)&quot;,&quot;noteIndex&quot;:0},&quot;citationItems&quot;:[{&quot;id&quot;:9055,&quot;uris&quot;:[&quot;http://zotero.org/users/1913249/items/L9DXC8RY&quot;,[&quot;http://zotero.org/users/1913249/items/L9DXC8RY&quot;]],&quot;itemData&quot;:{&quot;id&quot;:9055,&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prefix&quot;:&quot;&quot;,&quot;suffix&quot;:&quot;&quot;}],&quot;schema&quot;:&quot;https://github.com/citation-style-language/schema/raw/master/csl-citation.json&quot;} RND2BgPnOpUSh"/> also highlights authenticity in different phases, both in activity and in assessment to aid metacognition.</text:p>
      <text:p text:style-name="Text_20_body">Existing research shows value in STEM education to address barriers associated with identity issues <text:reference-mark-start text:name="ZOTERO_ITEM CSL_CITATION {&quot;citationID&quot;:&quot;ypgrtmew&quot;,&quot;properties&quot;:{&quot;formattedCitation&quot;:&quot;(Gill, 2012; Fields and Enyedy, 2013)&quot;,&quot;plainCitation&quot;:&quot;(Gill, 2012; Fields and Enyedy, 2013)&quot;,&quot;noteIndex&quot;:0},&quot;citationItems&quot;:[{&quot;id&quot;:8798,&quot;uris&quot;:[&quot;http://zotero.org/users/1913249/items/5JSJU8ID&quot;,[&quot;http://zotero.org/users/1913249/items/5JSJU8ID&quot;]],&quot;itemData&quot;:{&quot;id&quot;:8798,&quot;type&quot;:&quot;article-journal&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container-title&quot;:&quot;Mind, Culture, and Activity&quot;,&quot;DOI&quot;:&quot;10.1080/10749039.2012.691199&quot;,&quot;ISSN&quot;:&quot;1074-9039&quot;,&quot;issue&quot;:&quot;2&quot;,&quot;note&quot;:&quot;publisher: Routledge\n_eprint: https://doi.org/10.1080/10749039.2012.691199&quot;,&quot;page&quot;:&quot;113-131&quot;,&quot;source&quot;:&quot;Taylor and Francis+NEJM&quot;,&quot;title&quot;:&quot;Picking Up the Mantle of “Expert”: Assigned Roles, Assertion of Identity, and Peer Recognition Within a Programming Class&quot;,&quot;title-short&quot;:&quot;Picking Up the Mantle of “Expert”&quot;,&quot;volume&quot;:&quot;20&quot;,&quot;author&quot;:[{&quot;family&quot;:&quot;Fields&quot;,&quot;given&quot;:&quot;Deborah&quot;},{&quot;family&quot;:&quot;Enyedy&quot;,&quot;given&quot;:&quot;Noel&quot;}],&quot;issued&quot;:{&quot;date-parts&quot;:[[&quot;2013&quot;,4,1]]}},&quot;prefix&quot;:&quot;&quot;,&quot;suffix&quot;:&quot;&quot;},{&quot;id&quot;:9049,&quot;uris&quot;:[&quot;http://zotero.org/users/1913249/items/6EJQTJ7J&quot;,[&quot;http://zotero.org/users/1913249/items/6EJQTJ7J&quot;]],&quot;itemData&quot;:{&quot;id&quot;:9049,&quot;type&quot;:&quot;article-journal&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container-title&quot;:&quot;Pertanika Journal of Social Science and Humanities&quot;,&quot;journalAbbreviation&quot;:&quot;Pertanika Journal of Social Science and Humanities&quot;,&quot;page&quot;:&quot;1299-1310&quot;,&quot;source&quot;:&quot;ResearchGate&quot;,&quot;title&quot;:&quot;Process drama: Bridging the Arts and the Sciences&quot;,&quot;title-short&quot;:&quot;Process drama&quot;,&quot;volume&quot;:&quot;20&quot;,&quot;author&quot;:[{&quot;family&quot;:&quot;Gill&quot;,&quot;given&quot;:&quot;Chamkaur&quot;}],&quot;issued&quot;:{&quot;date-parts&quot;:[[&quot;2012&quot;,2,13]]}},&quot;prefix&quot;:&quot;&quot;,&quot;suffix&quot;:&quot;&quot;}],&quot;schema&quot;:&quot;https://github.com/citation-style-language/schema/raw/master/csl-citation.json&quot;} RNDfyaCqFyz5l"/>(Gill, 2012; Fields and Enyedy, 2013)<text:reference-mark-end text:name="ZOTERO_ITEM CSL_CITATION {&quot;citationID&quot;:&quot;ypgrtmew&quot;,&quot;properties&quot;:{&quot;formattedCitation&quot;:&quot;(Gill, 2012; Fields and Enyedy, 2013)&quot;,&quot;plainCitation&quot;:&quot;(Gill, 2012; Fields and Enyedy, 2013)&quot;,&quot;noteIndex&quot;:0},&quot;citationItems&quot;:[{&quot;id&quot;:8798,&quot;uris&quot;:[&quot;http://zotero.org/users/1913249/items/5JSJU8ID&quot;,[&quot;http://zotero.org/users/1913249/items/5JSJU8ID&quot;]],&quot;itemData&quot;:{&quot;id&quot;:8798,&quot;type&quot;:&quot;article-journal&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container-title&quot;:&quot;Mind, Culture, and Activity&quot;,&quot;DOI&quot;:&quot;10.1080/10749039.2012.691199&quot;,&quot;ISSN&quot;:&quot;1074-9039&quot;,&quot;issue&quot;:&quot;2&quot;,&quot;note&quot;:&quot;publisher: Routledge\n_eprint: https://doi.org/10.1080/10749039.2012.691199&quot;,&quot;page&quot;:&quot;113-131&quot;,&quot;source&quot;:&quot;Taylor and Francis+NEJM&quot;,&quot;title&quot;:&quot;Picking Up the Mantle of “Expert”: Assigned Roles, Assertion of Identity, and Peer Recognition Within a Programming Class&quot;,&quot;title-short&quot;:&quot;Picking Up the Mantle of “Expert”&quot;,&quot;volume&quot;:&quot;20&quot;,&quot;author&quot;:[{&quot;family&quot;:&quot;Fields&quot;,&quot;given&quot;:&quot;Deborah&quot;},{&quot;family&quot;:&quot;Enyedy&quot;,&quot;given&quot;:&quot;Noel&quot;}],&quot;issued&quot;:{&quot;date-parts&quot;:[[&quot;2013&quot;,4,1]]}},&quot;prefix&quot;:&quot;&quot;,&quot;suffix&quot;:&quot;&quot;},{&quot;id&quot;:9049,&quot;uris&quot;:[&quot;http://zotero.org/users/1913249/items/6EJQTJ7J&quot;,[&quot;http://zotero.org/users/1913249/items/6EJQTJ7J&quot;]],&quot;itemData&quot;:{&quot;id&quot;:9049,&quot;type&quot;:&quot;article-journal&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container-title&quot;:&quot;Pertanika Journal of Social Science and Humanities&quot;,&quot;journalAbbreviation&quot;:&quot;Pertanika Journal of Social Science and Humanities&quot;,&quot;page&quot;:&quot;1299-1310&quot;,&quot;source&quot;:&quot;ResearchGate&quot;,&quot;title&quot;:&quot;Process drama: Bridging the Arts and the Sciences&quot;,&quot;title-short&quot;:&quot;Process drama&quot;,&quot;volume&quot;:&quot;20&quot;,&quot;author&quot;:[{&quot;family&quot;:&quot;Gill&quot;,&quot;given&quot;:&quot;Chamkaur&quot;}],&quot;issued&quot;:{&quot;date-parts&quot;:[[&quot;2012&quot;,2,13]]}},&quot;prefix&quot;:&quot;&quot;,&quot;suffix&quot;:&quot;&quot;}],&quot;schema&quot;:&quot;https://github.com/citation-style-language/schema/raw/master/csl-citation.json&quot;} RNDfyaCqFyz5l"/>.</text:p>
      <text:p text:style-name="Text_20_body">My own work with Manchester Met University drama education department explored the value of coding in role. <text:reference-mark-start text:name="ZOTERO_ITEM CSL_CITATION {&quot;citationID&quot;:&quot;qzixdkau&quot;,&quot;properties&quot;:{&quot;formattedCitation&quot;:&quot;(Patterson et al., 2019)&quot;,&quot;plainCitation&quot;:&quot;(Patterson et al., 2019)&quot;,&quot;noteIndex&quot;:0},&quot;citationItems&quot;:[{&quot;id&quot;:7323,&quot;uris&quot;:[&quot;http://zotero.org/users/1913249/items/5P66QFBW&quot;,[&quot;http://zotero.org/users/1913249/items/5P66QFBW&quot;]],&quot;itemData&quot;:{&quot;id&quot;:7323,&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prefix&quot;:&quot;&quot;,&quot;suffix&quot;:&quot;&quot;}],&quot;schema&quot;:&quot;https://github.com/citation-style-language/schema/raw/master/csl-citation.json&quot;} RNDZTiMIfCxOr"/>(Patterson et al., 2019)<text:reference-mark-end text:name="ZOTERO_ITEM CSL_CITATION {&quot;citationID&quot;:&quot;qzixdkau&quot;,&quot;properties&quot;:{&quot;formattedCitation&quot;:&quot;(Patterson et al., 2019)&quot;,&quot;plainCitation&quot;:&quot;(Patterson et al., 2019)&quot;,&quot;noteIndex&quot;:0},&quot;citationItems&quot;:[{&quot;id&quot;:7323,&quot;uris&quot;:[&quot;http://zotero.org/users/1913249/items/5P66QFBW&quot;,[&quot;http://zotero.org/users/1913249/items/5P66QFBW&quot;]],&quot;itemData&quot;:{&quot;id&quot;:7323,&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prefix&quot;:&quot;&quot;,&quot;suffix&quot;:&quot;&quot;}],&quot;schema&quot;:&quot;https://github.com/citation-style-language/schema/raw/master/csl-citation.json&quot;} RNDZTiMIfCxOr"/></text:p>
      <text:h text:style-name="Heading_20_2" text:outline-level="2"><text:bookmark-start text:name="review-of-relevant-barriers-to-participating-in-coding-practices-emerging-in-the-literature"/>Review of relevant barriers to participating in coding practices emerging in the literature<text:bookmark-end text:name="review-of-relevant-barriers-to-participating-in-coding-practices-emerging-in-the-literature"/></text:h>
      <text:p text:style-name="First_20_paragraph">This section draws on concepts of the introductory section to review existing research on digital making to identify barriers to participation in digital making and in particular coding practices.</text:p>
      <text:p text:style-name="Text_20_body">The focus of this review is to identify broad streams and currents in research. The next section examines research on pedagogical responses.</text:p>
      <text:p text:style-name="Text_20_body">Here, the term barrier is used in a general way. In the next chapter it will be examined with greater criticality.</text:p>
      <text:h text:style-name="Heading_20_4" text:outline-level="4"><text:bookmark-start text:name="barrier-paucity-on-research-on-designing-for-face-to-face-learning-communities-of-novice-game-makers---move"/>Barrier: Paucity on research on designing for face to face learning communities of novice game makers - MOVE?<text:bookmark-end text:name="barrier-paucity-on-research-on-designing-for-face-to-face-learning-communities-of-novice-game-makers---move"/></text:h>
      <text:p text:style-name="First_20_paragraph">There is limited research on how to create learning communities making games for educational purposes. Existing research <text:reference-mark-start text:name="ZOTERO_ITEM CSL_CITATION {&quot;citationID&quot;:&quot;mwccjhrv&quot;,&quot;properties&quot;:{&quot;formattedCitation&quot;:&quot;(Xiao and Carroll, 2007)&quot;,&quot;plainCitation&quot;:&quot;(Xiao and Carroll, 2007)&quot;,&quot;noteIndex&quot;:0},&quot;citationItems&quot;:[{&quot;id&quot;:9002,&quot;uris&quot;:[&quot;http://zotero.org/users/1913249/items/5MPFI3YK&quot;,[&quot;http://zotero.org/users/1913249/items/5MPFI3YK&quot;]],&quot;itemData&quot;:{&quot;id&quot;:9002,&quot;type&quot;:&quot;article-journal&quot;,&quot;abstract&quot;:&quot;Computer technologies develop at a challenging fast pace. Formal education should not only teach students basic computer skills to meet current computer needs, but also foster student development of informal learning ability for a lifelong learning process. On the other hand, students growing up in the digital world are often more skilled with computer technologies than their teachers. We describe an online course design project in which a group of students designed an online health course for their middle school, and teachers played the roles of facilitators and learners. We suggest fostering an informal learning community of computer technologies at school as a supplemental method of formal computer education to address the shift in educational context and as a place offering opportunities for students to work on real-life projects and solve real-life problems.&quot;,&quot;container-title&quot;:&quot;Behaviour &amp; Information Technology&quot;,&quot;DOI&quot;:&quot;10.1080/01449290600811511&quot;,&quot;ISSN&quot;:&quot;0144-929X&quot;,&quot;issue&quot;:&quot;1&quot;,&quot;note&quot;:&quot;publisher: Taylor &amp; Francis\n_eprint: https://doi.org/10.1080/01449290600811511&quot;,&quot;page&quot;:&quot;23-36&quot;,&quot;source&quot;:&quot;Taylor and Francis+NEJM&quot;,&quot;title&quot;:&quot;Fostering an informal learning community of computer technologies at school&quot;,&quot;volume&quot;:&quot;26&quot;,&quot;author&quot;:[{&quot;family&quot;:&quot;Xiao&quot;,&quot;given&quot;:&quot;Lu&quot;},{&quot;family&quot;:&quot;Carroll&quot;,&quot;given&quot;:&quot;John M.&quot;}],&quot;issued&quot;:{&quot;date-parts&quot;:[[&quot;2007&quot;,1,1]]}},&quot;prefix&quot;:&quot;&quot;,&quot;suffix&quot;:&quot;&quot;}],&quot;schema&quot;:&quot;https://github.com/citation-style-language/schema/raw/master/csl-citation.json&quot;} RNDDdijXBfxHj"/>(Xiao and Carroll, 2007)<text:reference-mark-end text:name="ZOTERO_ITEM CSL_CITATION {&quot;citationID&quot;:&quot;mwccjhrv&quot;,&quot;properties&quot;:{&quot;formattedCitation&quot;:&quot;(Xiao and Carroll, 2007)&quot;,&quot;plainCitation&quot;:&quot;(Xiao and Carroll, 2007)&quot;,&quot;noteIndex&quot;:0},&quot;citationItems&quot;:[{&quot;id&quot;:9002,&quot;uris&quot;:[&quot;http://zotero.org/users/1913249/items/5MPFI3YK&quot;,[&quot;http://zotero.org/users/1913249/items/5MPFI3YK&quot;]],&quot;itemData&quot;:{&quot;id&quot;:9002,&quot;type&quot;:&quot;article-journal&quot;,&quot;abstract&quot;:&quot;Computer technologies develop at a challenging fast pace. Formal education should not only teach students basic computer skills to meet current computer needs, but also foster student development of informal learning ability for a lifelong learning process. On the other hand, students growing up in the digital world are often more skilled with computer technologies than their teachers. We describe an online course design project in which a group of students designed an online health course for their middle school, and teachers played the roles of facilitators and learners. We suggest fostering an informal learning community of computer technologies at school as a supplemental method of formal computer education to address the shift in educational context and as a place offering opportunities for students to work on real-life projects and solve real-life problems.&quot;,&quot;container-title&quot;:&quot;Behaviour &amp; Information Technology&quot;,&quot;DOI&quot;:&quot;10.1080/01449290600811511&quot;,&quot;ISSN&quot;:&quot;0144-929X&quot;,&quot;issue&quot;:&quot;1&quot;,&quot;note&quot;:&quot;publisher: Taylor &amp; Francis\n_eprint: https://doi.org/10.1080/01449290600811511&quot;,&quot;page&quot;:&quot;23-36&quot;,&quot;source&quot;:&quot;Taylor and Francis+NEJM&quot;,&quot;title&quot;:&quot;Fostering an informal learning community of computer technologies at school&quot;,&quot;volume&quot;:&quot;26&quot;,&quot;author&quot;:[{&quot;family&quot;:&quot;Xiao&quot;,&quot;given&quot;:&quot;Lu&quot;},{&quot;family&quot;:&quot;Carroll&quot;,&quot;given&quot;:&quot;John M.&quot;}],&quot;issued&quot;:{&quot;date-parts&quot;:[[&quot;2007&quot;,1,1]]}},&quot;prefix&quot;:&quot;&quot;,&quot;suffix&quot;:&quot;&quot;}],&quot;schema&quot;:&quot;https://github.com/citation-style-language/schema/raw/master/csl-citation.json&quot;} RNDDdijXBfxHj"/> has close parallels with project approaches and has a focus on fostering online collaboration and resources sharing.</text:p>
      <text:p text:style-name="Text_20_body">Many popular and well researched online communities exist <text:a xlink:type="simple" xlink:href="Bruckman" text:style-name="Internet_20_link" text:visited-style-name="Visited_20_Internet_20_Link"><text:span text:style-name="Definition">scratch, itch.io, new grounds</text:span></text:a>.</text:p>
      <text:p text:style-name="Text_20_body">However researchers <text:reference-mark-start text:name="ZOTERO_ITEM CSL_CITATION {&quot;citationID&quot;:&quot;npjhxmep&quot;,&quot;properties&quot;:{&quot;formattedCitation&quot;:&quot;(Roque, 2016)&quot;,&quot;plainCitation&quot;:&quot;(Roque, 2016)&quot;,&quot;noteIndex&quot;:0},&quot;citationItems&quot;:[{&quot;id&quot;:6256,&quot;uris&quot;:[&quot;http://zotero.org/users/1913249/items/4F43N9TP&quot;,[&quot;http://zotero.org/users/1913249/items/4F43N9TP&quot;]],&quot;itemData&quot;:{&quot;id&quot;:6256,&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prefix&quot;:&quot;&quot;,&quot;suffix&quot;:&quot;&quot;}],&quot;schema&quot;:&quot;https://github.com/citation-style-language/schema/raw/master/csl-citation.json&quot;} RND3C4yDyPpe1"/>(Roque, 2016)<text:reference-mark-end text:name="ZOTERO_ITEM CSL_CITATION {&quot;citationID&quot;:&quot;npjhxmep&quot;,&quot;properties&quot;:{&quot;formattedCitation&quot;:&quot;(Roque, 2016)&quot;,&quot;plainCitation&quot;:&quot;(Roque, 2016)&quot;,&quot;noteIndex&quot;:0},&quot;citationItems&quot;:[{&quot;id&quot;:6256,&quot;uris&quot;:[&quot;http://zotero.org/users/1913249/items/4F43N9TP&quot;,[&quot;http://zotero.org/users/1913249/items/4F43N9TP&quot;]],&quot;itemData&quot;:{&quot;id&quot;:6256,&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prefix&quot;:&quot;&quot;,&quot;suffix&quot;:&quot;&quot;}],&quot;schema&quot;:&quot;https://github.com/citation-style-language/schema/raw/master/csl-citation.json&quot;} RND3C4yDyPpe1"/> highlighted the limitations of accessibility of online participatory culture. In response Roque <text:reference-mark-start text:name="ZOTERO_ITEM CSL_CITATION {&quot;citationID&quot;:&quot;fvhjwivr&quot;,&quot;properties&quot;:{&quot;formattedCitation&quot;:&quot;(Roque, 2016)&quot;,&quot;plainCitation&quot;:&quot;(Roque, 2016)&quot;,&quot;noteIndex&quot;:0},&quot;citationItems&quot;:[{&quot;id&quot;:6256,&quot;uris&quot;:[&quot;http://zotero.org/users/1913249/items/4F43N9TP&quot;,[&quot;http://zotero.org/users/1913249/items/4F43N9TP&quot;]],&quot;itemData&quot;:{&quot;id&quot;:6256,&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prefix&quot;:&quot;&quot;,&quot;suffix&quot;:&quot;&quot;}],&quot;schema&quot;:&quot;https://github.com/citation-style-language/schema/raw/master/csl-citation.json&quot;} RNDGAufdHUvJ3"/>(Roque, 2016)<text:reference-mark-end text:name="ZOTERO_ITEM CSL_CITATION {&quot;citationID&quot;:&quot;fvhjwivr&quot;,&quot;properties&quot;:{&quot;formattedCitation&quot;:&quot;(Roque, 2016)&quot;,&quot;plainCitation&quot;:&quot;(Roque, 2016)&quot;,&quot;noteIndex&quot;:0},&quot;citationItems&quot;:[{&quot;id&quot;:6256,&quot;uris&quot;:[&quot;http://zotero.org/users/1913249/items/4F43N9TP&quot;,[&quot;http://zotero.org/users/1913249/items/4F43N9TP&quot;]],&quot;itemData&quot;:{&quot;id&quot;:6256,&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prefix&quot;:&quot;&quot;,&quot;suffix&quot;:&quot;&quot;}],&quot;schema&quot;:&quot;https://github.com/citation-style-language/schema/raw/master/csl-citation.json&quot;} RNDGAufdHUvJ3"/> FCL study addressed it with face to face session with help from family members.</text:p>
      <text:p text:style-name="Text_20_body">Sharing practice for researchers and practitioners is complicated. The results are often too abstract to be useful or easily understood by practitioners or too concrete to replicate.</text:p>
      <text:p text:style-name="Text_20_body">Notable exceptions include design pattern collections and design heuristics like that of Brennan <text:soft-page-break/>and Silverman <text:reference-mark-start text:name="ZOTERO_ITEM CSL_CITATION {&quot;citationID&quot;:&quot;rusfkilg&quot;,&quot;properties&quot;:{&quot;formattedCitation&quot;:&quot;(Resnick and Silverman, 2005)&quot;,&quot;plainCitation&quot;:&quot;(Resnick and Silverman, 2005)&quot;,&quot;noteIndex&quot;:0},&quot;citationItems&quot;:[{&quot;id&quot;:838,&quot;uris&quot;:[&quot;http://zotero.org/users/1913249/items/VWHA2FJX&quot;,[&quot;http://zotero.org/users/1913249/items/VWHA2FJX&quot;]],&quot;itemData&quot;:{&quot;id&quot;:838,&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prefix&quot;:&quot;&quot;,&quot;suffix&quot;:&quot;&quot;}],&quot;schema&quot;:&quot;https://github.com/citation-style-language/schema/raw/master/csl-citation.json&quot;} RND5YJrkk1yIS"/>(Resnick and Silverman, 2005)<text:reference-mark-end text:name="ZOTERO_ITEM CSL_CITATION {&quot;citationID&quot;:&quot;rusfkilg&quot;,&quot;properties&quot;:{&quot;formattedCitation&quot;:&quot;(Resnick and Silverman, 2005)&quot;,&quot;plainCitation&quot;:&quot;(Resnick and Silverman, 2005)&quot;,&quot;noteIndex&quot;:0},&quot;citationItems&quot;:[{&quot;id&quot;:838,&quot;uris&quot;:[&quot;http://zotero.org/users/1913249/items/VWHA2FJX&quot;,[&quot;http://zotero.org/users/1913249/items/VWHA2FJX&quot;]],&quot;itemData&quot;:{&quot;id&quot;:838,&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prefix&quot;:&quot;&quot;,&quot;suffix&quot;:&quot;&quot;}],&quot;schema&quot;:&quot;https://github.com/citation-style-language/schema/raw/master/csl-citation.json&quot;} RND5YJrkk1yIS"/></text:p>
      <text:h text:style-name="Heading_20_3" text:outline-level="3"><text:bookmark-start text:name="barrier---limited-leaner-choice-in-process"/>Barrier - limited leaner choice in process<text:bookmark-end text:name="barrier---limited-leaner-choice-in-process"/></text:h>
      <text:p text:style-name="First_20_paragraph">Authors note that UMC and the value of project based exploration can clash with classroom culture driven by curriculum goals.</text:p>
      <text:p text:style-name="Text_20_body">“Constructionist learning experiences are often designed to give the learner agency in the activity, encouraging exploration throughout the process of constructing public and shareable artifacts [16, 26]. The open-endedness can be difficult to adhere to when used in a context where there are specific learning objectives or when trying to introduce new conceptual material or practices. Noss &amp; Hoyles [24] call this the Play Paradox, an inherent tension between supporting a freedom of exploration while constraining the activity to ensure specific concepts or practices are encountered.”</text:p>
      <text:p text:style-name="Text_20_body">Quote from <text:reference-mark-start text:name="ZOTERO_ITEM CSL_CITATION {&quot;citationID&quot;:&quot;qoxrvsiq&quot;,&quot;properties&quot;:{&quot;formattedCitation&quot;:&quot;(Franklin et al., 2020)&quot;,&quot;plainCitation&quot;:&quot;(Franklin et al., 2020)&quot;,&quot;noteIndex&quot;:0},&quot;citationItems&quot;:[{&quot;id&quot;:8641,&quot;uris&quot;:[&quot;http://zotero.org/users/1913249/items/7NFVC6Q7&quot;,[&quot;http://zotero.org/users/1913249/items/7NFVC6Q7&quot;]],&quot;itemData&quot;:{&quot;id&quot;:8641,&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prefix&quot;:&quot;&quot;,&quot;suffix&quot;:&quot;&quot;}],&quot;schema&quot;:&quot;https://github.com/citation-style-language/schema/raw/master/csl-citation.json&quot;} RNDu2WMdwhOvb"/>(Franklin et al., 2020)<text:reference-mark-end text:name="ZOTERO_ITEM CSL_CITATION {&quot;citationID&quot;:&quot;qoxrvsiq&quot;,&quot;properties&quot;:{&quot;formattedCitation&quot;:&quot;(Franklin et al., 2020)&quot;,&quot;plainCitation&quot;:&quot;(Franklin et al., 2020)&quot;,&quot;noteIndex&quot;:0},&quot;citationItems&quot;:[{&quot;id&quot;:8641,&quot;uris&quot;:[&quot;http://zotero.org/users/1913249/items/7NFVC6Q7&quot;,[&quot;http://zotero.org/users/1913249/items/7NFVC6Q7&quot;]],&quot;itemData&quot;:{&quot;id&quot;:8641,&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prefix&quot;:&quot;&quot;,&quot;suffix&quot;:&quot;&quot;}],&quot;schema&quot;:&quot;https://github.com/citation-style-language/schema/raw/master/csl-citation.json&quot;} RNDu2WMdwhOvb"/></text:p>
      <text:h text:style-name="Heading_20_3" text:outline-level="3"><text:bookmark-start text:name="cultural-identity-barriers-to-participation-in"/>Cultural / Identity barriers to participation in …<text:bookmark-end text:name="cultural-identity-barriers-to-participation-in"/></text:h>
      <text:p text:style-name="P37">Barriers to participatio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citationID&quot;:&quot;rdabreqs&quot;,&quot;properties&quot;:{&quot;formattedCitation&quot;:&quot;(1990)&quot;,&quot;plainCitation&quot;:&quot;(1990)&quot;,&quot;noteIndex&quot;:0},&quot;citationItems&quot;:[{&quot;id&quot;:1924,&quot;uris&quot;:[&quot;http://zotero.org/users/1913249/items/PN46846P&quot;,[&quot;http://zotero.org/users/1913249/items/PN46846P&quot;]],&quot;itemData&quot;:{&quot;id&quot;:1924,&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suppress-author&quot;:true,&quot;prefix&quot;:&quot;&quot;,&quot;suffix&quot;:&quot;&quot;}],&quot;schema&quot;:&quot;https://github.com/citation-style-language/schema/raw/master/csl-citation.json&quot;} RNDdYPLvyEFOE"/>(1990)<text:reference-mark-end text:name="ZOTERO_ITEM CSL_CITATION {&quot;citationID&quot;:&quot;rdabreqs&quot;,&quot;properties&quot;:{&quot;formattedCitation&quot;:&quot;(1990)&quot;,&quot;plainCitation&quot;:&quot;(1990)&quot;,&quot;noteIndex&quot;:0},&quot;citationItems&quot;:[{&quot;id&quot;:1924,&quot;uris&quot;:[&quot;http://zotero.org/users/1913249/items/PN46846P&quot;,[&quot;http://zotero.org/users/1913249/items/PN46846P&quot;]],&quot;itemData&quot;:{&quot;id&quot;:1924,&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suppress-author&quot;:true,&quot;prefix&quot;:&quot;&quot;,&quot;suffix&quot;:&quot;&quot;}],&quot;schema&quot;:&quot;https://github.com/citation-style-language/schema/raw/master/csl-citation.json&quot;} RNDdYPLvyEFOE"/>.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citationID&quot;:&quot;wqixeenv&quot;,&quot;properties&quot;:{&quot;formattedCitation&quot;:&quot;(Wing, 2008)&quot;,&quot;plainCitation&quot;:&quot;(Wing, 2008)&quot;,&quot;noteIndex&quot;:0},&quot;citationItems&quot;:[{&quot;id&quot;:1126,&quot;uris&quot;:[&quot;http://zotero.org/users/1913249/items/CQ6F79QS&quot;,[&quot;http://zotero.org/users/1913249/items/CQ6F79QS&quot;]],&quot;itemData&quot;:{&quot;id&quot;:1126,&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volume&quot;:&quot;366&quot;,&quot;author&quot;:[{&quot;family&quot;:&quot;Wing&quot;,&quot;given&quot;:&quot;J. M&quot;}],&quot;issued&quot;:{&quot;date-parts&quot;:[[&quot;2008&quot;,10,28]]}},&quot;prefix&quot;:&quot;&quot;,&quot;suffix&quot;:&quot;&quot;}],&quot;schema&quot;:&quot;https://github.com/citation-style-language/schema/raw/master/csl-citation.json&quot;} RNDXXXDATttbT"/>(Wing, 2008)<text:reference-mark-end text:name="ZOTERO_ITEM CSL_CITATION {&quot;citationID&quot;:&quot;wqixeenv&quot;,&quot;properties&quot;:{&quot;formattedCitation&quot;:&quot;(Wing, 2008)&quot;,&quot;plainCitation&quot;:&quot;(Wing, 2008)&quot;,&quot;noteIndex&quot;:0},&quot;citationItems&quot;:[{&quot;id&quot;:1126,&quot;uris&quot;:[&quot;http://zotero.org/users/1913249/items/CQ6F79QS&quot;,[&quot;http://zotero.org/users/1913249/items/CQ6F79QS&quot;]],&quot;itemData&quot;:{&quot;id&quot;:1126,&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volume&quot;:&quot;366&quot;,&quot;author&quot;:[{&quot;family&quot;:&quot;Wing&quot;,&quot;given&quot;:&quot;J. M&quot;}],&quot;issued&quot;:{&quot;date-parts&quot;:[[&quot;2008&quot;,10,28]]}},&quot;prefix&quot;:&quot;&quot;,&quot;suffix&quot;:&quot;&quot;}],&quot;schema&quot;:&quot;https://github.com/citation-style-language/schema/raw/master/csl-citation.json&quot;} RNDXXXDATttbT"/>.</text:p>
      <text:p text:style-name="Text_20_body">Paper and Turkle locate different, softer but equally effective coding strategies. Soft coding suggests a more immediate and learner-directed connection with the materials or digital artefacts involved. The learner is presented as adapting a familiar set of concepts and processes to new situations and challenges as they arise as a ‘tinker’ might use well worn tools to skilfully bodge a repair job <text:reference-mark-start text:name="ZOTERO_ITEM CSL_CITATION {&quot;citationID&quot;:&quot;yoymoyuv&quot;,&quot;properties&quot;:{&quot;formattedCitation&quot;:&quot;(Papert, 1993:143)&quot;,&quot;plainCitation&quot;:&quot;(Papert, 1993:143)&quot;,&quot;noteIndex&quot;:0},&quot;citationItems&quot;:[{&quot;id&quot;:674,&quot;uris&quot;:[&quot;http://zotero.org/users/1913249/items/ZWUAZAZN&quot;,[&quot;http://zotero.org/users/1913249/items/ZWUAZAZN&quot;]],&quot;itemData&quot;:{&quot;id&quot;:674,&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locator&quot;:&quot; 143&quot;,&quot;prefix&quot;:&quot;&quot;}],&quot;schema&quot;:&quot;https://github.com/citation-style-language/schema/raw/master/csl-citation.json&quot;} RND6KJP8ezU5b"/>(Papert, 1993:143)<text:reference-mark-end text:name="ZOTERO_ITEM CSL_CITATION {&quot;citationID&quot;:&quot;yoymoyuv&quot;,&quot;properties&quot;:{&quot;formattedCitation&quot;:&quot;(Papert, 1993:143)&quot;,&quot;plainCitation&quot;:&quot;(Papert, 1993:143)&quot;,&quot;noteIndex&quot;:0},&quot;citationItems&quot;:[{&quot;id&quot;:674,&quot;uris&quot;:[&quot;http://zotero.org/users/1913249/items/ZWUAZAZN&quot;,[&quot;http://zotero.org/users/1913249/items/ZWUAZAZN&quot;]],&quot;itemData&quot;:{&quot;id&quot;:674,&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locator&quot;:&quot; 143&quot;,&quot;prefix&quot;:&quot;&quot;}],&quot;schema&quot;:&quot;https://github.com/citation-style-language/schema/raw/master/csl-citation.json&quot;} RND6KJP8ezU5b"/>.</text:p>
      <text:p text:style-name="Text_20_body">Kafai and Peppler also address the issues of gender identities and game design <text:reference-mark-start text:name="ZOTERO_ITEM CSL_CITATION {&quot;citationID&quot;:&quot;ugpmeuww&quot;,&quot;properties&quot;:{&quot;formattedCitation&quot;:&quot;(Kafai and Burke, 2014)&quot;,&quot;plainCitation&quot;:&quot;(Kafai and Burke, 2014)&quot;,&quot;noteIndex&quot;:0},&quot;citationItems&quot;:[{&quot;id&quot;:2536,&quot;uris&quot;:[&quot;http://zotero.org/users/1913249/items/XCATBQNK&quot;,[&quot;http://zotero.org/users/1913249/items/XCATBQNK&quot;]],&quot;itemData&quot;:{&quot;id&quot;:253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prefix&quot;:&quot;&quot;,&quot;suffix&quot;:&quot;&quot;}],&quot;schema&quot;:&quot;https://github.com/citation-style-language/schema/raw/master/csl-citation.json&quot;} RNDXAfH1v8zrg"/>(Kafai and Burke, 2014)<text:reference-mark-end text:name="ZOTERO_ITEM CSL_CITATION {&quot;citationID&quot;:&quot;ugpmeuww&quot;,&quot;properties&quot;:{&quot;formattedCitation&quot;:&quot;(Kafai and Burke, 2014)&quot;,&quot;plainCitation&quot;:&quot;(Kafai and Burke, 2014)&quot;,&quot;noteIndex&quot;:0},&quot;citationItems&quot;:[{&quot;id&quot;:2536,&quot;uris&quot;:[&quot;http://zotero.org/users/1913249/items/XCATBQNK&quot;,[&quot;http://zotero.org/users/1913249/items/XCATBQNK&quot;]],&quot;itemData&quot;:{&quot;id&quot;:253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prefix&quot;:&quot;&quot;,&quot;suffix&quot;:&quot;&quot;}],&quot;schema&quot;:&quot;https://github.com/citation-style-language/schema/raw/master/csl-citation.json&quot;} RNDXAfH1v8zrg"/> asking how to create new communities and learning environments which align with values of participants rather than aiming to break into existing ones.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xt:soft-page-break/>technology and the promotion of more collaborative online spaces as opposed to technology competitions.</text:p>
      <text:h text:style-name="Heading_20_3" text:outline-level="3"><text:bookmark-start text:name="studies-with-pedagogies-addressing-barriers-to-do-with-identity-and-computer-cultures"/>Studies with pedagogies addressing barriers to do with identity and computer cultures<text:bookmark-end text:name="studies-with-pedagogies-addressing-barriers-to-do-with-identity-and-computer-cultures"/></text:h>
      <text:p text:style-name="P37">Studies exploring identity and barriers to participation</text:p>
      <text:p text:style-name="Text_20_body">Game making is thus a suitable mediumn to support existing collaborative practices and home interests to overcome difficulties in computer coding.</text:p>
      <text:p text:style-name="Text_20_body">Issues of identities and barriers have been explored in relation to gender in terms of game making in several studies. REWRITE WITH CORRECT CITATIONS - ALSO INCLUDE THE GAME TESTERS OF BLACK STUDENTS.</text:p>
      <text:p text:style-name="P4">Gender related identities</text:p>
      <text:p text:style-name="Text_20_body">The Girls Creating Games programme which asked similar questions concerning the impact of a Flash-based game programme on computer proficiency and desire to continue with computer studies Denner, 2007). Findings were again mixed but encouraging in some areas. While there was no increase in desire to persue computing, there were marked increases in computer related confidence, ability and a decrease in gender stereo typing around computer use.</text:p>
      <text:p text:style-name="Text_20_body">The issues of gender stereo-typing and identity in relation to computers were explored by Pelletier as part of the Making Games project using the Mission Maker software 2008).</text:p>
      <text:p text:style-name="Text_20_body">Kafai and Burke also address the issues of gender identities and game design 2014).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chnology and the promotion of more collaborative online spaces as opposed to technology competitions.</text:p>
      <text:list xml:id="list2004987880" text:style-name="L27">
        <text:list-item>
          <text:p text:style-name="P31">girl’s low self-confidence in the area of computing compared to their ability <text:reference-mark-start text:name="ZOTERO_ITEM CSL_CITATION {&quot;citationID&quot;:&quot;nvncmnbv&quot;,&quot;properties&quot;:{&quot;formattedCitation&quot;:&quot;(Margolis and Fisher, 2002; Beyer et al., 2003)&quot;,&quot;plainCitation&quot;:&quot;(Margolis and Fisher, 2002; Beyer et al., 2003)&quot;,&quot;noteIndex&quot;:0},&quot;citationItems&quot;:[{&quot;id&quot;:5927,&quot;uris&quot;:[&quot;http://zotero.org/users/1913249/items/4V4VNGBJ&quot;,[&quot;http://zotero.org/users/1913249/items/4V4VNGBJ&quot;]],&quot;itemData&quot;:{&quot;id&quot;:5927,&quot;type&quot;:&quot;paper-conference&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collection-title&quot;:&quot;SIGCSE '03&quot;,&quot;container-title&quot;:&quot;Proceedings of the 34th SIGCSE Technical Symposium on Computer Science Education&quot;,&quot;DOI&quot;:&quot;10.1145/611892.611930&quot;,&quot;event-place&quot;:&quot;New York, NY, USA&quot;,&quot;ISBN&quot;:&quot;978-1-58113-648-7&quot;,&quot;page&quot;:&quot;49–53&quot;,&quot;publisher&quot;:&quot;ACM&quot;,&quot;publisher-place&quot;:&quot;New York, NY, USA&quot;,&quot;source&quot;:&quot;ACM Digital Library&quot;,&quot;title&quot;:&quot;Gender Differences in Computer Science Students&quot;,&quot;URL&quot;:&quot;http://doi.acm.org/10.1145/611892.611930&quot;,&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accessed&quot;:{&quot;date-parts&quot;:[[&quot;2018&quot;,9,19]]},&quot;issued&quot;:{&quot;date-parts&quot;:[[&quot;2003&quot;]]}},&quot;prefix&quot;:&quot;&quot;,&quot;suffix&quot;:&quot;&quot;},{&quot;id&quot;:5937,&quot;uris&quot;:[&quot;http://zotero.org/users/1913249/items/4YCD88M7&quot;,[&quot;http://zotero.org/users/1913249/items/4YCD88M7&quot;]],&quot;itemData&quot;:{&quot;id&quot;:5937,&quot;type&quot;:&quot;book&quot;,&quot;call-number&quot;:&quot;QA76.25 .M35 2002&quot;,&quot;event-place&quot;:&quot;Cambridge, Mass&quot;,&quot;ISBN&quot;:&quot;978-0-262-13398-2&quot;,&quot;language&quot;:&quot;en&quot;,&quot;number-of-pages&quot;:&quot;172&quot;,&quot;publisher&quot;:&quot;MIT Press&quot;,&quot;publisher-place&quot;:&quot;Cambridge, Mass&quot;,&quot;source&quot;:&quot;Library of Congress ISBN&quot;,&quot;title&quot;:&quot;Unlocking the clubhouse: women in computing&quot;,&quot;title-short&quot;:&quot;Unlocking the clubhouse&quot;,&quot;author&quot;:[{&quot;family&quot;:&quot;Margolis&quot;,&quot;given&quot;:&quot;Jane&quot;},{&quot;family&quot;:&quot;Fisher&quot;,&quot;given&quot;:&quot;Allan&quot;}],&quot;issued&quot;:{&quot;date-parts&quot;:[[&quot;2002&quot;]]}},&quot;prefix&quot;:&quot;&quot;,&quot;suffix&quot;:&quot;&quot;}],&quot;schema&quot;:&quot;https://github.com/citation-style-language/schema/raw/master/csl-citation.json&quot;} RNDsFgfEQsLKH"/>(Margolis and Fisher, 2002; Beyer et al., 2003)<text:reference-mark-end text:name="ZOTERO_ITEM CSL_CITATION {&quot;citationID&quot;:&quot;nvncmnbv&quot;,&quot;properties&quot;:{&quot;formattedCitation&quot;:&quot;(Margolis and Fisher, 2002; Beyer et al., 2003)&quot;,&quot;plainCitation&quot;:&quot;(Margolis and Fisher, 2002; Beyer et al., 2003)&quot;,&quot;noteIndex&quot;:0},&quot;citationItems&quot;:[{&quot;id&quot;:5927,&quot;uris&quot;:[&quot;http://zotero.org/users/1913249/items/4V4VNGBJ&quot;,[&quot;http://zotero.org/users/1913249/items/4V4VNGBJ&quot;]],&quot;itemData&quot;:{&quot;id&quot;:5927,&quot;type&quot;:&quot;paper-conference&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collection-title&quot;:&quot;SIGCSE '03&quot;,&quot;container-title&quot;:&quot;Proceedings of the 34th SIGCSE Technical Symposium on Computer Science Education&quot;,&quot;DOI&quot;:&quot;10.1145/611892.611930&quot;,&quot;event-place&quot;:&quot;New York, NY, USA&quot;,&quot;ISBN&quot;:&quot;978-1-58113-648-7&quot;,&quot;page&quot;:&quot;49–53&quot;,&quot;publisher&quot;:&quot;ACM&quot;,&quot;publisher-place&quot;:&quot;New York, NY, USA&quot;,&quot;source&quot;:&quot;ACM Digital Library&quot;,&quot;title&quot;:&quot;Gender Differences in Computer Science Students&quot;,&quot;URL&quot;:&quot;http://doi.acm.org/10.1145/611892.611930&quot;,&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accessed&quot;:{&quot;date-parts&quot;:[[&quot;2018&quot;,9,19]]},&quot;issued&quot;:{&quot;date-parts&quot;:[[&quot;2003&quot;]]}},&quot;prefix&quot;:&quot;&quot;,&quot;suffix&quot;:&quot;&quot;},{&quot;id&quot;:5937,&quot;uris&quot;:[&quot;http://zotero.org/users/1913249/items/4YCD88M7&quot;,[&quot;http://zotero.org/users/1913249/items/4YCD88M7&quot;]],&quot;itemData&quot;:{&quot;id&quot;:5937,&quot;type&quot;:&quot;book&quot;,&quot;call-number&quot;:&quot;QA76.25 .M35 2002&quot;,&quot;event-place&quot;:&quot;Cambridge, Mass&quot;,&quot;ISBN&quot;:&quot;978-0-262-13398-2&quot;,&quot;language&quot;:&quot;en&quot;,&quot;number-of-pages&quot;:&quot;172&quot;,&quot;publisher&quot;:&quot;MIT Press&quot;,&quot;publisher-place&quot;:&quot;Cambridge, Mass&quot;,&quot;source&quot;:&quot;Library of Congress ISBN&quot;,&quot;title&quot;:&quot;Unlocking the clubhouse: women in computing&quot;,&quot;title-short&quot;:&quot;Unlocking the clubhouse&quot;,&quot;author&quot;:[{&quot;family&quot;:&quot;Margolis&quot;,&quot;given&quot;:&quot;Jane&quot;},{&quot;family&quot;:&quot;Fisher&quot;,&quot;given&quot;:&quot;Allan&quot;}],&quot;issued&quot;:{&quot;date-parts&quot;:[[&quot;2002&quot;]]}},&quot;prefix&quot;:&quot;&quot;,&quot;suffix&quot;:&quot;&quot;}],&quot;schema&quot;:&quot;https://github.com/citation-style-language/schema/raw/master/csl-citation.json&quot;} RNDsFgfEQsLKH"/></text:p>
        </text:list-item>
      </text:list>
      <text:p text:style-name="First_20_paragraph"><text:span text:style-name="T1">Research</text:span> Extensive research by Roberson on game making in schools measured gender differences in performance and attitudes to game making and computing in pre post tests <text:reference-mark-start text:name="ZOTERO_ITEM CSL_CITATION {&quot;citationID&quot;:&quot;vplmzbbq&quot;,&quot;properties&quot;:{&quot;formattedCitation&quot;:&quot;(Robertson, 2012, 2013)&quot;,&quot;plainCitation&quot;:&quot;(Robertson, 2012, 2013)&quot;,&quot;noteIndex&quot;:0},&quot;citationItems&quot;:[{&quot;id&quot;:2187,&quot;uris&quot;:[&quot;http://zotero.org/users/1913249/items/34QR9L8P&quot;,[&quot;http://zotero.org/users/1913249/items/34QR9L8P&quot;]],&quot;itemData&quot;:{&quot;id&quot;:2187,&quot;type&quot;:&quot;article-journal&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container-title&quot;:&quot;Computers &amp; Education&quot;,&quot;DOI&quot;:&quot;10.1016/j.compedu.2011.12.020&quot;,&quot;ISSN&quot;:&quot;03601315&quot;,&quot;issue&quot;:&quot;2&quot;,&quot;language&quot;:&quot;en&quot;,&quot;page&quot;:&quot;385-398&quot;,&quot;source&quot;:&quot;Crossref&quot;,&quot;title&quot;:&quot;Making games in the classroom: Benefits and gender concerns&quot;,&quot;title-short&quot;:&quot;Making games in the classroom&quot;,&quot;volume&quot;:&quot;59&quot;,&quot;author&quot;:[{&quot;family&quot;:&quot;Robertson&quot;,&quot;given&quot;:&quot;Judy&quot;}],&quot;issued&quot;:{&quot;date-parts&quot;:[[&quot;2012&quot;,9]]}},&quot;prefix&quot;:&quot;&quot;,&quot;suffix&quot;:&quot;&quot;},{&quot;id&quot;:2226,&quot;uris&quot;:[&quot;http://zotero.org/users/1913249/items/U2DI4YFQ&quot;,[&quot;http://zotero.org/users/1913249/items/U2DI4YFQ&quot;]],&quot;itemData&quot;:{&quot;id&quot;:2226,&quot;type&quot;:&quot;article-journal&quot;,&quot;container-title&quot;:&quot;Computer Science Education&quot;,&quot;DOI&quot;:&quot;10.1080/08993408.2013.774155&quot;,&quot;ISSN&quot;:&quot;0899-3408, 1744-5175&quot;,&quot;issue&quot;:&quot;1&quot;,&quot;language&quot;:&quot;en&quot;,&quot;page&quot;:&quot;58-83&quot;,&quot;source&quot;:&quot;Crossref&quot;,&quot;title&quot;:&quot;The influence of a game-making project on male and female learners’ attitudes to computing&quot;,&quot;volume&quot;:&quot;23&quot;,&quot;author&quot;:[{&quot;family&quot;:&quot;Robertson&quot;,&quot;given&quot;:&quot;Judy&quot;}],&quot;issued&quot;:{&quot;date-parts&quot;:[[&quot;2013&quot;,3]]}},&quot;prefix&quot;:&quot;&quot;,&quot;suffix&quot;:&quot;&quot;}],&quot;schema&quot;:&quot;https://github.com/citation-style-language/schema/raw/master/csl-citation.json&quot;} RNDkiJiACFpp5"/>(Robertson, 2012, 2013)<text:reference-mark-end text:name="ZOTERO_ITEM CSL_CITATION {&quot;citationID&quot;:&quot;vplmzbbq&quot;,&quot;properties&quot;:{&quot;formattedCitation&quot;:&quot;(Robertson, 2012, 2013)&quot;,&quot;plainCitation&quot;:&quot;(Robertson, 2012, 2013)&quot;,&quot;noteIndex&quot;:0},&quot;citationItems&quot;:[{&quot;id&quot;:2187,&quot;uris&quot;:[&quot;http://zotero.org/users/1913249/items/34QR9L8P&quot;,[&quot;http://zotero.org/users/1913249/items/34QR9L8P&quot;]],&quot;itemData&quot;:{&quot;id&quot;:2187,&quot;type&quot;:&quot;article-journal&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container-title&quot;:&quot;Computers &amp; Education&quot;,&quot;DOI&quot;:&quot;10.1016/j.compedu.2011.12.020&quot;,&quot;ISSN&quot;:&quot;03601315&quot;,&quot;issue&quot;:&quot;2&quot;,&quot;language&quot;:&quot;en&quot;,&quot;page&quot;:&quot;385-398&quot;,&quot;source&quot;:&quot;Crossref&quot;,&quot;title&quot;:&quot;Making games in the classroom: Benefits and gender concerns&quot;,&quot;title-short&quot;:&quot;Making games in the classroom&quot;,&quot;volume&quot;:&quot;59&quot;,&quot;author&quot;:[{&quot;family&quot;:&quot;Robertson&quot;,&quot;given&quot;:&quot;Judy&quot;}],&quot;issued&quot;:{&quot;date-parts&quot;:[[&quot;2012&quot;,9]]}},&quot;prefix&quot;:&quot;&quot;,&quot;suffix&quot;:&quot;&quot;},{&quot;id&quot;:2226,&quot;uris&quot;:[&quot;http://zotero.org/users/1913249/items/U2DI4YFQ&quot;,[&quot;http://zotero.org/users/1913249/items/U2DI4YFQ&quot;]],&quot;itemData&quot;:{&quot;id&quot;:2226,&quot;type&quot;:&quot;article-journal&quot;,&quot;container-title&quot;:&quot;Computer Science Education&quot;,&quot;DOI&quot;:&quot;10.1080/08993408.2013.774155&quot;,&quot;ISSN&quot;:&quot;0899-3408, 1744-5175&quot;,&quot;issue&quot;:&quot;1&quot;,&quot;language&quot;:&quot;en&quot;,&quot;page&quot;:&quot;58-83&quot;,&quot;source&quot;:&quot;Crossref&quot;,&quot;title&quot;:&quot;The influence of a game-making project on male and female learners’ attitudes to computing&quot;,&quot;volume&quot;:&quot;23&quot;,&quot;author&quot;:[{&quot;family&quot;:&quot;Robertson&quot;,&quot;given&quot;:&quot;Judy&quot;}],&quot;issued&quot;:{&quot;date-parts&quot;:[[&quot;2013&quot;,3]]}},&quot;prefix&quot;:&quot;&quot;,&quot;suffix&quot;:&quot;&quot;}],&quot;schema&quot;:&quot;https://github.com/citation-style-language/schema/raw/master/csl-citation.json&quot;} RNDkiJiACFpp5"/>.</text:p>
      <text:p text:style-name="Text_20_body">The findings were mixed as while girls outperformed boys in use of computational structures, neither gender ended the programme with a greater desire to learn more about computers in the future.</text:p>
      <text:p text:style-name="Text_20_body">The Girls Creating Games programme which asked similar questions concerning the impact of a Flash-based game programme on computer proficiency and desire to continue with computer studies <text:reference-mark-start text:name="ZOTERO_ITEM CSL_CITATION {&quot;citationID&quot;:&quot;yxtinfmy&quot;,&quot;properties&quot;:{&quot;formattedCitation&quot;:&quot;(Denner, 2007)&quot;,&quot;plainCitation&quot;:&quot;(Denner, 2007)&quot;,&quot;noteIndex&quot;:0},&quot;citationItems&quot;:[{&quot;id&quot;:23,&quot;uris&quot;:[&quot;http://zotero.org/users/1913249/items/UUXJYAW7&quot;,[&quot;http://zotero.org/users/1913249/items/UUXJYAW7&quot;]],&quot;itemData&quot;:{&quot;id&quot;:23,&quot;type&quot;:&quot;article-journal&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container-title&quot;:&quot;Meridian: A Middle School Computer Technologies Journal&quot;,&quot;issue&quot;:&quot;1&quot;,&quot;source&quot;:&quot;CiteSeer&quot;,&quot;title&quot;:&quot;The Girls Creating Games Program: An Innovative Approach to Integrating Technology into Middle School&quot;,&quot;title-short&quot;:&quot;The Girls Creating Games Program&quot;,&quot;volume&quot;:&quot;10&quot;,&quot;author&quot;:[{&quot;family&quot;:&quot;Denner&quot;,&quot;given&quot;:&quot;Jill&quot;}],&quot;issued&quot;:{&quot;date-parts&quot;:[[&quot;2007&quot;]]}},&quot;prefix&quot;:&quot;&quot;,&quot;suffix&quot;:&quot;&quot;}],&quot;schema&quot;:&quot;https://github.com/citation-style-language/schema/raw/master/csl-citation.json&quot;} RNDW4iVzrrQEP"/>(Denner, 2007)<text:reference-mark-end text:name="ZOTERO_ITEM CSL_CITATION {&quot;citationID&quot;:&quot;yxtinfmy&quot;,&quot;properties&quot;:{&quot;formattedCitation&quot;:&quot;(Denner, 2007)&quot;,&quot;plainCitation&quot;:&quot;(Denner, 2007)&quot;,&quot;noteIndex&quot;:0},&quot;citationItems&quot;:[{&quot;id&quot;:23,&quot;uris&quot;:[&quot;http://zotero.org/users/1913249/items/UUXJYAW7&quot;,[&quot;http://zotero.org/users/1913249/items/UUXJYAW7&quot;]],&quot;itemData&quot;:{&quot;id&quot;:23,&quot;type&quot;:&quot;article-journal&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container-title&quot;:&quot;Meridian: A Middle School Computer Technologies Journal&quot;,&quot;issue&quot;:&quot;1&quot;,&quot;source&quot;:&quot;CiteSeer&quot;,&quot;title&quot;:&quot;The Girls Creating Games Program: An Innovative Approach to Integrating Technology into Middle School&quot;,&quot;title-short&quot;:&quot;The Girls Creating Games Program&quot;,&quot;volume&quot;:&quot;10&quot;,&quot;author&quot;:[{&quot;family&quot;:&quot;Denner&quot;,&quot;given&quot;:&quot;Jill&quot;}],&quot;issued&quot;:{&quot;date-parts&quot;:[[&quot;2007&quot;]]}},&quot;prefix&quot;:&quot;&quot;,&quot;suffix&quot;:&quot;&quot;}],&quot;schema&quot;:&quot;https://github.com/citation-style-language/schema/raw/master/csl-citation.json&quot;} RNDW4iVzrrQEP"/> . Findings were again mixed but encouraging in some areas. While there was no increase in desire to persue computing, there were marked increases in computer related confidence, ability and a decrease in gender stereo typing around computer use.</text:p>
      <text:list xml:id="list180910813" text:style-name="L28">
        <text:list-item>
          <text:p text:style-name="P32"><text:soft-page-break/>Important to caution against gender stereo-typing and identity in relation to computers <text:reference-mark-start text:name="ZOTERO_ITEM CSL_CITATION {&quot;citationID&quot;:&quot;zikooqem&quot;,&quot;properties&quot;:{&quot;formattedCitation&quot;:&quot;(Pelletier, 2008)&quot;,&quot;plainCitation&quot;:&quot;(Pelletier, 2008)&quot;,&quot;noteIndex&quot;:0},&quot;citationItems&quot;:[{&quot;id&quot;:2495,&quot;uris&quot;:[&quot;http://zotero.org/users/1913249/items/CI3UYB78&quot;,[&quot;http://zotero.org/users/1913249/items/CI3UYB78&quot;]],&quot;itemData&quot;:{&quot;id&quot;:2495,&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prefix&quot;:&quot;&quot;,&quot;suffix&quot;:&quot;&quot;}],&quot;schema&quot;:&quot;https://github.com/citation-style-language/schema/raw/master/csl-citation.json&quot;} RNDeJ4rN6NZFd"/>(Pelletier, 2008)<text:reference-mark-end text:name="ZOTERO_ITEM CSL_CITATION {&quot;citationID&quot;:&quot;zikooqem&quot;,&quot;properties&quot;:{&quot;formattedCitation&quot;:&quot;(Pelletier, 2008)&quot;,&quot;plainCitation&quot;:&quot;(Pelletier, 2008)&quot;,&quot;noteIndex&quot;:0},&quot;citationItems&quot;:[{&quot;id&quot;:2495,&quot;uris&quot;:[&quot;http://zotero.org/users/1913249/items/CI3UYB78&quot;,[&quot;http://zotero.org/users/1913249/items/CI3UYB78&quot;]],&quot;itemData&quot;:{&quot;id&quot;:2495,&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prefix&quot;:&quot;&quot;,&quot;suffix&quot;:&quot;&quot;}],&quot;schema&quot;:&quot;https://github.com/citation-style-language/schema/raw/master/csl-citation.json&quot;} RNDeJ4rN6NZFd"/></text:p>
        </text:list-item>
        <text:list-item>
          <text:p text:style-name="P32">study by Fisher and Jenson critically explored diverse themes through a summer game making programme 2017). Emerging issues included pinkification, marginalisation and exclusions of women from game cultures, sexualisation and harassment.</text:p>
        </text:list-item>
      </text:list>
      <text:p text:style-name="First_20_paragraph">Research on making computing inclusive highlights the value personal expression within the process as a motivational factor <text:reference-mark-start text:name="ZOTERO_ITEM CSL_CITATION {&quot;citationID&quot;:&quot;prpbooga&quot;,&quot;properties&quot;:{&quot;formattedCitation&quot;:&quot;(Robertson and Nicholson, 2007; Robertson, 2012)&quot;,&quot;plainCitation&quot;:&quot;(Robertson and Nicholson, 2007; Robertson, 2012)&quot;,&quot;noteIndex&quot;:0},&quot;citationItems&quot;:[{&quot;id&quot;:2187,&quot;uris&quot;:[&quot;http://zotero.org/users/1913249/items/34QR9L8P&quot;,[&quot;http://zotero.org/users/1913249/items/34QR9L8P&quot;]],&quot;itemData&quot;:{&quot;id&quot;:2187,&quot;type&quot;:&quot;article-journal&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container-title&quot;:&quot;Computers &amp; Education&quot;,&quot;DOI&quot;:&quot;10.1016/j.compedu.2011.12.020&quot;,&quot;ISSN&quot;:&quot;03601315&quot;,&quot;issue&quot;:&quot;2&quot;,&quot;language&quot;:&quot;en&quot;,&quot;page&quot;:&quot;385-398&quot;,&quot;source&quot;:&quot;Crossref&quot;,&quot;title&quot;:&quot;Making games in the classroom: Benefits and gender concerns&quot;,&quot;title-short&quot;:&quot;Making games in the classroom&quot;,&quot;volume&quot;:&quot;59&quot;,&quot;author&quot;:[{&quot;family&quot;:&quot;Robertson&quot;,&quot;given&quot;:&quot;Judy&quot;}],&quot;issued&quot;:{&quot;date-parts&quot;:[[&quot;2012&quot;,9]]}},&quot;prefix&quot;:&quot;&quot;,&quot;suffix&quot;:&quot;&quot;},{&quot;id&quot;:1395,&quot;uris&quot;:[&quot;http://zotero.org/users/1913249/items/XUCHIJK7&quot;,[&quot;http://zotero.org/users/1913249/items/XUCHIJK7&quot;]],&quot;itemData&quot;:{&quot;id&quot;:1395,&quot;type&quot;:&quot;paper-conference&quot;,&quot;container-title&quot;:&quot;Proceedings of the 6th international conference on Interaction design and children&quot;,&quot;page&quot;:&quot;37–44&quot;,&quot;publisher&quot;:&quot;ACM&quot;,&quot;source&quot;:&quot;Google Scholar&quot;,&quot;title&quot;:&quot;Adventure Author: a learning environment to support creative design&quot;,&quot;title-short&quot;:&quot;Adventure Author&quot;,&quot;URL&quot;:&quot;http://dl.acm.org/citation.cfm?id=1297285&quot;,&quot;author&quot;:[{&quot;family&quot;:&quot;Robertson&quot;,&quot;given&quot;:&quot;Judy&quot;},{&quot;family&quot;:&quot;Nicholson&quot;,&quot;given&quot;:&quot;Keiron&quot;}],&quot;accessed&quot;:{&quot;date-parts&quot;:[[&quot;2017&quot;,6,19]]},&quot;issued&quot;:{&quot;date-parts&quot;:[[&quot;2007&quot;]]}},&quot;prefix&quot;:&quot;&quot;,&quot;suffix&quot;:&quot;&quot;}],&quot;schema&quot;:&quot;https://github.com/citation-style-language/schema/raw/master/csl-citation.json&quot;} RND7qAYYEGiVr"/>(Robertson and Nicholson, 2007; Robertson, 2012)<text:reference-mark-end text:name="ZOTERO_ITEM CSL_CITATION {&quot;citationID&quot;:&quot;prpbooga&quot;,&quot;properties&quot;:{&quot;formattedCitation&quot;:&quot;(Robertson and Nicholson, 2007; Robertson, 2012)&quot;,&quot;plainCitation&quot;:&quot;(Robertson and Nicholson, 2007; Robertson, 2012)&quot;,&quot;noteIndex&quot;:0},&quot;citationItems&quot;:[{&quot;id&quot;:2187,&quot;uris&quot;:[&quot;http://zotero.org/users/1913249/items/34QR9L8P&quot;,[&quot;http://zotero.org/users/1913249/items/34QR9L8P&quot;]],&quot;itemData&quot;:{&quot;id&quot;:2187,&quot;type&quot;:&quot;article-journal&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container-title&quot;:&quot;Computers &amp; Education&quot;,&quot;DOI&quot;:&quot;10.1016/j.compedu.2011.12.020&quot;,&quot;ISSN&quot;:&quot;03601315&quot;,&quot;issue&quot;:&quot;2&quot;,&quot;language&quot;:&quot;en&quot;,&quot;page&quot;:&quot;385-398&quot;,&quot;source&quot;:&quot;Crossref&quot;,&quot;title&quot;:&quot;Making games in the classroom: Benefits and gender concerns&quot;,&quot;title-short&quot;:&quot;Making games in the classroom&quot;,&quot;volume&quot;:&quot;59&quot;,&quot;author&quot;:[{&quot;family&quot;:&quot;Robertson&quot;,&quot;given&quot;:&quot;Judy&quot;}],&quot;issued&quot;:{&quot;date-parts&quot;:[[&quot;2012&quot;,9]]}},&quot;prefix&quot;:&quot;&quot;,&quot;suffix&quot;:&quot;&quot;},{&quot;id&quot;:1395,&quot;uris&quot;:[&quot;http://zotero.org/users/1913249/items/XUCHIJK7&quot;,[&quot;http://zotero.org/users/1913249/items/XUCHIJK7&quot;]],&quot;itemData&quot;:{&quot;id&quot;:1395,&quot;type&quot;:&quot;paper-conference&quot;,&quot;container-title&quot;:&quot;Proceedings of the 6th international conference on Interaction design and children&quot;,&quot;page&quot;:&quot;37–44&quot;,&quot;publisher&quot;:&quot;ACM&quot;,&quot;source&quot;:&quot;Google Scholar&quot;,&quot;title&quot;:&quot;Adventure Author: a learning environment to support creative design&quot;,&quot;title-short&quot;:&quot;Adventure Author&quot;,&quot;URL&quot;:&quot;http://dl.acm.org/citation.cfm?id=1297285&quot;,&quot;author&quot;:[{&quot;family&quot;:&quot;Robertson&quot;,&quot;given&quot;:&quot;Judy&quot;},{&quot;family&quot;:&quot;Nicholson&quot;,&quot;given&quot;:&quot;Keiron&quot;}],&quot;accessed&quot;:{&quot;date-parts&quot;:[[&quot;2017&quot;,6,19]]},&quot;issued&quot;:{&quot;date-parts&quot;:[[&quot;2007&quot;]]}},&quot;prefix&quot;:&quot;&quot;,&quot;suffix&quot;:&quot;&quot;}],&quot;schema&quot;:&quot;https://github.com/citation-style-language/schema/raw/master/csl-citation.json&quot;} RND7qAYYEGiVr"/>.</text:p>
      <text:p text:style-name="P4">Race related identities</text:p>
      <text:p text:style-name="Text_20_body">In study by Thayter and Ko <text:reference-mark-start text:name="ZOTERO_ITEM CSL_CITATION {&quot;citationID&quot;:&quot;uqzehwjx&quot;,&quot;properties&quot;:{&quot;formattedCitation&quot;:&quot;(Thayer and Ko, 2017)&quot;,&quot;plainCitation&quot;:&quot;(Thayer and Ko, 2017)&quot;,&quot;noteIndex&quot;:0},&quot;citationItems&quot;:[{&quot;id&quot;:9317,&quot;uris&quot;:[&quot;http://zotero.org/users/1913249/items/LV67TTVJ&quot;,[&quot;http://zotero.org/users/1913249/items/LV67TTVJ&quot;]],&quot;itemData&quot;:{&quot;id&quot;:9317,&quot;type&quot;:&quot;paper-conference&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collection-title&quot;:&quot;ICER '17&quot;,&quot;container-title&quot;:&quot;Proceedings of the 2017 ACM Conference on International Computing Education Research&quot;,&quot;DOI&quot;:&quot;10.1145/3105726.3106176&quot;,&quot;event-place&quot;:&quot;New York, NY, USA&quot;,&quot;ISBN&quot;:&quot;978-1-4503-4968-0&quot;,&quot;page&quot;:&quot;245–253&quot;,&quot;publisher&quot;:&quot;Association for Computing Machinery&quot;,&quot;publisher-place&quot;:&quot;New York, NY, USA&quot;,&quot;source&quot;:&quot;ACM Digital Library&quot;,&quot;title&quot;:&quot;Barriers Faced by Coding Bootcamp Students&quot;,&quot;URL&quot;:&quot;https://dl.acm.org/doi/10.1145/3105726.3106176&quot;,&quot;author&quot;:[{&quot;family&quot;:&quot;Thayer&quot;,&quot;given&quot;:&quot;Kyle&quot;},{&quot;family&quot;:&quot;Ko&quot;,&quot;given&quot;:&quot;Amy J.&quot;}],&quot;accessed&quot;:{&quot;date-parts&quot;:[[&quot;2023&quot;,10,3]]},&quot;issued&quot;:{&quot;date-parts&quot;:[[&quot;2017&quot;,8,14]]}},&quot;prefix&quot;:&quot;&quot;,&quot;suffix&quot;:&quot;&quot;}],&quot;schema&quot;:&quot;https://github.com/citation-style-language/schema/raw/master/csl-citation.json&quot;} RNDbzJ9ZLezTh"/>(Thayer and Ko, 2017)<text:reference-mark-end text:name="ZOTERO_ITEM CSL_CITATION {&quot;citationID&quot;:&quot;uqzehwjx&quot;,&quot;properties&quot;:{&quot;formattedCitation&quot;:&quot;(Thayer and Ko, 2017)&quot;,&quot;plainCitation&quot;:&quot;(Thayer and Ko, 2017)&quot;,&quot;noteIndex&quot;:0},&quot;citationItems&quot;:[{&quot;id&quot;:9317,&quot;uris&quot;:[&quot;http://zotero.org/users/1913249/items/LV67TTVJ&quot;,[&quot;http://zotero.org/users/1913249/items/LV67TTVJ&quot;]],&quot;itemData&quot;:{&quot;id&quot;:9317,&quot;type&quot;:&quot;paper-conference&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collection-title&quot;:&quot;ICER '17&quot;,&quot;container-title&quot;:&quot;Proceedings of the 2017 ACM Conference on International Computing Education Research&quot;,&quot;DOI&quot;:&quot;10.1145/3105726.3106176&quot;,&quot;event-place&quot;:&quot;New York, NY, USA&quot;,&quot;ISBN&quot;:&quot;978-1-4503-4968-0&quot;,&quot;page&quot;:&quot;245–253&quot;,&quot;publisher&quot;:&quot;Association for Computing Machinery&quot;,&quot;publisher-place&quot;:&quot;New York, NY, USA&quot;,&quot;source&quot;:&quot;ACM Digital Library&quot;,&quot;title&quot;:&quot;Barriers Faced by Coding Bootcamp Students&quot;,&quot;URL&quot;:&quot;https://dl.acm.org/doi/10.1145/3105726.3106176&quot;,&quot;author&quot;:[{&quot;family&quot;:&quot;Thayer&quot;,&quot;given&quot;:&quot;Kyle&quot;},{&quot;family&quot;:&quot;Ko&quot;,&quot;given&quot;:&quot;Amy J.&quot;}],&quot;accessed&quot;:{&quot;date-parts&quot;:[[&quot;2023&quot;,10,3]]},&quot;issued&quot;:{&quot;date-parts&quot;:[[&quot;2017&quot;,8,14]]}},&quot;prefix&quot;:&quot;&quot;,&quot;suffix&quot;:&quot;&quot;}],&quot;schema&quot;:&quot;https://github.com/citation-style-language/schema/raw/master/csl-citation.json&quot;} RNDbzJ9ZLezTh"/> the work of Margolis et al is analysed using concepts from communities of practice, type of barriers, and personal obstacles [(<text:span text:style-name="T1">margolis_stuck_2008?</text:span>);]</text:p>
      <text:p text:style-name="Preformatted_20_Text">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I adopt a similar approach but use the language of AT contradictions, barriers and tensions.</text:p>
      <text:p text:style-name="Text_20_body">Glitch game testers <text:reference-mark-start text:name="ZOTERO_ITEM CSL_CITATION {&quot;citationID&quot;:&quot;aedmqxcp&quot;,&quot;properties&quot;:{&quot;formattedCitation&quot;:&quot;(DiSalvo et al., 2008, 2009, 2014)&quot;,&quot;plainCitation&quot;:&quot;(DiSalvo et al., 2008, 2009, 2014)&quot;,&quot;noteIndex&quot;:0},&quot;citationItems&quot;:[{&quot;id&quot;:74,&quot;uris&quot;:[&quot;http://zotero.org/users/1913249/items/HKBNN53C&quot;,[&quot;http://zotero.org/users/1913249/items/HKBNN53C&quot;]],&quot;itemData&quot;:{&quot;id&quot;:74,&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volume&quot;:&quot;23&quot;,&quot;author&quot;:[{&quot;family&quot;:&quot;DiSalvo&quot;,&quot;given&quot;:&quot;Betsy&quot;},{&quot;family&quot;:&quot;Guzdial&quot;,&quot;given&quot;:&quot;Mark&quot;},{&quot;family&quot;:&quot;Bruckman&quot;,&quot;given&quot;:&quot;Amy&quot;},{&quot;family&quot;:&quot;McKlin&quot;,&quot;given&quot;:&quot;Tom&quot;}],&quot;issued&quot;:{&quot;date-parts&quot;:[[&quot;2014&quot;,7,3]]}},&quot;prefix&quot;:&quot;&quot;,&quot;suffix&quot;:&quot;&quot;},{&quot;id&quot;:5901,&quot;uris&quot;:[&quot;http://zotero.org/users/1913249/items/9GLLZLMB&quot;,[&quot;http://zotero.org/users/1913249/items/9GLLZLMB&quot;]],&quot;itemData&quot;:{&quot;id&quot;:5901,&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prefix&quot;:&quot;&quot;,&quot;suffix&quot;:&quot;&quot;},{&quot;id&quot;:75,&quot;uris&quot;:[&quot;http://zotero.org/users/1913249/items/XMLVAMHU&quot;,[&quot;http://zotero.org/users/1913249/items/XMLVAMHU&quot;]],&quot;itemData&quot;:{&quot;id&quot;:75,&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volume&quot;:&quot;3&quot;,&quot;author&quot;:[{&quot;family&quot;:&quot;DiSalvo&quot;,&quot;given&quot;:&quot;Betsy James&quot;},{&quot;family&quot;:&quot;Crowley&quot;,&quot;given&quot;:&quot;Kevin&quot;},{&quot;family&quot;:&quot;Norwood&quot;,&quot;given&quot;:&quot;Roy&quot;}],&quot;issued&quot;:{&quot;date-parts&quot;:[[&quot;2008&quot;,4,1]]}},&quot;prefix&quot;:&quot;&quot;,&quot;suffix&quot;:&quot;&quot;}],&quot;schema&quot;:&quot;https://github.com/citation-style-language/schema/raw/master/csl-citation.json&quot;} RNDOFBh9NhWtI"/>(DiSalvo et al., 2008, 2009, 2014)<text:reference-mark-end text:name="ZOTERO_ITEM CSL_CITATION {&quot;citationID&quot;:&quot;aedmqxcp&quot;,&quot;properties&quot;:{&quot;formattedCitation&quot;:&quot;(DiSalvo et al., 2008, 2009, 2014)&quot;,&quot;plainCitation&quot;:&quot;(DiSalvo et al., 2008, 2009, 2014)&quot;,&quot;noteIndex&quot;:0},&quot;citationItems&quot;:[{&quot;id&quot;:74,&quot;uris&quot;:[&quot;http://zotero.org/users/1913249/items/HKBNN53C&quot;,[&quot;http://zotero.org/users/1913249/items/HKBNN53C&quot;]],&quot;itemData&quot;:{&quot;id&quot;:74,&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volume&quot;:&quot;23&quot;,&quot;author&quot;:[{&quot;family&quot;:&quot;DiSalvo&quot;,&quot;given&quot;:&quot;Betsy&quot;},{&quot;family&quot;:&quot;Guzdial&quot;,&quot;given&quot;:&quot;Mark&quot;},{&quot;family&quot;:&quot;Bruckman&quot;,&quot;given&quot;:&quot;Amy&quot;},{&quot;family&quot;:&quot;McKlin&quot;,&quot;given&quot;:&quot;Tom&quot;}],&quot;issued&quot;:{&quot;date-parts&quot;:[[&quot;2014&quot;,7,3]]}},&quot;prefix&quot;:&quot;&quot;,&quot;suffix&quot;:&quot;&quot;},{&quot;id&quot;:5901,&quot;uris&quot;:[&quot;http://zotero.org/users/1913249/items/9GLLZLMB&quot;,[&quot;http://zotero.org/users/1913249/items/9GLLZLMB&quot;]],&quot;itemData&quot;:{&quot;id&quot;:5901,&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prefix&quot;:&quot;&quot;,&quot;suffix&quot;:&quot;&quot;},{&quot;id&quot;:75,&quot;uris&quot;:[&quot;http://zotero.org/users/1913249/items/XMLVAMHU&quot;,[&quot;http://zotero.org/users/1913249/items/XMLVAMHU&quot;]],&quot;itemData&quot;:{&quot;id&quot;:75,&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volume&quot;:&quot;3&quot;,&quot;author&quot;:[{&quot;family&quot;:&quot;DiSalvo&quot;,&quot;given&quot;:&quot;Betsy James&quot;},{&quot;family&quot;:&quot;Crowley&quot;,&quot;given&quot;:&quot;Kevin&quot;},{&quot;family&quot;:&quot;Norwood&quot;,&quot;given&quot;:&quot;Roy&quot;}],&quot;issued&quot;:{&quot;date-parts&quot;:[[&quot;2008&quot;,4,1]]}},&quot;prefix&quot;:&quot;&quot;,&quot;suffix&quot;:&quot;&quot;}],&quot;schema&quot;:&quot;https://github.com/citation-style-language/schema/raw/master/csl-citation.json&quot;} RNDOFBh9NhWtI"/></text:p>
      <text:p text:style-name="P4">Other Non-dominant identities</text:p>
      <text:p text:style-name="Text_20_body">Shift to other tactics like Family Connected Learning Roque.</text:p>
      <text:h text:style-name="Heading_20_3" text:outline-level="3"><text:bookmark-start text:name="barriers---unsuitable-technical-tools-and-support-documentation"/>Barriers - Unsuitable technical tools and support documentation<text:bookmark-end text:name="barriers---unsuitable-technical-tools-and-support-documentation"/></text:h>
      <text:p text:style-name="First_20_paragraph">The approach of computer coding languages has changed and improved. Those dedicated for new learners. Lgo,</text:p>
      <text:p text:style-name="Text_20_body">Over generations of</text:p>
      <text:p text:style-name="Text_20_body">Much work has been taken out by MIT family developing Papert’s ideas on constructionism in tool use</text:p>
      <text:list xml:id="list3807753507" text:style-name="L29">
        <text:list-item>
          <text:p text:style-name="P33">Block coding vs text coding, syntax</text:p>
        </text:list-item>
        <text:list-item>
          <text:p text:style-name="P33">Design principles for game making tools, <text:reference-mark-start text:name="ZOTERO_ITEM CSL_CITATION {&quot;citationID&quot;:&quot;lvtjzanf&quot;,&quot;properties&quot;:{&quot;formattedCitation&quot;:&quot;(Resnick and Silverman, 2005; Kafai et al., 2016)&quot;,&quot;plainCitation&quot;:&quot;(Resnick and Silverman, 2005; Kafai et al., 2016)&quot;,&quot;noteIndex&quot;:0},&quot;citationItems&quot;:[{&quot;id&quot;:1632,&quot;uris&quot;:[&quot;http://zotero.org/users/1913249/items/C9RM6JHC&quot;,[&quot;http://zotero.org/users/1913249/items/C9RM6JHC&quot;]],&quot;itemData&quot;:{&quot;id&quot;:1632,&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prefix&quot;:&quot;&quot;,&quot;suffix&quot;:&quot;&quot;},{&quot;id&quot;:838,&quot;uris&quot;:[&quot;http://zotero.org/users/1913249/items/VWHA2FJX&quot;,[&quot;http://zotero.org/users/1913249/items/VWHA2FJX&quot;]],&quot;itemData&quot;:{&quot;id&quot;:838,&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prefix&quot;:&quot;&quot;,&quot;suffix&quot;:&quot;&quot;}],&quot;schema&quot;:&quot;https://github.com/citation-style-language/schema/raw/master/csl-citation.json&quot;} RNDlZnCGp8CcP"/>(Resnick and Silverman, 2005; Kafai et al., 2016)<text:reference-mark-end text:name="ZOTERO_ITEM CSL_CITATION {&quot;citationID&quot;:&quot;lvtjzanf&quot;,&quot;properties&quot;:{&quot;formattedCitation&quot;:&quot;(Resnick and Silverman, 2005; Kafai et al., 2016)&quot;,&quot;plainCitation&quot;:&quot;(Resnick and Silverman, 2005; Kafai et al., 2016)&quot;,&quot;noteIndex&quot;:0},&quot;citationItems&quot;:[{&quot;id&quot;:1632,&quot;uris&quot;:[&quot;http://zotero.org/users/1913249/items/C9RM6JHC&quot;,[&quot;http://zotero.org/users/1913249/items/C9RM6JHC&quot;]],&quot;itemData&quot;:{&quot;id&quot;:1632,&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prefix&quot;:&quot;&quot;,&quot;suffix&quot;:&quot;&quot;},{&quot;id&quot;:838,&quot;uris&quot;:[&quot;http://zotero.org/users/1913249/items/VWHA2FJX&quot;,[&quot;http://zotero.org/users/1913249/items/VWHA2FJX&quot;]],&quot;itemData&quot;:{&quot;id&quot;:838,&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prefix&quot;:&quot;&quot;,&quot;suffix&quot;:&quot;&quot;}],&quot;schema&quot;:&quot;https://github.com/citation-style-language/schema/raw/master/csl-citation.json&quot;} RNDlZnCGp8CcP"/> ()</text:p>
        </text:list-item>
        <text:list-item>
          <text:p text:style-name="P33">Barriers in using support material for code examples- mapping, understanding, <text:reference-mark-start text:name="ZOTERO_ITEM CSL_CITATION {&quot;citationID&quot;:&quot;rxithvep&quot;,&quot;properties&quot;:{&quot;formattedCitation&quot;:&quot;(Wang et al., 2021)&quot;,&quot;plainCitation&quot;:&quot;(Wang et al., 2021)&quot;,&quot;noteIndex&quot;:0},&quot;citationItems&quot;:[{&quot;id&quot;:9015,&quot;uris&quot;:[&quot;http://zotero.org/users/1913249/items/D6ZVJHNB&quot;,[&quot;http://zotero.org/users/1913249/items/D6ZVJHNB&quot;]],&quot;itemData&quot;:{&quot;id&quot;:9015,&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container-title&quot;:&quot;Proceedings of the 26th ACM Conference on Innovation and Technology in Computer Science Education V. 1&quot;,&quot;DOI&quot;:&quot;10.1145/3430665.3456370&quot;,&quot;event-place&quot;:&quot;New York, NY, USA&quot;,&quot;ISBN&quot;:&quot;978-1-4503-8214-4&quot;,&quot;page&quot;:&quot;394–400&quot;,&quot;publisher&quot;:&quot;Association for Computing Machinery&quot;,&quot;publisher-place&quot;:&quot;New York, NY, USA&quot;,&quot;source&quot;:&quot;ACM Digital Library&quot;,&quot;title&quot;:&quot;Novices' Learning Barriers When Using Code Examples in Open-Ended Programming&quot;,&quot;URL&quot;:&quot;https://dl.acm.org/doi/10.1145/3430665.3456370&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ssued&quot;:{&quot;date-parts&quot;:[[&quot;2021&quot;,6,26]]}},&quot;prefix&quot;:&quot;&quot;,&quot;suffix&quot;:&quot;&quot;}],&quot;schema&quot;:&quot;https://github.com/citation-style-language/schema/raw/master/csl-citation.json&quot;} RNDeG4e0NeZbP"/>(Wang et al., 2021)<text:reference-mark-end text:name="ZOTERO_ITEM CSL_CITATION {&quot;citationID&quot;:&quot;rxithvep&quot;,&quot;properties&quot;:{&quot;formattedCitation&quot;:&quot;(Wang et al., 2021)&quot;,&quot;plainCitation&quot;:&quot;(Wang et al., 2021)&quot;,&quot;noteIndex&quot;:0},&quot;citationItems&quot;:[{&quot;id&quot;:9015,&quot;uris&quot;:[&quot;http://zotero.org/users/1913249/items/D6ZVJHNB&quot;,[&quot;http://zotero.org/users/1913249/items/D6ZVJHNB&quot;]],&quot;itemData&quot;:{&quot;id&quot;:9015,&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container-title&quot;:&quot;Proceedings of the 26th ACM Conference on Innovation and Technology in Computer Science Education V. 1&quot;,&quot;DOI&quot;:&quot;10.1145/3430665.3456370&quot;,&quot;event-place&quot;:&quot;New York, NY, USA&quot;,&quot;ISBN&quot;:&quot;978-1-4503-8214-4&quot;,&quot;page&quot;:&quot;394–400&quot;,&quot;publisher&quot;:&quot;Association for Computing Machinery&quot;,&quot;publisher-place&quot;:&quot;New York, NY, USA&quot;,&quot;source&quot;:&quot;ACM Digital Library&quot;,&quot;title&quot;:&quot;Novices' Learning Barriers When Using Code Examples in Open-Ended Programming&quot;,&quot;URL&quot;:&quot;https://dl.acm.org/doi/10.1145/3430665.3456370&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ssued&quot;:{&quot;date-parts&quot;:[[&quot;2021&quot;,6,26]]}},&quot;prefix&quot;:&quot;&quot;,&quot;suffix&quot;:&quot;&quot;}],&quot;schema&quot;:&quot;https://github.com/citation-style-language/schema/raw/master/csl-citation.json&quot;} RNDeG4e0NeZbP"/></text:p>
        </text:list-item>
      </text:list>
      <text:h text:style-name="Heading_20_3" text:outline-level="3"><text:bookmark-start text:name="barrier---unfamiliarity-with-support-practices"/><text:soft-page-break/>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citationID&quot;:&quot;ymgpepmv&quot;,&quot;properties&quot;:{&quot;formattedCitation&quot;:&quot;(Roque and Jain, 2018; Roque et al., n.d.)&quot;,&quot;plainCitation&quot;:&quot;(Roque and Jain, 2018; Roque et al., n.d.)&quot;,&quot;noteIndex&quot;:0},&quot;citationItems&quot;:[{&quot;id&quot;:6571,&quot;uris&quot;:[&quot;http://zotero.org/users/1913249/items/HQWRSNXL&quot;,[&quot;http://zotero.org/users/1913249/items/HQWRSNXL&quot;]],&quot;itemData&quot;:{&quot;id&quot;:6571,&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prefix&quot;:&quot;&quot;,&quot;suffix&quot;:&quot;&quot;},{&quot;id&quot;:6261,&quot;uris&quot;:[&quot;http://zotero.org/users/1913249/items/XLTF7MAT&quot;,[&quot;http://zotero.org/users/1913249/items/XLTF7MAT&quot;]],&quot;itemData&quot;:{&quot;id&quot;:6261,&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prefix&quot;:&quot;&quot;,&quot;suffix&quot;:&quot;&quot;}],&quot;schema&quot;:&quot;https://github.com/citation-style-language/schema/raw/master/csl-citation.json&quot;} RNDQnTF1egJOj"/>(Roque and Jain, 2018; Roque et al., n.d.)<text:reference-mark-end text:name="ZOTERO_ITEM CSL_CITATION {&quot;citationID&quot;:&quot;ymgpepmv&quot;,&quot;properties&quot;:{&quot;formattedCitation&quot;:&quot;(Roque and Jain, 2018; Roque et al., n.d.)&quot;,&quot;plainCitation&quot;:&quot;(Roque and Jain, 2018; Roque et al., n.d.)&quot;,&quot;noteIndex&quot;:0},&quot;citationItems&quot;:[{&quot;id&quot;:6571,&quot;uris&quot;:[&quot;http://zotero.org/users/1913249/items/HQWRSNXL&quot;,[&quot;http://zotero.org/users/1913249/items/HQWRSNXL&quot;]],&quot;itemData&quot;:{&quot;id&quot;:6571,&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prefix&quot;:&quot;&quot;,&quot;suffix&quot;:&quot;&quot;},{&quot;id&quot;:6261,&quot;uris&quot;:[&quot;http://zotero.org/users/1913249/items/XLTF7MAT&quot;,[&quot;http://zotero.org/users/1913249/items/XLTF7MAT&quot;]],&quot;itemData&quot;:{&quot;id&quot;:6261,&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prefix&quot;:&quot;&quot;,&quot;suffix&quot;:&quot;&quot;}],&quot;schema&quot;:&quot;https://github.com/citation-style-language/schema/raw/master/csl-citation.json&quot;} RNDQnTF1egJOj"/>.</text:p>
      <text:p text:style-name="Text_20_body"/>
      <text:p text:style-name="Text_20_body">Computing syntax Lack of knowledge of what to design.. which they call “sandbox games,” that integrates the worlds”</text:p>
      <text:h text:style-name="Heading_20_2" text:outline-level="2"><text:bookmark-start text:name="pedagogies-from-coding-for-learning-community---k12-focused"/>Pedagogies from coding for learning community - K12 focused<text:bookmark-end text:name="pedagogies-from-coding-for-learning-community---k12-focused"/></text:h>
      <text:p text:style-name="First_20_paragraph">There is a lot of similarity of game making pedagogies and that of digital making and broader study of media literacy. This section attempts to stay focused on game making where possible but widens domain if relevant to the questions of community approaches.</text:p>
      <text:list xml:id="list2110216534" text:style-name="L30">
        <text:list-item>
          <text:p text:style-name="P34">UMC / Remixing - Half-baked games</text:p>
        </text:list-item>
        <text:list-item>
          <text:p text:style-name="P34">Design approaches - designing for an audience</text:p>
        </text:list-item>
        <text:list-item>
          <text:p text:style-name="P34">Broader definition of CT, computational fluency / computational participation.</text:p>
        </text:list-item>
        <text:list-item>
          <text:p text:style-name="P34">Physical methods, feedback, from constructionism</text:p>
        </text:list-item>
        <text:list-item>
          <text:p text:style-name="P34">Design patterns in Agent sheets</text:p>
        </text:list-item>
      </text:list>
      <text:h text:style-name="Heading_20_4" text:outline-level="4"><text:bookmark-start text:name="also-see-this-writing-and-adapt"/>Also See this writing and adapt<text:bookmark-end text:name="also-see-this-writing-and-adapt"/></text:h>
      <text:p text:style-name="First_20_paragraph">chapters/planning/lit review/game making/overview of gamemaking studies part one/overview_of_gamemaking_studies_v6 (002) + CL.docx.md</text:p>
      <text:h text:style-name="Heading_20_3" text:outline-level="3"><text:bookmark-start text:name="tutorials-and-code-examples"/>Tutorials and code examples<text:bookmark-end text:name="tutorials-and-code-examples"/></text:h>
      <text:p text:style-name="First_20_paragraph">Tutorials are a common way of learning coding and exist in many forms and formats <text:reference-mark-start text:name="ZOTERO_ITEM CSL_CITATION {&quot;citationID&quot;:&quot;jfnkhrql&quot;,&quot;properties&quot;:{&quot;formattedCitation&quot;:&quot;(Kim and Ko, 2017; Head et al., 2020)&quot;,&quot;plainCitation&quot;:&quot;(Kim and Ko, 2017; Head et al., 2020)&quot;,&quot;noteIndex&quot;:0},&quot;citationItems&quot;:[{&quot;id&quot;:9010,&quot;uris&quot;:[&quot;http://zotero.org/users/1913249/items/7I5JT79P&quot;,[&quot;http://zotero.org/users/1913249/items/7I5JT79P&quot;]],&quot;itemData&quot;:{&quot;id&quot;:9010,&quot;type&quot;:&quot;paper-conference&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collection-title&quot;:&quot;CHI '20&quot;,&quot;container-title&quot;:&quot;Proceedings of the 2020 CHI Conference on Human Factors in Computing Systems&quot;,&quot;DOI&quot;:&quot;10.1145/3313831.3376798&quot;,&quot;event-place&quot;:&quot;New York, NY, USA&quot;,&quot;ISBN&quot;:&quot;978-1-4503-6708-0&quot;,&quot;page&quot;:&quot;1–12&quot;,&quot;publisher&quot;:&quot;Association for Computing Machinery&quot;,&quot;publisher-place&quot;:&quot;New York, NY, USA&quot;,&quot;source&quot;:&quot;ACM Digital Library&quot;,&quot;title&quot;:&quot;Composing Flexibly-Organized Step-by-Step Tutorials from Linked Source Code, Snippets, and Outputs&quot;,&quot;URL&quot;:&quot;https://dl.acm.org/doi/10.1145/3313831.3376798&quot;,&quot;author&quot;:[{&quot;family&quot;:&quot;Head&quot;,&quot;given&quot;:&quot;Andrew&quot;},{&quot;family&quot;:&quot;Jiang&quot;,&quot;given&quot;:&quot;Jason&quot;},{&quot;family&quot;:&quot;Smith&quot;,&quot;given&quot;:&quot;James&quot;},{&quot;family&quot;:&quot;Hearst&quot;,&quot;given&quot;:&quot;Marti A.&quot;},{&quot;family&quot;:&quot;Hartmann&quot;,&quot;given&quot;:&quot;Björn&quot;}],&quot;accessed&quot;:{&quot;date-parts&quot;:[[&quot;2023&quot;,6,13]]},&quot;issued&quot;:{&quot;date-parts&quot;:[[&quot;2020&quot;,4,23]]}},&quot;prefix&quot;:&quot;&quot;,&quot;suffix&quot;:&quot;&quot;},{&quot;id&quot;:9009,&quot;uris&quot;:[&quot;http://zotero.org/users/1913249/items/BVPG23QV&quot;,[&quot;http://zotero.org/users/1913249/items/BVPG23QV&quot;]],&quot;itemData&quot;:{&quot;id&quot;:9009,&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prefix&quot;:&quot;&quot;,&quot;suffix&quot;:&quot;&quot;}],&quot;schema&quot;:&quot;https://github.com/citation-style-language/schema/raw/master/csl-citation.json&quot;} RNDgfD9DgW6r4"/>(Kim and Ko, 2017; Head et al., 2020)<text:reference-mark-end text:name="ZOTERO_ITEM CSL_CITATION {&quot;citationID&quot;:&quot;jfnkhrql&quot;,&quot;properties&quot;:{&quot;formattedCitation&quot;:&quot;(Kim and Ko, 2017; Head et al., 2020)&quot;,&quot;plainCitation&quot;:&quot;(Kim and Ko, 2017; Head et al., 2020)&quot;,&quot;noteIndex&quot;:0},&quot;citationItems&quot;:[{&quot;id&quot;:9010,&quot;uris&quot;:[&quot;http://zotero.org/users/1913249/items/7I5JT79P&quot;,[&quot;http://zotero.org/users/1913249/items/7I5JT79P&quot;]],&quot;itemData&quot;:{&quot;id&quot;:9010,&quot;type&quot;:&quot;paper-conference&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collection-title&quot;:&quot;CHI '20&quot;,&quot;container-title&quot;:&quot;Proceedings of the 2020 CHI Conference on Human Factors in Computing Systems&quot;,&quot;DOI&quot;:&quot;10.1145/3313831.3376798&quot;,&quot;event-place&quot;:&quot;New York, NY, USA&quot;,&quot;ISBN&quot;:&quot;978-1-4503-6708-0&quot;,&quot;page&quot;:&quot;1–12&quot;,&quot;publisher&quot;:&quot;Association for Computing Machinery&quot;,&quot;publisher-place&quot;:&quot;New York, NY, USA&quot;,&quot;source&quot;:&quot;ACM Digital Library&quot;,&quot;title&quot;:&quot;Composing Flexibly-Organized Step-by-Step Tutorials from Linked Source Code, Snippets, and Outputs&quot;,&quot;URL&quot;:&quot;https://dl.acm.org/doi/10.1145/3313831.3376798&quot;,&quot;author&quot;:[{&quot;family&quot;:&quot;Head&quot;,&quot;given&quot;:&quot;Andrew&quot;},{&quot;family&quot;:&quot;Jiang&quot;,&quot;given&quot;:&quot;Jason&quot;},{&quot;family&quot;:&quot;Smith&quot;,&quot;given&quot;:&quot;James&quot;},{&quot;family&quot;:&quot;Hearst&quot;,&quot;given&quot;:&quot;Marti A.&quot;},{&quot;family&quot;:&quot;Hartmann&quot;,&quot;given&quot;:&quot;Björn&quot;}],&quot;accessed&quot;:{&quot;date-parts&quot;:[[&quot;2023&quot;,6,13]]},&quot;issued&quot;:{&quot;date-parts&quot;:[[&quot;2020&quot;,4,23]]}},&quot;prefix&quot;:&quot;&quot;,&quot;suffix&quot;:&quot;&quot;},{&quot;id&quot;:9009,&quot;uris&quot;:[&quot;http://zotero.org/users/1913249/items/BVPG23QV&quot;,[&quot;http://zotero.org/users/1913249/items/BVPG23QV&quot;]],&quot;itemData&quot;:{&quot;id&quot;:9009,&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prefix&quot;:&quot;&quot;,&quot;suffix&quot;:&quot;&quot;}],&quot;schema&quot;:&quot;https://github.com/citation-style-language/schema/raw/master/csl-citation.json&quot;} RNDgfD9DgW6r4"/>.</text:p>
      <text:p text:style-name="Text_20_body">Code snippets are often interwoven with text explaining the function of the code constructions.</text:p>
      <text:p text:style-name="Text_20_body">The variety of audience and motivations of writer can account for the variation in form. Researcher also point out the limits of online coding tutorials namely that: “few explain when and why a particular concept is useful in programming; and few provide guidance for common errors” <text:reference-mark-start text:name="ZOTERO_ITEM CSL_CITATION {&quot;citationID&quot;:&quot;pirnwggb&quot;,&quot;properties&quot;:{&quot;formattedCitation&quot;:&quot;(Kim and Ko, 2017:325)&quot;,&quot;plainCitation&quot;:&quot;(Kim and Ko, 2017:325)&quot;,&quot;noteIndex&quot;:0},&quot;citationItems&quot;:[{&quot;id&quot;:9009,&quot;uris&quot;:[&quot;http://zotero.org/users/1913249/items/BVPG23QV&quot;,[&quot;http://zotero.org/users/1913249/items/BVPG23QV&quot;]],&quot;itemData&quot;:{&quot;id&quot;:9009,&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locator&quot;:&quot; 325&quot;,&quot;prefix&quot;:&quot;&quot;}],&quot;schema&quot;:&quot;https://github.com/citation-style-language/schema/raw/master/csl-citation.json&quot;} RNDellF9WxIVp"/>(Kim and Ko, 2017:325)<text:reference-mark-end text:name="ZOTERO_ITEM CSL_CITATION {&quot;citationID&quot;:&quot;pirnwggb&quot;,&quot;properties&quot;:{&quot;formattedCitation&quot;:&quot;(Kim and Ko, 2017:325)&quot;,&quot;plainCitation&quot;:&quot;(Kim and Ko, 2017:325)&quot;,&quot;noteIndex&quot;:0},&quot;citationItems&quot;:[{&quot;id&quot;:9009,&quot;uris&quot;:[&quot;http://zotero.org/users/1913249/items/BVPG23QV&quot;,[&quot;http://zotero.org/users/1913249/items/BVPG23QV&quot;]],&quot;itemData&quot;:{&quot;id&quot;:9009,&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locator&quot;:&quot; 325&quot;,&quot;prefix&quot;:&quot;&quot;}],&quot;schema&quot;:&quot;https://github.com/citation-style-language/schema/raw/master/csl-citation.json&quot;} RNDellF9WxIVp"/>.</text:p>
      <text:h text:style-name="Heading_20_3" text:outline-level="3"><text:bookmark-start text:name="umc-mircroworlds-and-half-baked-games"/>UMC, Mircroworlds and Half-Baked Games<text:bookmark-end text:name="umc-mircroworlds-and-half-baked-games"/></text:h>
      <text:h text:style-name="Heading_20_4" text:outline-level="4"><text:bookmark-start text:name="use-modify-create"/>Use Modify Create<text:bookmark-end text:name="use-modify-create"/></text:h>
      <text:p text:style-name="First_20_paragraph">The ‘Use-Modify-Create’ approach proposed by Lee and colleagues <text:reference-mark-start text:name="ZOTERO_ITEM CSL_CITATION {&quot;citationID&quot;:&quot;aamhsvnm&quot;,&quot;properties&quot;:{&quot;formattedCitation&quot;:&quot;(2011)&quot;,&quot;plainCitation&quot;:&quot;(2011)&quot;,&quot;noteIndex&quot;:0},&quot;citationItems&quot;:[{&quot;id&quot;:6015,&quot;uris&quot;:[&quot;http://zotero.org/users/1913249/items/M2JH9UT3&quot;,[&quot;http://zotero.org/users/1913249/items/M2JH9UT3&quot;]],&quot;itemData&quot;:{&quot;id&quot;:6015,&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suppress-author&quot;:true,&quot;prefix&quot;:&quot;&quot;,&quot;suffix&quot;:&quot;&quot;}],&quot;schema&quot;:&quot;https://github.com/citation-style-language/schema/raw/master/csl-citation.json&quot;} RND142gPIDTmH"/>(2011)<text:reference-mark-end text:name="ZOTERO_ITEM CSL_CITATION {&quot;citationID&quot;:&quot;aamhsvnm&quot;,&quot;properties&quot;:{&quot;formattedCitation&quot;:&quot;(2011)&quot;,&quot;plainCitation&quot;:&quot;(2011)&quot;,&quot;noteIndex&quot;:0},&quot;citationItems&quot;:[{&quot;id&quot;:6015,&quot;uris&quot;:[&quot;http://zotero.org/users/1913249/items/M2JH9UT3&quot;,[&quot;http://zotero.org/users/1913249/items/M2JH9UT3&quot;]],&quot;itemData&quot;:{&quot;id&quot;:6015,&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suppress-author&quot;:true,&quot;prefix&quot;:&quot;&quot;,&quot;suffix&quot;:&quot;&quot;}],&quot;schema&quot;:&quot;https://github.com/citation-style-language/schema/raw/master/csl-citation.json&quot;} RND142gPIDTmH"/> is particularly promising to counter issue of user anxiety surrounding the difficulty of coding games. It comes <text:soft-page-break/>from the desire to be able to integrate game making and robotics to support computational thinking and draws upon grounded game making studies <text:reference-mark-start text:name="ZOTERO_ITEM CSL_CITATION {&quot;citationID&quot;:&quot;zwemtuap&quot;,&quot;properties&quot;:{&quot;formattedCitation&quot;:&quot;(Denner et al., 2012, 2014; Werner et al., 2013, 2014)&quot;,&quot;plainCitation&quot;:&quot;(Denner et al., 2012, 2014; Werner et al., 2013, 2014)&quot;,&quot;noteIndex&quot;:0},&quot;citationItems&quot;:[{&quot;id&quot;:2228,&quot;uris&quot;:[&quot;http://zotero.org/users/1913249/items/VJ5HVJHB&quot;,[&quot;http://zotero.org/users/1913249/items/VJ5HVJHB&quot;]],&quot;itemData&quot;:{&quot;id&quot;:2228,&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volume&quot;:&quot;58&quot;,&quot;author&quot;:[{&quot;family&quot;:&quot;Denner&quot;,&quot;given&quot;:&quot;Jill&quot;},{&quot;family&quot;:&quot;Werner&quot;,&quot;given&quot;:&quot;Linda&quot;},{&quot;family&quot;:&quot;Ortiz&quot;,&quot;given&quot;:&quot;Eloy&quot;}],&quot;issued&quot;:{&quot;date-parts&quot;:[[&quot;2012&quot;,1]]}},&quot;prefix&quot;:&quot;&quot;,&quot;suffix&quot;:&quot;&quot;},{&quot;id&quot;:2238,&quot;uris&quot;:[&quot;http://zotero.org/users/1913249/items/RUWZA8Q7&quot;,[&quot;http://zotero.org/users/1913249/items/RUWZA8Q7&quot;]],&quot;itemData&quot;:{&quot;id&quot;:223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prefix&quot;:&quot;&quot;,&quot;suffix&quot;:&quot;&quot;},{&quot;id&quot;:2234,&quot;uris&quot;:[&quot;http://zotero.org/users/1913249/items/PH47MUUV&quot;,[&quot;http://zotero.org/users/1913249/items/PH47MUUV&quot;]],&quot;itemData&quot;:{&quot;id&quot;:2234,&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prefix&quot;:&quot;&quot;,&quot;suffix&quot;:&quot;&quot;},{&quot;id&quot;:2479,&quot;uris&quot;:[&quot;http://zotero.org/users/1913249/items/GK5Z3NX3&quot;,[&quot;http://zotero.org/users/1913249/items/GK5Z3NX3&quot;]],&quot;itemData&quot;:{&quot;id&quot;:247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volume&quot;:&quot;14&quot;,&quot;author&quot;:[{&quot;family&quot;:&quot;Werner&quot;,&quot;given&quot;:&quot;Linda&quot;},{&quot;family&quot;:&quot;Denner&quot;,&quot;given&quot;:&quot;Jill&quot;},{&quot;family&quot;:&quot;Campe&quot;,&quot;given&quot;:&quot;Shannon&quot;}],&quot;issued&quot;:{&quot;date-parts&quot;:[[&quot;2014&quot;,12,23]]}},&quot;prefix&quot;:&quot;&quot;,&quot;suffix&quot;:&quot;&quot;}],&quot;schema&quot;:&quot;https://github.com/citation-style-language/schema/raw/master/csl-citation.json&quot;} RNDKYAqA7PSaX"/>(Denner et al., 2012, 2014; Werner et al., 2013, 2014)<text:reference-mark-end text:name="ZOTERO_ITEM CSL_CITATION {&quot;citationID&quot;:&quot;zwemtuap&quot;,&quot;properties&quot;:{&quot;formattedCitation&quot;:&quot;(Denner et al., 2012, 2014; Werner et al., 2013, 2014)&quot;,&quot;plainCitation&quot;:&quot;(Denner et al., 2012, 2014; Werner et al., 2013, 2014)&quot;,&quot;noteIndex&quot;:0},&quot;citationItems&quot;:[{&quot;id&quot;:2228,&quot;uris&quot;:[&quot;http://zotero.org/users/1913249/items/VJ5HVJHB&quot;,[&quot;http://zotero.org/users/1913249/items/VJ5HVJHB&quot;]],&quot;itemData&quot;:{&quot;id&quot;:2228,&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volume&quot;:&quot;58&quot;,&quot;author&quot;:[{&quot;family&quot;:&quot;Denner&quot;,&quot;given&quot;:&quot;Jill&quot;},{&quot;family&quot;:&quot;Werner&quot;,&quot;given&quot;:&quot;Linda&quot;},{&quot;family&quot;:&quot;Ortiz&quot;,&quot;given&quot;:&quot;Eloy&quot;}],&quot;issued&quot;:{&quot;date-parts&quot;:[[&quot;2012&quot;,1]]}},&quot;prefix&quot;:&quot;&quot;,&quot;suffix&quot;:&quot;&quot;},{&quot;id&quot;:2238,&quot;uris&quot;:[&quot;http://zotero.org/users/1913249/items/RUWZA8Q7&quot;,[&quot;http://zotero.org/users/1913249/items/RUWZA8Q7&quot;]],&quot;itemData&quot;:{&quot;id&quot;:223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prefix&quot;:&quot;&quot;,&quot;suffix&quot;:&quot;&quot;},{&quot;id&quot;:2234,&quot;uris&quot;:[&quot;http://zotero.org/users/1913249/items/PH47MUUV&quot;,[&quot;http://zotero.org/users/1913249/items/PH47MUUV&quot;]],&quot;itemData&quot;:{&quot;id&quot;:2234,&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prefix&quot;:&quot;&quot;,&quot;suffix&quot;:&quot;&quot;},{&quot;id&quot;:2479,&quot;uris&quot;:[&quot;http://zotero.org/users/1913249/items/GK5Z3NX3&quot;,[&quot;http://zotero.org/users/1913249/items/GK5Z3NX3&quot;]],&quot;itemData&quot;:{&quot;id&quot;:247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volume&quot;:&quot;14&quot;,&quot;author&quot;:[{&quot;family&quot;:&quot;Werner&quot;,&quot;given&quot;:&quot;Linda&quot;},{&quot;family&quot;:&quot;Denner&quot;,&quot;given&quot;:&quot;Jill&quot;},{&quot;family&quot;:&quot;Campe&quot;,&quot;given&quot;:&quot;Shannon&quot;}],&quot;issued&quot;:{&quot;date-parts&quot;:[[&quot;2014&quot;,12,23]]}},&quot;prefix&quot;:&quot;&quot;,&quot;suffix&quot;:&quot;&quot;}],&quot;schema&quot;:&quot;https://github.com/citation-style-language/schema/raw/master/csl-citation.json&quot;} RNDKYAqA7PSaX"/></text:p>
      <text:p text:style-name="Text_20_body">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D&quot;:&quot;ctheytcz&quot;,&quot;properties&quot;:{&quot;formattedCitation&quot;:&quot;(2011)&quot;,&quot;plainCitation&quot;:&quot;(2011)&quot;,&quot;noteIndex&quot;:0},&quot;citationItems&quot;:[{&quot;id&quot;:6015,&quot;uris&quot;:[&quot;http://zotero.org/users/1913249/items/M2JH9UT3&quot;,[&quot;http://zotero.org/users/1913249/items/M2JH9UT3&quot;]],&quot;itemData&quot;:{&quot;id&quot;:6015,&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suppress-author&quot;:true,&quot;prefix&quot;:&quot;&quot;,&quot;suffix&quot;:&quot;&quot;}],&quot;schema&quot;:&quot;https://github.com/citation-style-language/schema/raw/master/csl-citation.json&quot;} RNDYZJal5Qv2V"/>(2011)<text:reference-mark-end text:name="ZOTERO_ITEM CSL_CITATION {&quot;citationID&quot;:&quot;ctheytcz&quot;,&quot;properties&quot;:{&quot;formattedCitation&quot;:&quot;(2011)&quot;,&quot;plainCitation&quot;:&quot;(2011)&quot;,&quot;noteIndex&quot;:0},&quot;citationItems&quot;:[{&quot;id&quot;:6015,&quot;uris&quot;:[&quot;http://zotero.org/users/1913249/items/M2JH9UT3&quot;,[&quot;http://zotero.org/users/1913249/items/M2JH9UT3&quot;]],&quot;itemData&quot;:{&quot;id&quot;:6015,&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suppress-author&quot;:true,&quot;prefix&quot;:&quot;&quot;,&quot;suffix&quot;:&quot;&quot;}],&quot;schema&quot;:&quot;https://github.com/citation-style-language/schema/raw/master/csl-citation.json&quot;} RNDYZJal5Qv2V"/></text:p>
      <text:p text:style-name="Text_20_body"><text:span text:style-name="T1">Use:</text:span> In the <text:span text:style-name="T2">Use</text:span> stage, coders build a familiarity with coding interfaces, code structures and syntax through scaffolded approaches which involve interacting with the program code and what it produces.</text:p>
      <text:p text:style-name="Text_20_body"><text:span text:style-name="T1">Modify:</text:span> In the <text:span text:style-name="T2">Modify</text:span> stage learners progress to working on real projects created by others. Learners deepen their knowledge of coding structures and practices by altering existing projects and templates to suit their own aims.</text:p>
      <text:p text:style-name="Text_20_body"><text:span text:style-name="T1">Create:</text:span> After novice coders become more familiar with patterns of code design in use in the modify stage, they can progress to replicate such patterns in other code that they create from scratch.</text:p>
      <text:p text:style-name="P6">A study involving five hundred 9 to 14 year-olds found that the UMC approach can balance a structured approach with more student-led exploration <text:reference-mark-start text:name="ZOTERO_ITEM CSL_CITATION {&quot;citationID&quot;:&quot;jdrcwpfr&quot;,&quot;properties&quot;:{&quot;formattedCitation&quot;:&quot;(Franklin et al., 2020)&quot;,&quot;plainCitation&quot;:&quot;(Franklin et al., 2020)&quot;,&quot;noteIndex&quot;:0},&quot;citationItems&quot;:[{&quot;id&quot;:8641,&quot;uris&quot;:[&quot;http://zotero.org/users/1913249/items/7NFVC6Q7&quot;,[&quot;http://zotero.org/users/1913249/items/7NFVC6Q7&quot;]],&quot;itemData&quot;:{&quot;id&quot;:8641,&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prefix&quot;:&quot;&quot;,&quot;suffix&quot;:&quot;&quot;}],&quot;schema&quot;:&quot;https://github.com/citation-style-language/schema/raw/master/csl-citation.json&quot;} RNDTrSnq6jNjl"/>(Franklin et al., 2020)<text:reference-mark-end text:name="ZOTERO_ITEM CSL_CITATION {&quot;citationID&quot;:&quot;jdrcwpfr&quot;,&quot;properties&quot;:{&quot;formattedCitation&quot;:&quot;(Franklin et al., 2020)&quot;,&quot;plainCitation&quot;:&quot;(Franklin et al., 2020)&quot;,&quot;noteIndex&quot;:0},&quot;citationItems&quot;:[{&quot;id&quot;:8641,&quot;uris&quot;:[&quot;http://zotero.org/users/1913249/items/7NFVC6Q7&quot;,[&quot;http://zotero.org/users/1913249/items/7NFVC6Q7&quot;]],&quot;itemData&quot;:{&quot;id&quot;:8641,&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prefix&quot;:&quot;&quot;,&quot;suffix&quot;:&quot;&quot;}],&quot;schema&quot;:&quot;https://github.com/citation-style-language/schema/raw/master/csl-citation.json&quot;} RNDTrSnq6jNjl"/>.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D&quot;:&quot;eilaqdmc&quot;,&quot;properties&quot;:{&quot;formattedCitation&quot;:&quot;(Lytle, Catet\\uc0\\u233{}, et al., 2019)&quot;,&quot;plainCitation&quot;:&quot;(Lytle, Cateté, et al., 2019)&quot;,&quot;noteIndex&quot;:0},&quot;citationItems&quot;:[{&quot;id&quot;:7911,&quot;uris&quot;:[&quot;http://zotero.org/users/1913249/items/QJZKAUK6&quot;,[&quot;http://zotero.org/users/1913249/items/QJZKAUK6&quot;]],&quot;itemData&quot;:{&quot;id&quot;:7911,&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prefix&quot;:&quot;&quot;,&quot;suffix&quot;:&quot;&quot;}],&quot;schema&quot;:&quot;https://github.com/citation-style-language/schema/raw/master/csl-citation.json&quot;} RND9RUyZ51QHP"/><text:span text:style-name="T7">(Lytle, Cateté, et al., 2019)</text:span><text:reference-mark-end text:name="ZOTERO_ITEM CSL_CITATION {&quot;citationID&quot;:&quot;eilaqdmc&quot;,&quot;properties&quot;:{&quot;formattedCitation&quot;:&quot;(Lytle, Catet\\uc0\\u233{}, et al., 2019)&quot;,&quot;plainCitation&quot;:&quot;(Lytle, Cateté, et al., 2019)&quot;,&quot;noteIndex&quot;:0},&quot;citationItems&quot;:[{&quot;id&quot;:7911,&quot;uris&quot;:[&quot;http://zotero.org/users/1913249/items/QJZKAUK6&quot;,[&quot;http://zotero.org/users/1913249/items/QJZKAUK6&quot;]],&quot;itemData&quot;:{&quot;id&quot;:7911,&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prefix&quot;:&quot;&quot;,&quot;suffix&quot;:&quot;&quot;}],&quot;schema&quot;:&quot;https://github.com/citation-style-language/schema/raw/master/csl-citation.json&quot;} RND9RUyZ51QHP"/>. The researchers found that because students using UMC had more time to play around with code, they were able to add their own personal touches and that this ownership over the code sustained their continued engagement.</text:p>
      <text:h text:style-name="Heading_20_4" text:outline-level="4"><text:bookmark-start text:name="half-baked-games-as-microworlds"/>Half-baked games as Microworlds<text:bookmark-end text:name="half-baked-games-as-microworlds"/></text:h>
      <text:p text:style-name="First_20_paragraph">The concept of ‘half-baked’ games, which are incomplete or somehow deficient in a way which motivates learners to delve into the code and improve them offers a possible enchancement to the ‘Use-Modify-Create’ model []</text:p>
      <text:p text:style-name="Text_20_body">This concept of builds on Papert’s concept of micro world used a framework for making and coding. (DEVELOP)</text:p>
      <text:p text:style-name="Text_20_body">The focus of half-baked games is to design them in a way which encourages malleability of the code in directions that the learner may find interesting <text:reference-mark-start text:name="ZOTERO_ITEM CSL_CITATION {&quot;citationID&quot;:&quot;ckpqsokv&quot;,&quot;properties&quot;:{&quot;formattedCitation&quot;:&quot;(Kynigos, 2007; Kynigos and Yiannoutsou, 2018)&quot;,&quot;plainCitation&quot;:&quot;(Kynigos, 2007; Kynigos and Yiannoutsou, 2018)&quot;,&quot;noteIndex&quot;:0},&quot;citationItems&quot;:[{&quot;id&quot;:6014,&quot;uris&quot;:[&quot;http://zotero.org/users/1913249/items/49KSYPTU&quot;,[&quot;http://zotero.org/users/1913249/items/49KSYPTU&quot;]],&quot;itemData&quot;:{&quot;id&quot;:6014,&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volume&quot;:&quot;6&quot;,&quot;author&quot;:[{&quot;family&quot;:&quot;Kynigos&quot;,&quot;given&quot;:&quot;Chronis&quot;}],&quot;issued&quot;:{&quot;date-parts&quot;:[[&quot;2007&quot;]]}},&quot;prefix&quot;:&quot;&quot;,&quot;suffix&quot;:&quot;&quot;},{&quot;id&quot;:2532,&quot;uris&quot;:[&quot;http://zotero.org/users/1913249/items/KLB4BDFL&quot;,[&quot;http://zotero.org/users/1913249/items/KLB4BDFL&quot;]],&quot;itemData&quot;:{&quot;id&quot;:2532,&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prefix&quot;:&quot;&quot;,&quot;suffix&quot;:&quot;&quot;}],&quot;schema&quot;:&quot;https://github.com/citation-style-language/schema/raw/master/csl-citation.json&quot;} RNDWglFW6o9m0"/>(Kynigos, 2007; Kynigos and Yiannoutsou, 2018)<text:reference-mark-end text:name="ZOTERO_ITEM CSL_CITATION {&quot;citationID&quot;:&quot;ckpqsokv&quot;,&quot;properties&quot;:{&quot;formattedCitation&quot;:&quot;(Kynigos, 2007; Kynigos and Yiannoutsou, 2018)&quot;,&quot;plainCitation&quot;:&quot;(Kynigos, 2007; Kynigos and Yiannoutsou, 2018)&quot;,&quot;noteIndex&quot;:0},&quot;citationItems&quot;:[{&quot;id&quot;:6014,&quot;uris&quot;:[&quot;http://zotero.org/users/1913249/items/49KSYPTU&quot;,[&quot;http://zotero.org/users/1913249/items/49KSYPTU&quot;]],&quot;itemData&quot;:{&quot;id&quot;:6014,&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volume&quot;:&quot;6&quot;,&quot;author&quot;:[{&quot;family&quot;:&quot;Kynigos&quot;,&quot;given&quot;:&quot;Chronis&quot;}],&quot;issued&quot;:{&quot;date-parts&quot;:[[&quot;2007&quot;]]}},&quot;prefix&quot;:&quot;&quot;,&quot;suffix&quot;:&quot;&quot;},{&quot;id&quot;:2532,&quot;uris&quot;:[&quot;http://zotero.org/users/1913249/items/KLB4BDFL&quot;,[&quot;http://zotero.org/users/1913249/items/KLB4BDFL&quot;]],&quot;itemData&quot;:{&quot;id&quot;:2532,&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prefix&quot;:&quot;&quot;,&quot;suffix&quot;:&quot;&quot;}],&quot;schema&quot;:&quot;https://github.com/citation-style-language/schema/raw/master/csl-citation.json&quot;} RNDWglFW6o9m0"/>. Thus the original game designer makes complex decisions which highlight certain affordances of the game in a way which encourages the exploration of key concepts, in this case computational thinking.</text:p>
      <text:p text:style-name="Text_20_body">Kynigos and Yiannoutsou identify a progression in the type of CT skills being used as the processing of modifying the game progresses as part of the Use-Modify-Create model moving <text:soft-page-break/>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3" text:outline-level="3"><text:bookmark-start text:name="primm"/>PRIMM<text:bookmark-end text:name="primm"/></text:h>
      <text:p text:style-name="First_20_paragraph">FIND MATERIAL IN OTHER BOOK CHAPTERS</text:p>
      <text:p text:style-name="Text_20_body"><text:span text:style-name="T1">PRIMM:</text:span> PRIMM stands for Predict, Run, Investigate, Modify and Make. This model helps learners adopt coding practices and computational concepts through providing a concrete code example that they run after predicting what it does. Learners make changes to the existing code before finally creating code from scratch. PRIMM’s starting point is students predicting existing code results. Asking students to identify target computing concepts in code examples allows teachers to guide students towards key computational thinking process or algorithmic details. Thus, PRIMM is well suited to the classroom as starting with prediction of a code allows a whole class of learners to unpack and repack the same set of concepts in a restricted time scale. This process that supports formal problem solving, paper-based questions of the GCSE exams. The use of code examples and a structured set of varied activities aligns well to UDL principle of representing knowledge in a variety of means. For a more detailed summary of the PRIMM approach the Quick Read pedagogy article.[^5]</text:p>
      <text:p text:style-name="Text_20_body">Primm based on UMC but developed to highlight abstract concepts and processes via a predict stage.</text:p>
      <text:h text:style-name="Heading_20_3" text:outline-level="3"><text:bookmark-start text:name="semantic-profiles-and-waves"/>Semantic Profiles and Waves<text:bookmark-end text:name="semantic-profiles-and-waves"/></text:h>
      <text:p text:style-name="First_20_paragraph">Semantic profiles chart the use of more concrete (high semantic gravity) language and more abstract (high semantic density) concepts and patterns as they emerge in classroom situations <text:reference-mark-start text:name="ZOTERO_ITEM CSL_CITATION {&quot;citationID&quot;:&quot;ywvsqnqn&quot;,&quot;properties&quot;:{&quot;formattedCitation&quot;:&quot;(Macnaught et al., 2013)&quot;,&quot;plainCitation&quot;:&quot;(Macnaught et al., 2013)&quot;,&quot;noteIndex&quot;:0},&quot;citationItems&quot;:[{&quot;id&quot;:8043,&quot;uris&quot;:[&quot;http://zotero.org/users/1913249/items/8KA63FXV&quot;,[&quot;http://zotero.org/users/1913249/items/8KA63FXV&quot;]],&quot;itemData&quot;:{&quot;id&quot;:8043,&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volume&quot;:&quot;24&quot;,&quot;author&quot;:[{&quot;family&quot;:&quot;Macnaught&quot;,&quot;given&quot;:&quot;Lucy&quot;},{&quot;family&quot;:&quot;Maton&quot;,&quot;given&quot;:&quot;Karl&quot;},{&quot;family&quot;:&quot;Martin&quot;,&quot;given&quot;:&quot;J. R.&quot;},{&quot;family&quot;:&quot;Matruglio&quot;,&quot;given&quot;:&quot;Erika&quot;}],&quot;issued&quot;:{&quot;date-parts&quot;:[[&quot;2013&quot;,4,1]]}},&quot;prefix&quot;:&quot;&quot;,&quot;suffix&quot;:&quot;&quot;}],&quot;schema&quot;:&quot;https://github.com/citation-style-language/schema/raw/master/csl-citation.json&quot;} RNDVp21Pw0RY5"/>(Macnaught et al., 2013)<text:reference-mark-end text:name="ZOTERO_ITEM CSL_CITATION {&quot;citationID&quot;:&quot;ywvsqnqn&quot;,&quot;properties&quot;:{&quot;formattedCitation&quot;:&quot;(Macnaught et al., 2013)&quot;,&quot;plainCitation&quot;:&quot;(Macnaught et al., 2013)&quot;,&quot;noteIndex&quot;:0},&quot;citationItems&quot;:[{&quot;id&quot;:8043,&quot;uris&quot;:[&quot;http://zotero.org/users/1913249/items/8KA63FXV&quot;,[&quot;http://zotero.org/users/1913249/items/8KA63FXV&quot;]],&quot;itemData&quot;:{&quot;id&quot;:8043,&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volume&quot;:&quot;24&quot;,&quot;author&quot;:[{&quot;family&quot;:&quot;Macnaught&quot;,&quot;given&quot;:&quot;Lucy&quot;},{&quot;family&quot;:&quot;Maton&quot;,&quot;given&quot;:&quot;Karl&quot;},{&quot;family&quot;:&quot;Martin&quot;,&quot;given&quot;:&quot;J. R.&quot;},{&quot;family&quot;:&quot;Matruglio&quot;,&quot;given&quot;:&quot;Erika&quot;}],&quot;issued&quot;:{&quot;date-parts&quot;:[[&quot;2013&quot;,4,1]]}},&quot;prefix&quot;:&quot;&quot;,&quot;suffix&quot;:&quot;&quot;}],&quot;schema&quot;:&quot;https://github.com/citation-style-language/schema/raw/master/csl-citation.json&quot;} RNDVp21Pw0RY5"/>. 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A Quick Read on semantic profiles is available on the NCCE website.[^2]</text:p>
      <text:p text:style-name="Text_20_body">Research carried out by Curzon and colleagues <text:reference-mark-start text:name="ZOTERO_ITEM CSL_CITATION {&quot;citationID&quot;:&quot;tericxcm&quot;,&quot;properties&quot;:{&quot;formattedCitation&quot;:&quot;(2020)&quot;,&quot;plainCitation&quot;:&quot;(2020)&quot;,&quot;noteIndex&quot;:0},&quot;citationItems&quot;:[{&quot;id&quot;:8615,&quot;uris&quot;:[&quot;http://zotero.org/users/1913249/items/IHTMF2WC&quot;,[&quot;http://zotero.org/users/1913249/items/IHTMF2WC&quot;]],&quot;itemData&quot;:{&quot;id&quot;:8615,&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suppress-author&quot;:true,&quot;prefix&quot;:&quot;&quot;,&quot;suffix&quot;:&quot;&quot;}],&quot;schema&quot;:&quot;https://github.com/citation-style-language/schema/raw/master/csl-citation.json&quot;} RNDIqQrF7BPnP"/>(2020)<text:reference-mark-end text:name="ZOTERO_ITEM CSL_CITATION {&quot;citationID&quot;:&quot;tericxcm&quot;,&quot;properties&quot;:{&quot;formattedCitation&quot;:&quot;(2020)&quot;,&quot;plainCitation&quot;:&quot;(2020)&quot;,&quot;noteIndex&quot;:0},&quot;citationItems&quot;:[{&quot;id&quot;:8615,&quot;uris&quot;:[&quot;http://zotero.org/users/1913249/items/IHTMF2WC&quot;,[&quot;http://zotero.org/users/1913249/items/IHTMF2WC&quot;]],&quot;itemData&quot;:{&quot;id&quot;:8615,&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suppress-author&quot;:true,&quot;prefix&quot;:&quot;&quot;,&quot;suffix&quot;:&quot;&quot;}],&quot;schema&quot;:&quot;https://github.com/citation-style-language/schema/raw/master/csl-citation.json&quot;} RNDIqQrF7BPnP"/>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p text:style-name="P5">semantic waves</text:p>
      <text:p text:style-name="Text_20_body">Figure 3.1 A Semantic Profile with Semantic Waves</text:p>
      <text:p text:style-name="Text_20_body"><text:soft-page-break/>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research example carried out in the research above, the process of starting with concepts may only involve giving a short outline of the concept that is being explored and saying that this will be illustrated in a following concrete activity.</text:p>
      <text:h text:style-name="Heading_20_3" text:outline-level="3"><text:bookmark-start text:name="pair-programming-socialcollaborative-coding"/>Pair programming &amp; social/collaborative coding<text:bookmark-end text:name="pair-programming-socialcollaborative-coding"/></text:h>
      <text:p text:style-name="First_20_paragraph"><text:span text:style-name="T1">Pair Programming:</text:span>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 Pair programming involves social learning elements and can model a greater choices for students in they way they solve problems. The process of building an identity in a community with the help of peers is key to a socio-cultural understanding of how learners pick up coding in a classroom (or other settings). The importance of a coding community is explored in another chapter in this collection on design and project approaches. A summary of pair programming roles and tips on how teachers can help learners to adopt them in present in a Quick Read document from NCCE.[^6]</text:p>
      <text:p text:style-name="Text_20_body">See Robertson</text:p>
      <text:p text:style-name="Text_20_body">Bring in limits and extension of research on pair programming to wider groups / more flexible processes <text:reference-mark-start text:name="ZOTERO_ITEM CSL_CITATION {&quot;citationID&quot;:&quot;hoqwgrqv&quot;,&quot;properties&quot;:{&quot;formattedCitation&quot;:&quot;(Preston, 2006)&quot;,&quot;plainCitation&quot;:&quot;(Preston, 2006)&quot;,&quot;noteIndex&quot;:0},&quot;citationItems&quot;:[{&quot;id&quot;:8980,&quot;uris&quot;:[&quot;http://zotero.org/users/1913249/items/US4XDX97&quot;,[&quot;http://zotero.org/users/1913249/items/US4XDX97&quot;]],&quot;itemData&quot;:{&quot;id&quot;:8980,&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SSN&quot;:&quot;2166-1685, 1550-1469&quot;,&quot;issue&quot;:&quot;1&quot;,&quot;journalAbbreviation&quot;:&quot;SIGITE Newsl.&quot;,&quot;language&quot;:&quot;en&quot;,&quot;page&quot;:&quot;16-21&quot;,&quot;source&quot;:&quot;DOI.org (Crossref)&quot;,&quot;title&quot;:&quot;Using collaborative learning research to enhance pair programming pedagogy&quot;,&quot;volume&quot;:&quot;3&quot;,&quot;author&quot;:[{&quot;family&quot;:&quot;Preston&quot;,&quot;given&quot;:&quot;David&quot;}],&quot;issued&quot;:{&quot;date-parts&quot;:[[&quot;2006&quot;,1]]}},&quot;prefix&quot;:&quot;&quot;,&quot;suffix&quot;:&quot;&quot;}],&quot;schema&quot;:&quot;https://github.com/citation-style-language/schema/raw/master/csl-citation.json&quot;} RND1ssj73H183"/>(Preston, 2006)<text:reference-mark-end text:name="ZOTERO_ITEM CSL_CITATION {&quot;citationID&quot;:&quot;hoqwgrqv&quot;,&quot;properties&quot;:{&quot;formattedCitation&quot;:&quot;(Preston, 2006)&quot;,&quot;plainCitation&quot;:&quot;(Preston, 2006)&quot;,&quot;noteIndex&quot;:0},&quot;citationItems&quot;:[{&quot;id&quot;:8980,&quot;uris&quot;:[&quot;http://zotero.org/users/1913249/items/US4XDX97&quot;,[&quot;http://zotero.org/users/1913249/items/US4XDX97&quot;]],&quot;itemData&quot;:{&quot;id&quot;:8980,&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SSN&quot;:&quot;2166-1685, 1550-1469&quot;,&quot;issue&quot;:&quot;1&quot;,&quot;journalAbbreviation&quot;:&quot;SIGITE Newsl.&quot;,&quot;language&quot;:&quot;en&quot;,&quot;page&quot;:&quot;16-21&quot;,&quot;source&quot;:&quot;DOI.org (Crossref)&quot;,&quot;title&quot;:&quot;Using collaborative learning research to enhance pair programming pedagogy&quot;,&quot;volume&quot;:&quot;3&quot;,&quot;author&quot;:[{&quot;family&quot;:&quot;Preston&quot;,&quot;given&quot;:&quot;David&quot;}],&quot;issued&quot;:{&quot;date-parts&quot;:[[&quot;2006&quot;,1]]}},&quot;prefix&quot;:&quot;&quot;,&quot;suffix&quot;:&quot;&quot;}],&quot;schema&quot;:&quot;https://github.com/citation-style-language/schema/raw/master/csl-citation.json&quot;} RND1ssj73H183"/> -</text:p>
      <text:p text:style-name="Text_20_body"><text:span text:style-name="T1">Concepts</text:span> - perhaps some of the underlying concepts like - joint problem spaces - resource interdependence from Preston</text:p>
      <text:h text:style-name="Heading_20_3" text:outline-level="3"><text:bookmark-start text:name="project-based-learning-pbl"/>Project based learning PBL<text:bookmark-end text:name="project-based-learning-pbl"/></text:h>
      <text:p text:style-name="First_20_paragraph">NOTE - This spans k12 and more informal / community environments - thus I’m not sure where to place it at the moment - Lit review needs reworking.</text:p>
      <text:p text:style-name="Text_20_body">Project-approaches are widely advocated by Papert via constructionism school and taken up by MIT researchers and programmes, especially the outreach work of Mitchell Resnick surrounding Scratch and other creative computing project.</text:p>
      <text:p text:style-name="Text_20_body">PBL also aligns with a much broader progressive approach to education. The broad benefits can be summarised as such;</text:p>
      <text:list xml:id="list1844832281" text:style-name="L31">
        <text:list-item>
          <text:p text:style-name="P35">Student choice</text:p>
        </text:list-item>
      </text:list>
      <text:p text:style-name="First_20_paragraph"><text:span text:style-name="T1">Cautionary note</text:span> While the above claims are widely supported, the wide nature of the definition complicates any broad claims of replicability.</text:p>
      <text:h text:style-name="Heading_20_4" text:outline-level="4"><text:bookmark-start text:name="game-making-and-project-problem-based-learning"/><text:soft-page-break/>Game making and Project / Problem Based Learning<text:bookmark-end text:name="game-making-and-project-problem-based-learning"/></text:h>
      <text:p text:style-name="First_20_paragraph">Game making can be seen as an example of the kind of wicked problem favoured in project-oriented problem based learning (referred to from now on as PBL) (Mateas and Stern, 2005). PBL has a variety of forms, an exploration of which is beyond the scope of this study (Aditomo et al., 2013). The most pertinent areas of PBL of to this study are the over-arching focus on authentic learning environments and the process of building learner autonomy within a structured and supportive approach <text:reference-mark-start text:name="ZOTERO_ITEM CSL_CITATION {&quot;citationID&quot;:&quot;eejljqci&quot;,&quot;properties&quot;:{&quot;formattedCitation&quot;:&quot;(Hernandez et al., 2015)&quot;,&quot;plainCitation&quot;:&quot;(Hernandez et al., 2015)&quot;,&quot;noteIndex&quot;:0},&quot;citationItems&quot;:[{&quot;id&quot;:1233,&quot;uris&quot;:[&quot;http://zotero.org/users/1913249/items/GUME4KHQ&quot;,[&quot;http://zotero.org/users/1913249/items/GUME4KHQ&quot;]],&quot;itemData&quot;:{&quot;id&quot;:1233,&quot;type&quot;:&quot;article-journal&quot;,&quot;container-title&quot;:&quot;Journal of Problem Based Learning in Higher Education&quot;,&quot;issue&quot;:&quot;2&quot;,&quot;source&quot;:&quot;Google Scholar&quot;,&quot;title&quot;:&quot;The Aalborg University PO-PBL Model from a Socio-cultural Learning Perspective&quot;,&quot;URL&quot;:&quot;https://journals.aau.dk/index.php/pbl/article/view/1206&quot;,&quot;volume&quot;:&quot;3&quot;,&quot;author&quot;:[{&quot;family&quot;:&quot;Hernandez&quot;,&quot;given&quot;:&quot;Carola&quot;},{&quot;family&quot;:&quot;Ravn&quot;,&quot;given&quot;:&quot;Ole&quot;},{&quot;family&quot;:&quot;Valero&quot;,&quot;given&quot;:&quot;Paola&quot;}],&quot;accessed&quot;:{&quot;date-parts&quot;:[[&quot;2016&quot;,11,27]]},&quot;issued&quot;:{&quot;date-parts&quot;:[[&quot;2015&quot;]]}},&quot;prefix&quot;:&quot;&quot;,&quot;suffix&quot;:&quot;&quot;}],&quot;schema&quot;:&quot;https://github.com/citation-style-language/schema/raw/master/csl-citation.json&quot;} RNDtSz9crWEQo"/>(Hernandez et al., 2015)<text:reference-mark-end text:name="ZOTERO_ITEM CSL_CITATION {&quot;citationID&quot;:&quot;eejljqci&quot;,&quot;properties&quot;:{&quot;formattedCitation&quot;:&quot;(Hernandez et al., 2015)&quot;,&quot;plainCitation&quot;:&quot;(Hernandez et al., 2015)&quot;,&quot;noteIndex&quot;:0},&quot;citationItems&quot;:[{&quot;id&quot;:1233,&quot;uris&quot;:[&quot;http://zotero.org/users/1913249/items/GUME4KHQ&quot;,[&quot;http://zotero.org/users/1913249/items/GUME4KHQ&quot;]],&quot;itemData&quot;:{&quot;id&quot;:1233,&quot;type&quot;:&quot;article-journal&quot;,&quot;container-title&quot;:&quot;Journal of Problem Based Learning in Higher Education&quot;,&quot;issue&quot;:&quot;2&quot;,&quot;source&quot;:&quot;Google Scholar&quot;,&quot;title&quot;:&quot;The Aalborg University PO-PBL Model from a Socio-cultural Learning Perspective&quot;,&quot;URL&quot;:&quot;https://journals.aau.dk/index.php/pbl/article/view/1206&quot;,&quot;volume&quot;:&quot;3&quot;,&quot;author&quot;:[{&quot;family&quot;:&quot;Hernandez&quot;,&quot;given&quot;:&quot;Carola&quot;},{&quot;family&quot;:&quot;Ravn&quot;,&quot;given&quot;:&quot;Ole&quot;},{&quot;family&quot;:&quot;Valero&quot;,&quot;given&quot;:&quot;Paola&quot;}],&quot;accessed&quot;:{&quot;date-parts&quot;:[[&quot;2016&quot;,11,27]]},&quot;issued&quot;:{&quot;date-parts&quot;:[[&quot;2015&quot;]]}},&quot;prefix&quot;:&quot;&quot;,&quot;suffix&quot;:&quot;&quot;}],&quot;schema&quot;:&quot;https://github.com/citation-style-language/schema/raw/master/csl-citation.json&quot;} RNDtSz9crWEQo"/></text:p>
      <text:p text:style-name="Text_20_body">When learners undertake real life projects with relevance for, or with a direct link to, environments outside of the learning space, there are strong parallels to the models of peripheral participation in communities of practice (Wenger, 1998). A PBL game making process would do well to foster participation by highlighting playful paths into community participation to maximise group identification and sustainability (Thorsted et al., 2015). Fictional tasks and roles can also impact learner engagement (Heathcote and Herbert, 1985).</text:p>
      <text:p text:style-name="Text_20_body">The structuring of the learning involved in PBL is highlighted by those wishing to defend it from dismissal as unsupported, pure discovery learning (Hmelo-Silver et al., 2007; Kirschner et al., 2006). We can see parallels in PBL programme design to that tinkering tools and environments in that decisions are made to support specific areas of learner discovery deemed of particular value by carefully obscuring other potentially distracting aspects behind ‘black box’ processes (Resnick and Silverman, 2005).</text:p>
      <text:h text:style-name="Heading_20_4" text:outline-level="4"><text:bookmark-start text:name="pbl-and-authenticity"/>PBL and Authenticity<text:bookmark-end text:name="pbl-and-authenticity"/></text:h>
      <text:p text:style-name="First_20_paragraph">The goal of authenticity of expression, assessment and the motivation of a real audience aligns PBL with the kind of learning that happens when people take part in work-place or other authentic activities .</text:p>
      <text:p text:style-name="Text_20_body">The next section deals with pedagogical approaches that are rooted in professional or non-educational settings.</text:p>
      <text:h text:style-name="Heading_20_2" text:outline-level="2"><text:bookmark-start text:name="pedagogical-resources-in-the-form-of-professional-practices-and-frameworks"/>Pedagogical resources in the form of professional practices and frameworks<text:bookmark-end text:name="pedagogical-resources-in-the-form-of-professional-practices-and-frameworks"/></text:h>
      <text:p text:style-name="First_20_paragraph">These professional practices and framework are both informed by research and in common use in professional communities.</text:p>
      <text:p text:style-name="Text_20_body">Where there is overlap between domains this is explored in each section.</text:p>
      <text:h text:style-name="Heading_20_3" text:outline-level="3"><text:bookmark-start text:name="design-steps-frameworks-via-stages"/>Design steps frameworks via stages<text:bookmark-end text:name="design-steps-frameworks-via-stages"/></text:h>
      <text:p text:style-name="P38">Many design frameworks exist in diverse areas of production with varied degrees of adoption. One stream in CS stems from engineering and design thinking <text:reference-mark-start text:name="ZOTERO_ITEM CSL_CITATION {&quot;citationID&quot;:&quot;bxlwrlmh&quot;,&quot;properties&quot;:{&quot;formattedCitation&quot;:&quot;(Resnick, 2007; Brennan and Resnick, 2013; Wi\\uc0\\u775{}Narno et al., 2020)&quot;,&quot;plainCitation&quot;:&quot;(Resnick, 2007; Brennan and Resnick, 2013; Wi̇Narno et al., 2020)&quot;,&quot;noteIndex&quot;:0},&quot;citationItems&quot;:[{&quot;id&quot;:2222,&quot;uris&quot;:[&quot;http://zotero.org/users/1913249/items/BYSB7AMS&quot;,[&quot;http://zotero.org/users/1913249/items/BYSB7AMS&quot;]],&quot;itemData&quot;:{&quot;id&quot;:2222,&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prefix&quot;:&quot;&quot;,&quot;suffix&quot;:&quot;&quot;},{&quot;id&quot;:1152,&quot;uris&quot;:[&quot;http://zotero.org/users/1913249/items/7KQUK5RV&quot;,[&quot;http://zotero.org/users/1913249/items/7KQUK5RV&quot;]],&quot;itemData&quot;:{&quot;id&quot;:1152,&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prefix&quot;:&quot;&quot;,&quot;suffix&quot;:&quot;&quot;},{&quot;id&quot;:8984,&quot;uris&quot;:[&quot;http://zotero.org/users/1913249/items/S78ZPG6I&quot;,[&quot;http://zotero.org/users/1913249/items/S78ZPG6I&quot;]],&quot;itemData&quot;:{&quot;id&quot;:8984,&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issued&quot;:{&quot;date-parts&quot;:[[&quot;2020&quot;,12,15]]}},&quot;prefix&quot;:&quot;&quot;,&quot;suffix&quot;:&quot;&quot;}],&quot;schema&quot;:&quot;https://github.com/citation-style-language/schema/raw/master/csl-citation.json&quot;} RND15zbDFI5Hv"/><text:span text:style-name="T7">(Resnick, 2007; Brennan and Resnick, 2013; Wi̇Narno et al., 2020)</text:span><text:reference-mark-end text:name="ZOTERO_ITEM CSL_CITATION {&quot;citationID&quot;:&quot;bxlwrlmh&quot;,&quot;properties&quot;:{&quot;formattedCitation&quot;:&quot;(Resnick, 2007; Brennan and Resnick, 2013; Wi\\uc0\\u775{}Narno et al., 2020)&quot;,&quot;plainCitation&quot;:&quot;(Resnick, 2007; Brennan and Resnick, 2013; Wi̇Narno et al., 2020)&quot;,&quot;noteIndex&quot;:0},&quot;citationItems&quot;:[{&quot;id&quot;:2222,&quot;uris&quot;:[&quot;http://zotero.org/users/1913249/items/BYSB7AMS&quot;,[&quot;http://zotero.org/users/1913249/items/BYSB7AMS&quot;]],&quot;itemData&quot;:{&quot;id&quot;:2222,&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prefix&quot;:&quot;&quot;,&quot;suffix&quot;:&quot;&quot;},{&quot;id&quot;:1152,&quot;uris&quot;:[&quot;http://zotero.org/users/1913249/items/7KQUK5RV&quot;,[&quot;http://zotero.org/users/1913249/items/7KQUK5RV&quot;]],&quot;itemData&quot;:{&quot;id&quot;:1152,&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prefix&quot;:&quot;&quot;,&quot;suffix&quot;:&quot;&quot;},{&quot;id&quot;:8984,&quot;uris&quot;:[&quot;http://zotero.org/users/1913249/items/S78ZPG6I&quot;,[&quot;http://zotero.org/users/1913249/items/S78ZPG6I&quot;]],&quot;itemData&quot;:{&quot;id&quot;:8984,&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issued&quot;:{&quot;date-parts&quot;:[[&quot;2020&quot;,12,15]]}},&quot;prefix&quot;:&quot;&quot;,&quot;suffix&quot;:&quot;&quot;}],&quot;schema&quot;:&quot;https://github.com/citation-style-language/schema/raw/master/csl-citation.json&quot;} RND15zbDFI5Hv"/>.</text:p>
      <text:p text:style-name="Text_20_body"><text:soft-page-break/>A typical framework from teach engineering website (<text:span text:style-name="T1">noauthor_engineering_nodate?</text:span>), takes the form of Ask: Identify the Need &amp; Constraints; Research the Problem; Imagine: Develop Possible Solutions; Plan: Select a Promising Solution; Create: Build a Prototype; Test and Evaluate Prototype; and Improve: Redesign as Needed</text:p>
      <text:p text:style-name="Text_20_body">This has been adapted by computing educators elements of are included in early literature to help adoption of new computing curriculum in UK <text:reference-mark-start text:name="ZOTERO_ITEM CSL_CITATION {&quot;citationID&quot;:&quot;rebyucwf&quot;,&quot;properties&quot;:{&quot;formattedCitation&quot;:&quot;(Csizmadia et al., 2015)&quot;,&quot;plainCitation&quot;:&quot;(Csizmadia et al., 2015)&quot;,&quot;noteIndex&quot;:0},&quot;citationItems&quot;:[{&quot;id&quot;:7605,&quot;uris&quot;:[&quot;http://zotero.org/users/1913249/items/KAAAUYZ8&quot;,[&quot;http://zotero.org/users/1913249/items/KAAAUYZ8&quot;]],&quot;itemData&quot;:{&quot;id&quot;:7605,&quot;type&quot;:&quot;report&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quot;prefix&quot;:&quot;&quot;,&quot;suffix&quot;:&quot;&quot;}],&quot;schema&quot;:&quot;https://github.com/citation-style-language/schema/raw/master/csl-citation.json&quot;} RNDg8DWzSt1DC"/>(Csizmadia et al., 2015)<text:reference-mark-end text:name="ZOTERO_ITEM CSL_CITATION {&quot;citationID&quot;:&quot;rebyucwf&quot;,&quot;properties&quot;:{&quot;formattedCitation&quot;:&quot;(Csizmadia et al., 2015)&quot;,&quot;plainCitation&quot;:&quot;(Csizmadia et al., 2015)&quot;,&quot;noteIndex&quot;:0},&quot;citationItems&quot;:[{&quot;id&quot;:7605,&quot;uris&quot;:[&quot;http://zotero.org/users/1913249/items/KAAAUYZ8&quot;,[&quot;http://zotero.org/users/1913249/items/KAAAUYZ8&quot;]],&quot;itemData&quot;:{&quot;id&quot;:7605,&quot;type&quot;:&quot;report&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quot;prefix&quot;:&quot;&quot;,&quot;suffix&quot;:&quot;&quot;}],&quot;schema&quot;:&quot;https://github.com/citation-style-language/schema/raw/master/csl-citation.json&quot;} RNDg8DWzSt1DC"/>.</text:p>
      <text:p text:style-name="Text_20_body">Michel Resnick, a researcher involved in the Scratch project at MIT illustrates an approach to design-based education through a creative cycle. The five circular stages are; Imagine, Create, Play, Share, Reflect and returning to Imagine once more. The model encourages both parents and teachers to create a supportive environment for creativity.</text:p>
      <text:p text:style-name="P5">creative spiral image</text:p>
      <text:p text:style-name="Text_20_body">Figure 8.1. Diagram of five circular stages; Imagine - Create - Play - Share - Reflect - Imagine</text:p>
      <text:p text:style-name="Text_20_body">There is less clarity about if and how the stages could be used by learners to scaffold their design process.<text:line-break/>(critique of this in terms of writing structures stages at primary )</text:p>
      <text:h text:style-name="Heading_20_4" text:outline-level="4"><text:bookmark-start text:name="broad-design-based-approaches"/>Broad design based approaches<text:bookmark-end text:name="broad-design-based-approaches"/></text:h>
      <text:p text:style-name="First_20_paragraph">Resnick <text:reference-mark-start text:name="ZOTERO_ITEM CSL_CITATION {&quot;citationID&quot;:&quot;erijnlqs&quot;,&quot;properties&quot;:{&quot;formattedCitation&quot;:&quot;(2012)&quot;,&quot;plainCitation&quot;:&quot;(2012)&quot;,&quot;noteIndex&quot;:0},&quot;citationItems&quot;:[{&quot;id&quot;:7868,&quot;uris&quot;:[&quot;http://zotero.org/users/1913249/items/4VXD9NUT&quot;,[&quot;http://zotero.org/users/1913249/items/4VXD9NUT&quot;]],&quot;itemData&quot;:{&quot;id&quot;:7868,&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suppress-author&quot;:true,&quot;prefix&quot;:&quot;&quot;,&quot;suffix&quot;:&quot;&quot;}],&quot;schema&quot;:&quot;https://github.com/citation-style-language/schema/raw/master/csl-citation.json&quot;} RND2ZhskcmoBO"/>(2012)<text:reference-mark-end text:name="ZOTERO_ITEM CSL_CITATION {&quot;citationID&quot;:&quot;erijnlqs&quot;,&quot;properties&quot;:{&quot;formattedCitation&quot;:&quot;(2012)&quot;,&quot;plainCitation&quot;:&quot;(2012)&quot;,&quot;noteIndex&quot;:0},&quot;citationItems&quot;:[{&quot;id&quot;:7868,&quot;uris&quot;:[&quot;http://zotero.org/users/1913249/items/4VXD9NUT&quot;,[&quot;http://zotero.org/users/1913249/items/4VXD9NUT&quot;]],&quot;itemData&quot;:{&quot;id&quot;:7868,&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suppress-author&quot;:true,&quot;prefix&quot;:&quot;&quot;,&quot;suffix&quot;:&quot;&quot;}],&quot;schema&quot;:&quot;https://github.com/citation-style-language/schema/raw/master/csl-citation.json&quot;} RND2ZhskcmoBO"/>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text:p>
      <text:h text:style-name="Heading_20_3" text:outline-level="3"><text:bookmark-start text:name="mda-and-conceptual-game-elements-framework"/>MDA and conceptual game elements framework<text:bookmark-end text:name="mda-and-conceptual-game-elements-framework"/></text:h>
      <text:p text:style-name="First_20_paragraph">The MDA framework has been created from games research with an aim to help define</text:p>
      <text:p text:style-name="Text_20_body">The Mechanics element of the framework has much in common with GDPs. The different is explored by researchers <text:reference-mark-start text:name="ZOTERO_ITEM CSL_CITATION {&quot;citationID&quot;:&quot;jnlibcvw&quot;,&quot;properties&quot;:{&quot;formattedCitation&quot;:&quot;(Olsson et al., 2014)&quot;,&quot;plainCitation&quot;:&quot;(Olsson et al., 2014)&quot;,&quot;noteIndex&quot;:0},&quot;citationItems&quot;:[{&quot;id&quot;:9022,&quot;uris&quot;:[&quot;http://zotero.org/users/1913249/items/CCN7UC6X&quot;,[&quot;http://zotero.org/users/1913249/items/CCN7UC6X&quot;]],&quot;itemData&quot;:{&quot;id&quot;:9022,&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prefix&quot;:&quot;&quot;,&quot;suffix&quot;:&quot;&quot;}],&quot;schema&quot;:&quot;https://github.com/citation-style-language/schema/raw/master/csl-citation.json&quot;} RNDkcN5A8URRt"/>(Olsson et al., 2014)<text:reference-mark-end text:name="ZOTERO_ITEM CSL_CITATION {&quot;citationID&quot;:&quot;jnlibcvw&quot;,&quot;properties&quot;:{&quot;formattedCitation&quot;:&quot;(Olsson et al., 2014)&quot;,&quot;plainCitation&quot;:&quot;(Olsson et al., 2014)&quot;,&quot;noteIndex&quot;:0},&quot;citationItems&quot;:[{&quot;id&quot;:9022,&quot;uris&quot;:[&quot;http://zotero.org/users/1913249/items/CCN7UC6X&quot;,[&quot;http://zotero.org/users/1913249/items/CCN7UC6X&quot;]],&quot;itemData&quot;:{&quot;id&quot;:9022,&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prefix&quot;:&quot;&quot;,&quot;suffix&quot;:&quot;&quot;}],&quot;schema&quot;:&quot;https://github.com/citation-style-language/schema/raw/master/csl-citation.json&quot;} RNDkcN5A8URRt"/>.</text:p>
      <text:p text:style-name="Text_20_body">The common element is the utility of the concepts to designers. Although the process of formalising such patterns and mechanics is also noted. The levels of abstraction of</text:p>
      <text:h text:style-name="Heading_20_3" text:outline-level="3"><text:bookmark-start text:name="design-patterns-and-game-design-patterns-in-professional-context"/>Design Patterns and Game Design Patterns in professional context<text:bookmark-end text:name="design-patterns-and-game-design-patterns-in-professional-context"/></text:h>
      <text:p text:style-name="First_20_paragraph">NOTE - I think there is material to copy and paste here.</text:p>
      <text:p text:style-name="Text_20_body">Design patterns are most commonly used for computing students at higher education to teach <text:soft-page-break/>object oriented computing but they are also useful for all levels of learners. Design patterns are rooted in real-life incidences of problems that are often solved in a particular way. They are concrete examples of coding principles in context.</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The concept of computational design patterns is well explored in the professional literature of computer programming and design <text:reference-mark-start text:name="ZOTERO_ITEM CSL_CITATION {&quot;citationID&quot;:&quot;dlcpzcwe&quot;,&quot;properties&quot;:{&quot;formattedCitation&quot;:&quot;(Gamma et al., 1995)&quot;,&quot;plainCitation&quot;:&quot;(Gamma et al., 1995)&quot;,&quot;noteIndex&quot;:0},&quot;citationItems&quot;:[{&quot;id&quot;:7685,&quot;uris&quot;:[&quot;http://zotero.org/users/1913249/items/6QPK4CLR&quot;,[&quot;http://zotero.org/users/1913249/items/6QPK4CLR&quot;]],&quot;itemData&quot;:{&quot;id&quot;:7685,&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prefix&quot;:&quot;&quot;,&quot;suffix&quot;:&quot;&quot;}],&quot;schema&quot;:&quot;https://github.com/citation-style-language/schema/raw/master/csl-citation.json&quot;} RNDJResz147Ix"/>(Gamma et al., 1995)<text:reference-mark-end text:name="ZOTERO_ITEM CSL_CITATION {&quot;citationID&quot;:&quot;dlcpzcwe&quot;,&quot;properties&quot;:{&quot;formattedCitation&quot;:&quot;(Gamma et al., 1995)&quot;,&quot;plainCitation&quot;:&quot;(Gamma et al., 1995)&quot;,&quot;noteIndex&quot;:0},&quot;citationItems&quot;:[{&quot;id&quot;:7685,&quot;uris&quot;:[&quot;http://zotero.org/users/1913249/items/6QPK4CLR&quot;,[&quot;http://zotero.org/users/1913249/items/6QPK4CLR&quot;]],&quot;itemData&quot;:{&quot;id&quot;:7685,&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prefix&quot;:&quot;&quot;,&quot;suffix&quot;:&quot;&quot;}],&quot;schema&quot;:&quot;https://github.com/citation-style-language/schema/raw/master/csl-citation.json&quot;} RNDJResz147Ix"/>, and has also been adopted by game designers <text:reference-mark-start text:name="ZOTERO_ITEM CSL_CITATION {&quot;citationID&quot;:&quot;bxxbkefu&quot;,&quot;properties&quot;:{&quot;formattedCitation&quot;:&quot;(Bjork and Holopainen, 2005)&quot;,&quot;plainCitation&quot;:&quot;(Bjork and Holopainen, 2005)&quot;,&quot;noteIndex&quot;:0},&quot;citationItems&quot;:[{&quot;id&quot;:7687,&quot;uris&quot;:[&quot;http://zotero.org/users/1913249/items/APVZF8QA&quot;,[&quot;http://zotero.org/users/1913249/items/APVZF8QA&quot;]],&quot;itemData&quot;:{&quot;id&quot;:7687,&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prefix&quot;:&quot;&quot;,&quot;suffix&quot;:&quot;&quot;}],&quot;schema&quot;:&quot;https://github.com/citation-style-language/schema/raw/master/csl-citation.json&quot;} RNDu1ioLAb31F"/>(Bjork and Holopainen, 2005)<text:reference-mark-end text:name="ZOTERO_ITEM CSL_CITATION {&quot;citationID&quot;:&quot;bxxbkefu&quot;,&quot;properties&quot;:{&quot;formattedCitation&quot;:&quot;(Bjork and Holopainen, 2005)&quot;,&quot;plainCitation&quot;:&quot;(Bjork and Holopainen, 2005)&quot;,&quot;noteIndex&quot;:0},&quot;citationItems&quot;:[{&quot;id&quot;:7687,&quot;uris&quot;:[&quot;http://zotero.org/users/1913249/items/APVZF8QA&quot;,[&quot;http://zotero.org/users/1913249/items/APVZF8QA&quot;]],&quot;itemData&quot;:{&quot;id&quot;:7687,&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prefix&quot;:&quot;&quot;,&quot;suffix&quot;:&quot;&quot;}],&quot;schema&quot;:&quot;https://github.com/citation-style-language/schema/raw/master/csl-citation.json&quot;} RNDu1ioLAb31F"/>.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citationID&quot;:&quot;rbzmjjyx&quot;,&quot;properties&quot;:{&quot;formattedCitation&quot;:&quot;(da Cruz Silva et al., 2019; Azimullah et al., 2020)&quot;,&quot;plainCitation&quot;:&quot;(da Cruz Silva et al., 2019; Azimullah et al., 2020)&quot;,&quot;noteIndex&quot;:0},&quot;citationItems&quot;:[{&quot;id&quot;:7682,&quot;uris&quot;:[&quot;http://zotero.org/users/1913249/items/V3M39TJK&quot;,[&quot;http://zotero.org/users/1913249/items/V3M39TJK&quot;]],&quot;itemData&quot;:{&quot;id&quot;:7682,&quot;type&quot;:&quot;paper-conference&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collection-title&quot;:&quot;ACE'20&quot;,&quot;container-title&quot;:&quot;Proceedings of the Twenty-Second Australasian Computing Education Conference&quot;,&quot;DOI&quot;:&quot;10.1145/3373165.3373184&quot;,&quot;event-place&quot;:&quot;Melbourne, VIC, Australia&quot;,&quot;ISBN&quot;:&quot;978-1-4503-7686-0&quot;,&quot;page&quot;:&quot;167–176&quot;,&quot;publisher&quot;:&quot;Association for Computing Machinery&quot;,&quot;publisher-place&quot;:&quot;Melbourne, VIC, Australia&quot;,&quot;source&quot;:&quot;ACM Digital Library&quot;,&quot;title&quot;:&quot;Evaluating an Interactive Tool for Teaching Design Patterns&quot;,&quot;URL&quot;:&quot;http://doi.org/10.1145/3373165.3373184&quot;,&quot;author&quot;:[{&quot;family&quot;:&quot;Azimullah&quot;,&quot;given&quot;:&quot;Zain&quot;},{&quot;family&quot;:&quot;An&quot;,&quot;given&quot;:&quot;Young Sun&quot;},{&quot;family&quot;:&quot;Denny&quot;,&quot;given&quot;:&quot;Paul&quot;}],&quot;accessed&quot;:{&quot;date-parts&quot;:[[&quot;2020&quot;,3,4]]},&quot;issued&quot;:{&quot;date-parts&quot;:[[&quot;2020&quot;,2,3]]}},&quot;prefix&quot;:&quot;&quot;,&quot;suffix&quot;:&quot;&quot;},{&quot;id&quot;:7681,&quot;uris&quot;:[&quot;http://zotero.org/users/1913249/items/7JBLC69Q&quot;,[&quot;http://zotero.org/users/1913249/items/7JBLC69Q&quot;]],&quot;itemData&quot;:{&quot;id&quot;:7681,&quot;type&quot;:&quot;paper-conference&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collection-title&quot;:&quot;SBQS'19&quot;,&quot;container-title&quot;:&quot;Proceedings of the XVIII Brazilian Symposium on Software Quality&quot;,&quot;DOI&quot;:&quot;10.1145/3364641.3364660&quot;,&quot;event-place&quot;:&quot;Fortaleza, Brazil&quot;,&quot;ISBN&quot;:&quot;978-1-4503-7282-4&quot;,&quot;page&quot;:&quot;168–177&quot;,&quot;publisher&quot;:&quot;Association for Computing Machinery&quot;,&quot;publisher-place&quot;:&quot;Fortaleza, Brazil&quot;,&quot;source&quot;:&quot;ACM Digital Library&quot;,&quot;title&quot;:&quot;Fostering Design Patterns Education: An Exemplar Inspired in the Angry Birds Game Franchise&quot;,&quot;title-short&quot;:&quot;Fostering Design Patterns Education&quot;,&quot;URL&quot;:&quot;http://doi.org/10.1145/3364641.3364660&quot;,&quot;author&quot;:[{&quot;family&quot;:&quot;Cruz Silva&quot;,&quot;given&quot;:&quot;Diogo Soares&quot;,&quot;non-dropping-particle&quot;:&quot;da&quot;},{&quot;family&quot;:&quot;Schots&quot;,&quot;given&quot;:&quot;Marcelo&quot;},{&quot;family&quot;:&quot;Duboc&quot;,&quot;given&quot;:&quot;Leticia&quot;}],&quot;accessed&quot;:{&quot;date-parts&quot;:[[&quot;2020&quot;,3,4]]},&quot;issued&quot;:{&quot;date-parts&quot;:[[&quot;2019&quot;,10,28]]}},&quot;prefix&quot;:&quot;&quot;,&quot;suffix&quot;:&quot;&quot;}],&quot;schema&quot;:&quot;https://github.com/citation-style-language/schema/raw/master/csl-citation.json&quot;} RNDbmfWYt7ai5"/>(da Cruz Silva et al., 2019; Azimullah et al., 2020)<text:reference-mark-end text:name="ZOTERO_ITEM CSL_CITATION {&quot;citationID&quot;:&quot;rbzmjjyx&quot;,&quot;properties&quot;:{&quot;formattedCitation&quot;:&quot;(da Cruz Silva et al., 2019; Azimullah et al., 2020)&quot;,&quot;plainCitation&quot;:&quot;(da Cruz Silva et al., 2019; Azimullah et al., 2020)&quot;,&quot;noteIndex&quot;:0},&quot;citationItems&quot;:[{&quot;id&quot;:7682,&quot;uris&quot;:[&quot;http://zotero.org/users/1913249/items/V3M39TJK&quot;,[&quot;http://zotero.org/users/1913249/items/V3M39TJK&quot;]],&quot;itemData&quot;:{&quot;id&quot;:7682,&quot;type&quot;:&quot;paper-conference&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collection-title&quot;:&quot;ACE'20&quot;,&quot;container-title&quot;:&quot;Proceedings of the Twenty-Second Australasian Computing Education Conference&quot;,&quot;DOI&quot;:&quot;10.1145/3373165.3373184&quot;,&quot;event-place&quot;:&quot;Melbourne, VIC, Australia&quot;,&quot;ISBN&quot;:&quot;978-1-4503-7686-0&quot;,&quot;page&quot;:&quot;167–176&quot;,&quot;publisher&quot;:&quot;Association for Computing Machinery&quot;,&quot;publisher-place&quot;:&quot;Melbourne, VIC, Australia&quot;,&quot;source&quot;:&quot;ACM Digital Library&quot;,&quot;title&quot;:&quot;Evaluating an Interactive Tool for Teaching Design Patterns&quot;,&quot;URL&quot;:&quot;http://doi.org/10.1145/3373165.3373184&quot;,&quot;author&quot;:[{&quot;family&quot;:&quot;Azimullah&quot;,&quot;given&quot;:&quot;Zain&quot;},{&quot;family&quot;:&quot;An&quot;,&quot;given&quot;:&quot;Young Sun&quot;},{&quot;family&quot;:&quot;Denny&quot;,&quot;given&quot;:&quot;Paul&quot;}],&quot;accessed&quot;:{&quot;date-parts&quot;:[[&quot;2020&quot;,3,4]]},&quot;issued&quot;:{&quot;date-parts&quot;:[[&quot;2020&quot;,2,3]]}},&quot;prefix&quot;:&quot;&quot;,&quot;suffix&quot;:&quot;&quot;},{&quot;id&quot;:7681,&quot;uris&quot;:[&quot;http://zotero.org/users/1913249/items/7JBLC69Q&quot;,[&quot;http://zotero.org/users/1913249/items/7JBLC69Q&quot;]],&quot;itemData&quot;:{&quot;id&quot;:7681,&quot;type&quot;:&quot;paper-conference&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collection-title&quot;:&quot;SBQS'19&quot;,&quot;container-title&quot;:&quot;Proceedings of the XVIII Brazilian Symposium on Software Quality&quot;,&quot;DOI&quot;:&quot;10.1145/3364641.3364660&quot;,&quot;event-place&quot;:&quot;Fortaleza, Brazil&quot;,&quot;ISBN&quot;:&quot;978-1-4503-7282-4&quot;,&quot;page&quot;:&quot;168–177&quot;,&quot;publisher&quot;:&quot;Association for Computing Machinery&quot;,&quot;publisher-place&quot;:&quot;Fortaleza, Brazil&quot;,&quot;source&quot;:&quot;ACM Digital Library&quot;,&quot;title&quot;:&quot;Fostering Design Patterns Education: An Exemplar Inspired in the Angry Birds Game Franchise&quot;,&quot;title-short&quot;:&quot;Fostering Design Patterns Education&quot;,&quot;URL&quot;:&quot;http://doi.org/10.1145/3364641.3364660&quot;,&quot;author&quot;:[{&quot;family&quot;:&quot;Cruz Silva&quot;,&quot;given&quot;:&quot;Diogo Soares&quot;,&quot;non-dropping-particle&quot;:&quot;da&quot;},{&quot;family&quot;:&quot;Schots&quot;,&quot;given&quot;:&quot;Marcelo&quot;},{&quot;family&quot;:&quot;Duboc&quot;,&quot;given&quot;:&quot;Leticia&quot;}],&quot;accessed&quot;:{&quot;date-parts&quot;:[[&quot;2020&quot;,3,4]]},&quot;issued&quot;:{&quot;date-parts&quot;:[[&quot;2019&quot;,10,28]]}},&quot;prefix&quot;:&quot;&quot;,&quot;suffix&quot;:&quot;&quot;}],&quot;schema&quot;:&quot;https://github.com/citation-style-language/schema/raw/master/csl-citation.json&quot;} RNDbmfWYt7ai5"/></text:p>
      <text:p text:style-name="Text_20_body">The term game design patterns (GDP) is used in different ways. Kreimeier (<text:span text:style-name="T1">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citationID&quot;:&quot;jwhoryqq&quot;,&quot;properties&quot;:{&quot;formattedCitation&quot;:&quot;(2019)&quot;,&quot;plainCitation&quot;:&quot;(2019)&quot;,&quot;noteIndex&quot;:0},&quot;citationItems&quot;:[{&quot;id&quot;:8774,&quot;uris&quot;:[&quot;http://zotero.org/users/1913249/items/YJKSC8LM&quot;,[&quot;http://zotero.org/users/1913249/items/YJKSC8LM&quot;]],&quot;itemData&quot;:{&quot;id&quot;:8774,&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suppress-author&quot;:true,&quot;prefix&quot;:&quot;&quot;,&quot;suffix&quot;:&quot;&quot;}],&quot;schema&quot;:&quot;https://github.com/citation-style-language/schema/raw/master/csl-citation.json&quot;} RNDNuiktHvttE"/>(2019)<text:reference-mark-end text:name="ZOTERO_ITEM CSL_CITATION {&quot;citationID&quot;:&quot;jwhoryqq&quot;,&quot;properties&quot;:{&quot;formattedCitation&quot;:&quot;(2019)&quot;,&quot;plainCitation&quot;:&quot;(2019)&quot;,&quot;noteIndex&quot;:0},&quot;citationItems&quot;:[{&quot;id&quot;:8774,&quot;uris&quot;:[&quot;http://zotero.org/users/1913249/items/YJKSC8LM&quot;,[&quot;http://zotero.org/users/1913249/items/YJKSC8LM&quot;]],&quot;itemData&quot;:{&quot;id&quot;:8774,&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suppress-author&quot;:true,&quot;prefix&quot;:&quot;&quot;,&quot;suffix&quot;:&quot;&quot;}],&quot;schema&quot;:&quot;https://github.com/citation-style-language/schema/raw/master/csl-citation.json&quot;} RNDNuiktHvttE"/> use the second interpretation rephrasing slightly as gameplay design patterns, thus placing emphasis on the exposure to the user via playing the game. They described the utility of games design patterns as a <text:span text:style-name="T2">lingua franca</text:span> for game developers. Other benefits cited are GDP as a source of creative inspiration and as an aid to problem-solving.</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citationID&quot;:&quot;sjasxaxe&quot;,&quot;properties&quot;:{&quot;formattedCitation&quot;:&quot;(Bjork and Holopainen, 2005)&quot;,&quot;plainCitation&quot;:&quot;(Bjork and Holopainen, 2005)&quot;,&quot;noteIndex&quot;:0},&quot;citationItems&quot;:[{&quot;id&quot;:7687,&quot;uris&quot;:[&quot;http://zotero.org/users/1913249/items/APVZF8QA&quot;,[&quot;http://zotero.org/users/1913249/items/APVZF8QA&quot;]],&quot;itemData&quot;:{&quot;id&quot;:7687,&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prefix&quot;:&quot;&quot;,&quot;suffix&quot;:&quot;&quot;}],&quot;schema&quot;:&quot;https://github.com/citation-style-language/schema/raw/master/csl-citation.json&quot;} RNDtx9FJ9ScVP"/>(Bjork and Holopainen, 2005)<text:reference-mark-end text:name="ZOTERO_ITEM CSL_CITATION {&quot;citationID&quot;:&quot;sjasxaxe&quot;,&quot;properties&quot;:{&quot;formattedCitation&quot;:&quot;(Bjork and Holopainen, 2005)&quot;,&quot;plainCitation&quot;:&quot;(Bjork and Holopainen, 2005)&quot;,&quot;noteIndex&quot;:0},&quot;citationItems&quot;:[{&quot;id&quot;:7687,&quot;uris&quot;:[&quot;http://zotero.org/users/1913249/items/APVZF8QA&quot;,[&quot;http://zotero.org/users/1913249/items/APVZF8QA&quot;]],&quot;itemData&quot;:{&quot;id&quot;:7687,&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prefix&quot;:&quot;&quot;,&quot;suffix&quot;:&quot;&quot;}],&quot;schema&quot;:&quot;https://github.com/citation-style-language/schema/raw/master/csl-citation.json&quot;} RNDtx9FJ9ScVP"/>.</text:p>
      <text:h text:style-name="Heading_20_3" text:outline-level="3"><text:bookmark-start text:name="using-professional-frameworks-to-help-novice-game-makers"/>Using professional frameworks to help novice game makers<text:bookmark-end text:name="using-professional-frameworks-to-help-novice-game-makers"/></text:h>
      <text:p text:style-name="First_20_paragraph">This section examines the use of potential use of these professional tools or processes in an educational context.</text:p>
      <text:h text:style-name="Heading_20_4" text:outline-level="4"><text:bookmark-start text:name="using-concepts-of-design-patterns-and-game-design-patterns"/>Using concepts of design patterns and game design patterns<text:bookmark-end text:name="using-concepts-of-design-patterns-and-game-design-patterns"/></text:h>
      <text:p text:style-name="First_20_paragraph">Werner and Denner built an ambitious assessment elements into a two year programme using <text:soft-page-break/>Alice to make games. They built a software tool to quantify the levels of computational thinking, using a structure of thinking algorithmically <text:reference-mark-start text:name="ZOTERO_ITEM CSL_CITATION {&quot;citationID&quot;:&quot;clwolwxk&quot;,&quot;properties&quot;:{&quot;formattedCitation&quot;:&quot;(Werner, Denner, et al., 2012)&quot;,&quot;plainCitation&quot;:&quot;(Werner, Denner, et al., 2012)&quot;,&quot;noteIndex&quot;:0},&quot;citationItems&quot;:[{&quot;id&quot;:5972,&quot;uris&quot;:[&quot;http://zotero.org/users/1913249/items/KKV74Q7K&quot;,[&quot;http://zotero.org/users/1913249/items/KKV74Q7K&quot;]],&quot;itemData&quot;:{&quot;id&quot;:5972,&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collection-title&quot;:&quot;SIGCSE '12&quot;,&quot;container-title&quot;:&quot;Proceedings of the 43rd ACM Technical Symposium on Computer Science Education&quot;,&quot;DOI&quot;:&quot;10.1145/2157136.2157200&quot;,&quot;event-place&quot;:&quot;New York, NY, USA&quot;,&quot;ISBN&quot;:&quot;978-1-4503-1098-7&quot;,&quot;page&quot;:&quot;215–220&quot;,&quot;publisher&quot;:&quot;ACM&quot;,&quot;publisher-place&quot;:&quot;New York, NY, USA&quot;,&quot;source&quot;:&quot;ACM Digital Library&quot;,&quot;title&quot;:&quot;The Fairy Performance Assessment: Measuring Computational Thinking in Middle School&quot;,&quot;title-short&quot;:&quot;The Fairy Performance Assessment&quot;,&quot;URL&quot;:&quot;http://doi.acm.org/10.1145/2157136.2157200&quot;,&quot;author&quot;:[{&quot;family&quot;:&quot;Werner&quot;,&quot;given&quot;:&quot;Linda&quot;},{&quot;family&quot;:&quot;Denner&quot;,&quot;given&quot;:&quot;Jill&quot;},{&quot;family&quot;:&quot;Campe&quot;,&quot;given&quot;:&quot;Shannon&quot;},{&quot;family&quot;:&quot;Kawamoto&quot;,&quot;given&quot;:&quot;Damon Chizuru&quot;}],&quot;accessed&quot;:{&quot;date-parts&quot;:[[&quot;2018&quot;,9,16]]},&quot;issued&quot;:{&quot;date-parts&quot;:[[&quot;2012&quot;]]}},&quot;prefix&quot;:&quot;&quot;,&quot;suffix&quot;:&quot;&quot;}],&quot;schema&quot;:&quot;https://github.com/citation-style-language/schema/raw/master/csl-citation.json&quot;} RND5UG7cX4k6o"/>(Werner, Denner, et al., 2012)<text:reference-mark-end text:name="ZOTERO_ITEM CSL_CITATION {&quot;citationID&quot;:&quot;clwolwxk&quot;,&quot;properties&quot;:{&quot;formattedCitation&quot;:&quot;(Werner, Denner, et al., 2012)&quot;,&quot;plainCitation&quot;:&quot;(Werner, Denner, et al., 2012)&quot;,&quot;noteIndex&quot;:0},&quot;citationItems&quot;:[{&quot;id&quot;:5972,&quot;uris&quot;:[&quot;http://zotero.org/users/1913249/items/KKV74Q7K&quot;,[&quot;http://zotero.org/users/1913249/items/KKV74Q7K&quot;]],&quot;itemData&quot;:{&quot;id&quot;:5972,&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collection-title&quot;:&quot;SIGCSE '12&quot;,&quot;container-title&quot;:&quot;Proceedings of the 43rd ACM Technical Symposium on Computer Science Education&quot;,&quot;DOI&quot;:&quot;10.1145/2157136.2157200&quot;,&quot;event-place&quot;:&quot;New York, NY, USA&quot;,&quot;ISBN&quot;:&quot;978-1-4503-1098-7&quot;,&quot;page&quot;:&quot;215–220&quot;,&quot;publisher&quot;:&quot;ACM&quot;,&quot;publisher-place&quot;:&quot;New York, NY, USA&quot;,&quot;source&quot;:&quot;ACM Digital Library&quot;,&quot;title&quot;:&quot;The Fairy Performance Assessment: Measuring Computational Thinking in Middle School&quot;,&quot;title-short&quot;:&quot;The Fairy Performance Assessment&quot;,&quot;URL&quot;:&quot;http://doi.acm.org/10.1145/2157136.2157200&quot;,&quot;author&quot;:[{&quot;family&quot;:&quot;Werner&quot;,&quot;given&quot;:&quot;Linda&quot;},{&quot;family&quot;:&quot;Denner&quot;,&quot;given&quot;:&quot;Jill&quot;},{&quot;family&quot;:&quot;Campe&quot;,&quot;given&quot;:&quot;Shannon&quot;},{&quot;family&quot;:&quot;Kawamoto&quot;,&quot;given&quot;:&quot;Damon Chizuru&quot;}],&quot;accessed&quot;:{&quot;date-parts&quot;:[[&quot;2018&quot;,9,16]]},&quot;issued&quot;:{&quot;date-parts&quot;:[[&quot;2012&quot;]]}},&quot;prefix&quot;:&quot;&quot;,&quot;suffix&quot;:&quot;&quot;}],&quot;schema&quot;:&quot;https://github.com/citation-style-language/schema/raw/master/csl-citation.json&quot;} RND5UG7cX4k6o"/>. The results - a limited use of standard CT concepts by students - led them to also investigate the use of students of game mechanics as well as more traditional CS constructions <text:reference-mark-start text:name="ZOTERO_ITEM CSL_CITATION {&quot;citationID&quot;:&quot;jnsaqqsn&quot;,&quot;properties&quot;:{&quot;formattedCitation&quot;:&quot;(Werner, Campe, et al., 2012)&quot;,&quot;plainCitation&quot;:&quot;(Werner, Campe, et al., 2012)&quot;,&quot;noteIndex&quot;:0},&quot;citationItems&quot;:[{&quot;id&quot;:9008,&quot;uris&quot;:[&quot;http://zotero.org/users/1913249/items/GCEGTU8X&quot;,[&quot;http://zotero.org/users/1913249/items/GCEGTU8X&quot;]],&quot;itemData&quot;:{&quot;id&quot;:9008,&quot;type&quot;:&quot;paper-conference&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collection-title&quot;:&quot;SIGCSE '12&quot;,&quot;container-title&quot;:&quot;Proceedings of the 43rd ACM technical symposium on Computer Science Education&quot;,&quot;DOI&quot;:&quot;10.1145/2157136.2157263&quot;,&quot;event-place&quot;:&quot;New York, NY, USA&quot;,&quot;ISBN&quot;:&quot;978-1-4503-1098-7&quot;,&quot;page&quot;:&quot;427–432&quot;,&quot;publisher&quot;:&quot;Association for Computing Machinery&quot;,&quot;publisher-place&quot;:&quot;New York, NY, USA&quot;,&quot;source&quot;:&quot;ACM Digital Library&quot;,&quot;title&quot;:&quot;Children learning computer science concepts via Alice game-programming&quot;,&quot;URL&quot;:&quot;https://dl.acm.org/doi/10.1145/2157136.2157263&quot;,&quot;author&quot;:[{&quot;family&quot;:&quot;Werner&quot;,&quot;given&quot;:&quot;Linda&quot;},{&quot;family&quot;:&quot;Campe&quot;,&quot;given&quot;:&quot;Shannon&quot;},{&quot;family&quot;:&quot;Denner&quot;,&quot;given&quot;:&quot;Jill&quot;}],&quot;accessed&quot;:{&quot;date-parts&quot;:[[&quot;2023&quot;,6,13]]},&quot;issued&quot;:{&quot;date-parts&quot;:[[&quot;2012&quot;,2,29]]}},&quot;prefix&quot;:&quot;&quot;,&quot;suffix&quot;:&quot;&quot;}],&quot;schema&quot;:&quot;https://github.com/citation-style-language/schema/raw/master/csl-citation.json&quot;} RNDBM0h5duGrf"/>(Werner, Campe, et al., 2012)<text:reference-mark-end text:name="ZOTERO_ITEM CSL_CITATION {&quot;citationID&quot;:&quot;jnsaqqsn&quot;,&quot;properties&quot;:{&quot;formattedCitation&quot;:&quot;(Werner, Campe, et al., 2012)&quot;,&quot;plainCitation&quot;:&quot;(Werner, Campe, et al., 2012)&quot;,&quot;noteIndex&quot;:0},&quot;citationItems&quot;:[{&quot;id&quot;:9008,&quot;uris&quot;:[&quot;http://zotero.org/users/1913249/items/GCEGTU8X&quot;,[&quot;http://zotero.org/users/1913249/items/GCEGTU8X&quot;]],&quot;itemData&quot;:{&quot;id&quot;:9008,&quot;type&quot;:&quot;paper-conference&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collection-title&quot;:&quot;SIGCSE '12&quot;,&quot;container-title&quot;:&quot;Proceedings of the 43rd ACM technical symposium on Computer Science Education&quot;,&quot;DOI&quot;:&quot;10.1145/2157136.2157263&quot;,&quot;event-place&quot;:&quot;New York, NY, USA&quot;,&quot;ISBN&quot;:&quot;978-1-4503-1098-7&quot;,&quot;page&quot;:&quot;427–432&quot;,&quot;publisher&quot;:&quot;Association for Computing Machinery&quot;,&quot;publisher-place&quot;:&quot;New York, NY, USA&quot;,&quot;source&quot;:&quot;ACM Digital Library&quot;,&quot;title&quot;:&quot;Children learning computer science concepts via Alice game-programming&quot;,&quot;URL&quot;:&quot;https://dl.acm.org/doi/10.1145/2157136.2157263&quot;,&quot;author&quot;:[{&quot;family&quot;:&quot;Werner&quot;,&quot;given&quot;:&quot;Linda&quot;},{&quot;family&quot;:&quot;Campe&quot;,&quot;given&quot;:&quot;Shannon&quot;},{&quot;family&quot;:&quot;Denner&quot;,&quot;given&quot;:&quot;Jill&quot;}],&quot;accessed&quot;:{&quot;date-parts&quot;:[[&quot;2023&quot;,6,13]]},&quot;issued&quot;:{&quot;date-parts&quot;:[[&quot;2012&quot;,2,29]]}},&quot;prefix&quot;:&quot;&quot;,&quot;suffix&quot;:&quot;&quot;}],&quot;schema&quot;:&quot;https://github.com/citation-style-language/schema/raw/master/csl-citation.json&quot;} RNDBM0h5duGrf"/>. They began to identify use of design patterns and then combination of those patterns into large game mechanics.</text:p>
      <text:h text:style-name="Heading_20_4" text:outline-level="4"><text:bookmark-start text:name="using-pattern-collections-and-code-examples-to-help-students."/>Using pattern collections and code examples to help students.<text:bookmark-end text:name="using-pattern-collections-and-code-examples-to-help-students."/></text:h>
      <text:p text:style-name="First_20_paragraph">THERE IS DUPLICATION AT END - IN TENSIONS</text:p>
      <text:p text:style-name="Text_20_body">To help revolve the play paradox - of learner choice vs subject exploration <text:reference-mark-start text:name="ZOTERO_ITEM CSL_CITATION {&quot;citationID&quot;:&quot;egadkfku&quot;,&quot;properties&quot;:{&quot;formattedCitation&quot;:&quot;(Hoyles and Noss, 1992)&quot;,&quot;plainCitation&quot;:&quot;(Hoyles and Noss, 1992)&quot;,&quot;noteIndex&quot;:0},&quot;citationItems&quot;:[{&quot;id&quot;:9014,&quot;uris&quot;:[&quot;http://zotero.org/users/1913249/items/UHLQKVL8&quot;,[&quot;http://zotero.org/users/1913249/items/UHLQKVL8&quot;]],&quot;itemData&quot;:{&quot;id&quot;:9014,&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volume&quot;:&quot;23&quot;,&quot;author&quot;:[{&quot;family&quot;:&quot;Hoyles&quot;,&quot;given&quot;:&quot;Celia&quot;},{&quot;family&quot;:&quot;Noss&quot;,&quot;given&quot;:&quot;Richard&quot;}],&quot;issued&quot;:{&quot;date-parts&quot;:[[&quot;1992&quot;,2,1]]}},&quot;prefix&quot;:&quot;&quot;,&quot;suffix&quot;:&quot;&quot;}],&quot;schema&quot;:&quot;https://github.com/citation-style-language/schema/raw/master/csl-citation.json&quot;} RNDeTp1JMWbJc"/>(Hoyles and Noss, 1992)<text:reference-mark-end text:name="ZOTERO_ITEM CSL_CITATION {&quot;citationID&quot;:&quot;egadkfku&quot;,&quot;properties&quot;:{&quot;formattedCitation&quot;:&quot;(Hoyles and Noss, 1992)&quot;,&quot;plainCitation&quot;:&quot;(Hoyles and Noss, 1992)&quot;,&quot;noteIndex&quot;:0},&quot;citationItems&quot;:[{&quot;id&quot;:9014,&quot;uris&quot;:[&quot;http://zotero.org/users/1913249/items/UHLQKVL8&quot;,[&quot;http://zotero.org/users/1913249/items/UHLQKVL8&quot;]],&quot;itemData&quot;:{&quot;id&quot;:9014,&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volume&quot;:&quot;23&quot;,&quot;author&quot;:[{&quot;family&quot;:&quot;Hoyles&quot;,&quot;given&quot;:&quot;Celia&quot;},{&quot;family&quot;:&quot;Noss&quot;,&quot;given&quot;:&quot;Richard&quot;}],&quot;issued&quot;:{&quot;date-parts&quot;:[[&quot;1992&quot;,2,1]]}},&quot;prefix&quot;:&quot;&quot;,&quot;suffix&quot;:&quot;&quot;}],&quot;schema&quot;:&quot;https://github.com/citation-style-language/schema/raw/master/csl-citation.json&quot;} RNDeTp1JMWbJc"/> Franklin and friends suggest the use of the UMC framework <text:reference-mark-start text:name="ZOTERO_ITEM CSL_CITATION {&quot;citationID&quot;:&quot;vgktmcmy&quot;,&quot;properties&quot;:{&quot;formattedCitation&quot;:&quot;(Franklin et al., 2020)&quot;,&quot;plainCitation&quot;:&quot;(Franklin et al., 2020)&quot;,&quot;noteIndex&quot;:0},&quot;citationItems&quot;:[{&quot;id&quot;:8641,&quot;uris&quot;:[&quot;http://zotero.org/users/1913249/items/7NFVC6Q7&quot;,[&quot;http://zotero.org/users/1913249/items/7NFVC6Q7&quot;]],&quot;itemData&quot;:{&quot;id&quot;:8641,&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prefix&quot;:&quot;&quot;,&quot;suffix&quot;:&quot;&quot;}],&quot;schema&quot;:&quot;https://github.com/citation-style-language/schema/raw/master/csl-citation.json&quot;} RNDvXSBl2LMhQ"/>(Franklin et al., 2020)<text:reference-mark-end text:name="ZOTERO_ITEM CSL_CITATION {&quot;citationID&quot;:&quot;vgktmcmy&quot;,&quot;properties&quot;:{&quot;formattedCitation&quot;:&quot;(Franklin et al., 2020)&quot;,&quot;plainCitation&quot;:&quot;(Franklin et al., 2020)&quot;,&quot;noteIndex&quot;:0},&quot;citationItems&quot;:[{&quot;id&quot;:8641,&quot;uris&quot;:[&quot;http://zotero.org/users/1913249/items/7NFVC6Q7&quot;,[&quot;http://zotero.org/users/1913249/items/7NFVC6Q7&quot;]],&quot;itemData&quot;:{&quot;id&quot;:8641,&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prefix&quot;:&quot;&quot;,&quot;suffix&quot;:&quot;&quot;}],&quot;schema&quot;:&quot;https://github.com/citation-style-language/schema/raw/master/csl-citation.json&quot;} RNDvXSBl2LMhQ"/>. Other work from UMC proponent Lytle suggests a list of extensions to choose from swapping create for choose <text:reference-mark-start text:name="ZOTERO_ITEM CSL_CITATION {&quot;citationID&quot;:&quot;nzqqzukn&quot;,&quot;properties&quot;:{&quot;formattedCitation&quot;:&quot;(Lytle, Catete, et al., 2019)&quot;,&quot;plainCitation&quot;:&quot;(Lytle, Catete, et al., 2019)&quot;,&quot;noteIndex&quot;:0},&quot;citationItems&quot;:[{&quot;id&quot;:9013,&quot;uris&quot;:[&quot;http://zotero.org/users/1913249/items/KMBB3CBW&quot;,[&quot;http://zotero.org/users/1913249/items/KMBB3CBW&quot;]],&quot;itemData&quot;:{&quot;id&quot;:901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prefix&quot;:&quot;&quot;,&quot;suffix&quot;:&quot;&quot;}],&quot;schema&quot;:&quot;https://github.com/citation-style-language/schema/raw/master/csl-citation.json&quot;} RNDtAY9UdvbEf"/>(Lytle, Catete, et al., 2019)<text:reference-mark-end text:name="ZOTERO_ITEM CSL_CITATION {&quot;citationID&quot;:&quot;nzqqzukn&quot;,&quot;properties&quot;:{&quot;formattedCitation&quot;:&quot;(Lytle, Catete, et al., 2019)&quot;,&quot;plainCitation&quot;:&quot;(Lytle, Catete, et al., 2019)&quot;,&quot;noteIndex&quot;:0},&quot;citationItems&quot;:[{&quot;id&quot;:9013,&quot;uris&quot;:[&quot;http://zotero.org/users/1913249/items/KMBB3CBW&quot;,[&quot;http://zotero.org/users/1913249/items/KMBB3CBW&quot;]],&quot;itemData&quot;:{&quot;id&quot;:901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prefix&quot;:&quot;&quot;,&quot;suffix&quot;:&quot;&quot;}],&quot;schema&quot;:&quot;https://github.com/citation-style-language/schema/raw/master/csl-citation.json&quot;} RNDtAY9UdvbEf"/>. Based partly on the cause of teacher stress caused by the open ended nature of the “Create” part of the model.<text:line-break/>Other researchers used to scaffold creation of coding projects by novices <text:reference-mark-start text:name="ZOTERO_ITEM CSL_CITATION {&quot;citationID&quot;:&quot;bunyluds&quot;,&quot;properties&quot;:{&quot;formattedCitation&quot;:&quot;(Wang et al., 2021)&quot;,&quot;plainCitation&quot;:&quot;(Wang et al., 2021)&quot;,&quot;noteIndex&quot;:0},&quot;citationItems&quot;:[{&quot;id&quot;:9015,&quot;uris&quot;:[&quot;http://zotero.org/users/1913249/items/D6ZVJHNB&quot;,[&quot;http://zotero.org/users/1913249/items/D6ZVJHNB&quot;]],&quot;itemData&quot;:{&quot;id&quot;:9015,&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container-title&quot;:&quot;Proceedings of the 26th ACM Conference on Innovation and Technology in Computer Science Education V. 1&quot;,&quot;DOI&quot;:&quot;10.1145/3430665.3456370&quot;,&quot;event-place&quot;:&quot;New York, NY, USA&quot;,&quot;ISBN&quot;:&quot;978-1-4503-8214-4&quot;,&quot;page&quot;:&quot;394–400&quot;,&quot;publisher&quot;:&quot;Association for Computing Machinery&quot;,&quot;publisher-place&quot;:&quot;New York, NY, USA&quot;,&quot;source&quot;:&quot;ACM Digital Library&quot;,&quot;title&quot;:&quot;Novices' Learning Barriers When Using Code Examples in Open-Ended Programming&quot;,&quot;URL&quot;:&quot;https://dl.acm.org/doi/10.1145/3430665.3456370&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ssued&quot;:{&quot;date-parts&quot;:[[&quot;2021&quot;,6,26]]}},&quot;prefix&quot;:&quot;&quot;,&quot;suffix&quot;:&quot;&quot;}],&quot;schema&quot;:&quot;https://github.com/citation-style-language/schema/raw/master/csl-citation.json&quot;} RND25uzH3EXC1"/>(Wang et al., 2021)<text:reference-mark-end text:name="ZOTERO_ITEM CSL_CITATION {&quot;citationID&quot;:&quot;bunyluds&quot;,&quot;properties&quot;:{&quot;formattedCitation&quot;:&quot;(Wang et al., 2021)&quot;,&quot;plainCitation&quot;:&quot;(Wang et al., 2021)&quot;,&quot;noteIndex&quot;:0},&quot;citationItems&quot;:[{&quot;id&quot;:9015,&quot;uris&quot;:[&quot;http://zotero.org/users/1913249/items/D6ZVJHNB&quot;,[&quot;http://zotero.org/users/1913249/items/D6ZVJHNB&quot;]],&quot;itemData&quot;:{&quot;id&quot;:9015,&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container-title&quot;:&quot;Proceedings of the 26th ACM Conference on Innovation and Technology in Computer Science Education V. 1&quot;,&quot;DOI&quot;:&quot;10.1145/3430665.3456370&quot;,&quot;event-place&quot;:&quot;New York, NY, USA&quot;,&quot;ISBN&quot;:&quot;978-1-4503-8214-4&quot;,&quot;page&quot;:&quot;394–400&quot;,&quot;publisher&quot;:&quot;Association for Computing Machinery&quot;,&quot;publisher-place&quot;:&quot;New York, NY, USA&quot;,&quot;source&quot;:&quot;ACM Digital Library&quot;,&quot;title&quot;:&quot;Novices' Learning Barriers When Using Code Examples in Open-Ended Programming&quot;,&quot;URL&quot;:&quot;https://dl.acm.org/doi/10.1145/3430665.3456370&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ssued&quot;:{&quot;date-parts&quot;:[[&quot;2021&quot;,6,26]]}},&quot;prefix&quot;:&quot;&quot;,&quot;suffix&quot;:&quot;&quot;}],&quot;schema&quot;:&quot;https://github.com/citation-style-language/schema/raw/master/csl-citation.json&quot;} RND25uzH3EXC1"/> and note barriers students encoutered including, mapping barriers, other</text:p>
      <text:p text:style-name="Text_20_body">GSM created a supporting pack for teachers which used challenges themed around categorisation of game design patterns.</text:p>
      <text:p text:style-name="Text_20_body">The normal practice is geared towards prompts within the software with specific missions.</text:p>
      <text:p text:style-name="Text_20_body">There is little research published on how the cards were used in practice. Limitations include …</text:p>
      <text:p text:style-name="P4">GAP in the resaseach:</text:p>
      <text:p text:style-name="Text_20_body">No research for GDP pattern collection for to text code games with for CS or game studies in young people.</text:p>
      <text:p text:style-name="P4">Link paragraph to game making pedagogies</text:p>
      <text:h text:style-name="Heading_20_2" text:outline-level="2"><text:bookmark-start text:name="relevant-case-studies-research-in-digital-making-context---family-making-ito-gee-etc-5th-dimension"/>Relevant case studies / research in digital making context - Family Making, Ito / Gee etc, 5th Dimension<text:bookmark-end text:name="relevant-case-studies-research-in-digital-making-context---family-making-ito-gee-etc-5th-dimension"/></text:h>
      <text:p text:style-name="First_20_paragraph">Outline case studies of similar work and identify gaps.</text:p>
      <text:p text:style-name="Text_20_body">Gap in particular exploring support for face-to-face informal communities.</text:p>
      <text:h text:style-name="Heading_20_3" text:outline-level="3"><text:bookmark-start text:name="family-making---what-in-particular-to-explore"/>Family Making - WHAT IN PARTICULAR TO EXPLORE ?<text:bookmark-end text:name="family-making---what-in-particular-to-explore"/></text:h>
      <text:p text:style-name="First_20_paragraph">Roque’s work is founded on sociocultural / situated understandings of learning and brings it into a non-formal learning environment. A key question she asks is how can facilitators help develop participation in community activities (<text:span text:style-name="T1">roqueBecomingFacilitatorsCreative2018?</text:span>). I extend this in this study, how can the learning design contribute?</text:p>
      <text:p text:style-name="Text_20_body"><text:soft-page-break/>It is of value to explore the community aspect…</text:p>
      <text:p text:style-name="Text_20_body">In particular st</text:p>
      <text:h text:style-name="Heading_20_3" text:outline-level="3"><text:bookmark-start text:name="game-playing-and-making-communities---community-activities-around-the-game-gee-ito"/>Game playing and making communities - community activities around the game Gee / Ito<text:bookmark-end text:name="game-playing-and-making-communities---community-activities-around-the-game-gee-ito"/></text:h>
      <text:p text:style-name="First_20_paragraph">Games are funds of knowledge</text:p>
      <text:h text:style-name="Heading_20_3" text:outline-level="3"><text:bookmark-start text:name="game-jams-game-competitions"/>Game jams &amp; game competitions<text:bookmark-end text:name="game-jams-game-competitions"/></text:h>
      <text:p text:style-name="First_20_paragraph">Some of the tools that emerge allow participants to rapidly explore game concepts - See exercises on - space, mechanics, rules,</text:p>
      <text:p text:style-name="Text_20_body">Hackathons, Game Jams and accelerated production methods</text:p>
      <text:p text:style-name="Text_20_body">Hackathon events are characterise by a time constrained and thus accelerated production ethos. They have widened beyond code to embrace other creative and educational domains <text:reference-mark-start text:name="ZOTERO_ITEM CSL_CITATION {&quot;citationID&quot;:&quot;qfryussh&quot;,&quot;properties&quot;:{&quot;formattedCitation&quot;:&quot;(Johnson and Robinson, 2014; Kienzler and Fontanesi, 2017)&quot;,&quot;plainCitation&quot;:&quot;(Johnson and Robinson, 2014; Kienzler and Fontanesi, 2017)&quot;,&quot;noteIndex&quot;:0},&quot;citationItems&quot;:[{&quot;id&quot;:1681,&quot;uris&quot;:[&quot;http://zotero.org/users/1913249/items/2BHISTSZ&quot;,[&quot;http://zotero.org/users/1913249/items/2BHISTSZ&quot;]],&quot;itemData&quot;:{&quot;id&quot;:1681,&quot;type&quot;:&quot;article-journal&quot;,&quot;container-title&quot;:&quot;Review of Policy Research&quot;,&quot;DOI&quot;:&quot;10.1111/ropr.12074&quot;,&quot;ISSN&quot;:&quot;1541132X&quot;,&quot;issue&quot;:&quot;4&quot;,&quot;language&quot;:&quot;en&quot;,&quot;page&quot;:&quot;349-357&quot;,&quot;source&quot;:&quot;CrossRef&quot;,&quot;title&quot;:&quot;Civic Hackathons: Innovation, Procurement, or Civic Engagement?: Civic Hackathon: Procurement or Civic Engagement?&quot;,&quot;title-short&quot;:&quot;Civic Hackathons&quot;,&quot;volume&quot;:&quot;31&quot;,&quot;author&quot;:[{&quot;family&quot;:&quot;Johnson&quot;,&quot;given&quot;:&quot;Peter&quot;},{&quot;family&quot;:&quot;Robinson&quot;,&quot;given&quot;:&quot;Pamela&quot;}],&quot;issued&quot;:{&quot;date-parts&quot;:[[&quot;2014&quot;,7]]}},&quot;prefix&quot;:&quot;&quot;,&quot;suffix&quot;:&quot;&quot;},{&quot;id&quot;:1680,&quot;uris&quot;:[&quot;http://zotero.org/users/1913249/items/UB7UWN7C&quot;,[&quot;http://zotero.org/users/1913249/items/UB7UWN7C&quot;]],&quot;itemData&quot;:{&quot;id&quot;:1680,&quot;type&quot;:&quot;article-journal&quot;,&quot;container-title&quot;:&quot;Teaching in Higher Education&quot;,&quot;DOI&quot;:&quot;10.1080/13562517.2016.1221805&quot;,&quot;ISSN&quot;:&quot;1356-2517, 1470-1294&quot;,&quot;issue&quot;:&quot;2&quot;,&quot;language&quot;:&quot;en&quot;,&quot;page&quot;:&quot;129-142&quot;,&quot;source&quot;:&quot;CrossRef&quot;,&quot;title&quot;:&quot;Learning through inquiry: a Global Health Hackathon&quot;,&quot;title-short&quot;:&quot;Learning through inquiry&quot;,&quot;volume&quot;:&quot;22&quot;,&quot;author&quot;:[{&quot;family&quot;:&quot;Kienzler&quot;,&quot;given&quot;:&quot;Hanna&quot;},{&quot;family&quot;:&quot;Fontanesi&quot;,&quot;given&quot;:&quot;Carolyn&quot;}],&quot;issued&quot;:{&quot;date-parts&quot;:[[&quot;2017&quot;,2,17]]}},&quot;prefix&quot;:&quot;&quot;,&quot;suffix&quot;:&quot;&quot;}],&quot;schema&quot;:&quot;https://github.com/citation-style-language/schema/raw/master/csl-citation.json&quot;} RNDDY9Ktu7ObG"/>(Johnson and Robinson, 2014; Kienzler and Fontanesi, 2017)<text:reference-mark-end text:name="ZOTERO_ITEM CSL_CITATION {&quot;citationID&quot;:&quot;qfryussh&quot;,&quot;properties&quot;:{&quot;formattedCitation&quot;:&quot;(Johnson and Robinson, 2014; Kienzler and Fontanesi, 2017)&quot;,&quot;plainCitation&quot;:&quot;(Johnson and Robinson, 2014; Kienzler and Fontanesi, 2017)&quot;,&quot;noteIndex&quot;:0},&quot;citationItems&quot;:[{&quot;id&quot;:1681,&quot;uris&quot;:[&quot;http://zotero.org/users/1913249/items/2BHISTSZ&quot;,[&quot;http://zotero.org/users/1913249/items/2BHISTSZ&quot;]],&quot;itemData&quot;:{&quot;id&quot;:1681,&quot;type&quot;:&quot;article-journal&quot;,&quot;container-title&quot;:&quot;Review of Policy Research&quot;,&quot;DOI&quot;:&quot;10.1111/ropr.12074&quot;,&quot;ISSN&quot;:&quot;1541132X&quot;,&quot;issue&quot;:&quot;4&quot;,&quot;language&quot;:&quot;en&quot;,&quot;page&quot;:&quot;349-357&quot;,&quot;source&quot;:&quot;CrossRef&quot;,&quot;title&quot;:&quot;Civic Hackathons: Innovation, Procurement, or Civic Engagement?: Civic Hackathon: Procurement or Civic Engagement?&quot;,&quot;title-short&quot;:&quot;Civic Hackathons&quot;,&quot;volume&quot;:&quot;31&quot;,&quot;author&quot;:[{&quot;family&quot;:&quot;Johnson&quot;,&quot;given&quot;:&quot;Peter&quot;},{&quot;family&quot;:&quot;Robinson&quot;,&quot;given&quot;:&quot;Pamela&quot;}],&quot;issued&quot;:{&quot;date-parts&quot;:[[&quot;2014&quot;,7]]}},&quot;prefix&quot;:&quot;&quot;,&quot;suffix&quot;:&quot;&quot;},{&quot;id&quot;:1680,&quot;uris&quot;:[&quot;http://zotero.org/users/1913249/items/UB7UWN7C&quot;,[&quot;http://zotero.org/users/1913249/items/UB7UWN7C&quot;]],&quot;itemData&quot;:{&quot;id&quot;:1680,&quot;type&quot;:&quot;article-journal&quot;,&quot;container-title&quot;:&quot;Teaching in Higher Education&quot;,&quot;DOI&quot;:&quot;10.1080/13562517.2016.1221805&quot;,&quot;ISSN&quot;:&quot;1356-2517, 1470-1294&quot;,&quot;issue&quot;:&quot;2&quot;,&quot;language&quot;:&quot;en&quot;,&quot;page&quot;:&quot;129-142&quot;,&quot;source&quot;:&quot;CrossRef&quot;,&quot;title&quot;:&quot;Learning through inquiry: a Global Health Hackathon&quot;,&quot;title-short&quot;:&quot;Learning through inquiry&quot;,&quot;volume&quot;:&quot;22&quot;,&quot;author&quot;:[{&quot;family&quot;:&quot;Kienzler&quot;,&quot;given&quot;:&quot;Hanna&quot;},{&quot;family&quot;:&quot;Fontanesi&quot;,&quot;given&quot;:&quot;Carolyn&quot;}],&quot;issued&quot;:{&quot;date-parts&quot;:[[&quot;2017&quot;,2,17]]}},&quot;prefix&quot;:&quot;&quot;,&quot;suffix&quot;:&quot;&quot;}],&quot;schema&quot;:&quot;https://github.com/citation-style-language/schema/raw/master/csl-citation.json&quot;} RNDDY9Ktu7ObG"/></text:p>
      <text:p text:style-name="Text_20_body">The value of rapid prototyping has been popularised by Agile design techniques as a way to avoid wasted planning time. The theory being to create a minimal proof of concept and test with users.</text:p>
      <text:p text:style-name="Text_20_body">Accelerated production methods are being applied to a wide variety of domains. Game jams draw on rapid prototyping processes, and from hackathons they add constraints to accelerate creativity <text:reference-mark-start text:name="ZOTERO_ITEM CSL_CITATION {&quot;citationID&quot;:&quot;kyzosxca&quot;,&quot;properties&quot;:{&quot;formattedCitation&quot;:&quot;(Gabler et al., 2005; Arya et al., 2013)&quot;,&quot;plainCitation&quot;:&quot;(Gabler et al., 2005; Arya et al., 2013)&quot;,&quot;noteIndex&quot;:0},&quot;citationItems&quot;:[{&quot;id&quot;:1672,&quot;uris&quot;:[&quot;http://zotero.org/users/1913249/items/IJSV76G7&quot;,[&quot;http://zotero.org/users/1913249/items/IJSV76G7&quot;]],&quot;itemData&quot;:{&quot;id&quot;:1672,&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volume&quot;:&quot;3&quot;,&quot;author&quot;:[{&quot;family&quot;:&quot;Arya&quot;,&quot;given&quot;:&quot;Ali&quot;},{&quot;family&quot;:&quot;Chastine&quot;,&quot;given&quot;:&quot;Jeff&quot;},{&quot;family&quot;:&quot;Preston&quot;,&quot;given&quot;:&quot;Jon&quot;},{&quot;family&quot;:&quot;Fowler&quot;,&quot;given&quot;:&quot;Allan&quot;}],&quot;issued&quot;:{&quot;date-parts&quot;:[[&quot;2013&quot;,10]]}},&quot;prefix&quot;:&quot;&quot;,&quot;suffix&quot;:&quot;&quot;},{&quot;id&quot;:8943,&quot;uris&quot;:[&quot;http://zotero.org/users/1913249/items/S9CUYZL4&quot;,[&quot;http://zotero.org/users/1913249/items/S9CUYZL4&quot;]],&quot;itemData&quot;:{&quot;id&quot;:8943,&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prefix&quot;:&quot;&quot;,&quot;suffix&quot;:&quot;&quot;}],&quot;schema&quot;:&quot;https://github.com/citation-style-language/schema/raw/master/csl-citation.json&quot;} RNDg0n3mnJ94i"/>(Gabler et al., 2005; Arya et al., 2013)<text:reference-mark-end text:name="ZOTERO_ITEM CSL_CITATION {&quot;citationID&quot;:&quot;kyzosxca&quot;,&quot;properties&quot;:{&quot;formattedCitation&quot;:&quot;(Gabler et al., 2005; Arya et al., 2013)&quot;,&quot;plainCitation&quot;:&quot;(Gabler et al., 2005; Arya et al., 2013)&quot;,&quot;noteIndex&quot;:0},&quot;citationItems&quot;:[{&quot;id&quot;:1672,&quot;uris&quot;:[&quot;http://zotero.org/users/1913249/items/IJSV76G7&quot;,[&quot;http://zotero.org/users/1913249/items/IJSV76G7&quot;]],&quot;itemData&quot;:{&quot;id&quot;:1672,&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volume&quot;:&quot;3&quot;,&quot;author&quot;:[{&quot;family&quot;:&quot;Arya&quot;,&quot;given&quot;:&quot;Ali&quot;},{&quot;family&quot;:&quot;Chastine&quot;,&quot;given&quot;:&quot;Jeff&quot;},{&quot;family&quot;:&quot;Preston&quot;,&quot;given&quot;:&quot;Jon&quot;},{&quot;family&quot;:&quot;Fowler&quot;,&quot;given&quot;:&quot;Allan&quot;}],&quot;issued&quot;:{&quot;date-parts&quot;:[[&quot;2013&quot;,10]]}},&quot;prefix&quot;:&quot;&quot;,&quot;suffix&quot;:&quot;&quot;},{&quot;id&quot;:8943,&quot;uris&quot;:[&quot;http://zotero.org/users/1913249/items/S9CUYZL4&quot;,[&quot;http://zotero.org/users/1913249/items/S9CUYZL4&quot;]],&quot;itemData&quot;:{&quot;id&quot;:8943,&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prefix&quot;:&quot;&quot;,&quot;suffix&quot;:&quot;&quot;}],&quot;schema&quot;:&quot;https://github.com/citation-style-language/schema/raw/master/csl-citation.json&quot;} RNDg0n3mnJ94i"/>.</text:p>
      <text:p text:style-name="Text_20_body">Game Jams are an a type of hackathon where participants create games individually or in teams in a time-constrained period, typically 24 or 48 hours. Team events often take place in physical venues which may be part of a wider global Jams <text:reference-mark-start text:name="ZOTERO_ITEM CSL_CITATION {&quot;citationID&quot;:&quot;liocmrwi&quot;,&quot;properties&quot;:{&quot;formattedCitation&quot;:&quot;(Arya et al., 2013)&quot;,&quot;plainCitation&quot;:&quot;(Arya et al., 2013)&quot;,&quot;noteIndex&quot;:0},&quot;citationItems&quot;:[{&quot;id&quot;:1672,&quot;uris&quot;:[&quot;http://zotero.org/users/1913249/items/IJSV76G7&quot;,[&quot;http://zotero.org/users/1913249/items/IJSV76G7&quot;]],&quot;itemData&quot;:{&quot;id&quot;:1672,&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volume&quot;:&quot;3&quot;,&quot;author&quot;:[{&quot;family&quot;:&quot;Arya&quot;,&quot;given&quot;:&quot;Ali&quot;},{&quot;family&quot;:&quot;Chastine&quot;,&quot;given&quot;:&quot;Jeff&quot;},{&quot;family&quot;:&quot;Preston&quot;,&quot;given&quot;:&quot;Jon&quot;},{&quot;family&quot;:&quot;Fowler&quot;,&quot;given&quot;:&quot;Allan&quot;}],&quot;issued&quot;:{&quot;date-parts&quot;:[[&quot;2013&quot;,10]]}},&quot;prefix&quot;:&quot;&quot;,&quot;suffix&quot;:&quot;&quot;}],&quot;schema&quot;:&quot;https://github.com/citation-style-language/schema/raw/master/csl-citation.json&quot;} RNDKnryqmQA0S"/>(Arya et al., 2013)<text:reference-mark-end text:name="ZOTERO_ITEM CSL_CITATION {&quot;citationID&quot;:&quot;liocmrwi&quot;,&quot;properties&quot;:{&quot;formattedCitation&quot;:&quot;(Arya et al., 2013)&quot;,&quot;plainCitation&quot;:&quot;(Arya et al., 2013)&quot;,&quot;noteIndex&quot;:0},&quot;citationItems&quot;:[{&quot;id&quot;:1672,&quot;uris&quot;:[&quot;http://zotero.org/users/1913249/items/IJSV76G7&quot;,[&quot;http://zotero.org/users/1913249/items/IJSV76G7&quot;]],&quot;itemData&quot;:{&quot;id&quot;:1672,&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volume&quot;:&quot;3&quot;,&quot;author&quot;:[{&quot;family&quot;:&quot;Arya&quot;,&quot;given&quot;:&quot;Ali&quot;},{&quot;family&quot;:&quot;Chastine&quot;,&quot;given&quot;:&quot;Jeff&quot;},{&quot;family&quot;:&quot;Preston&quot;,&quot;given&quot;:&quot;Jon&quot;},{&quot;family&quot;:&quot;Fowler&quot;,&quot;given&quot;:&quot;Allan&quot;}],&quot;issued&quot;:{&quot;date-parts&quot;:[[&quot;2013&quot;,10]]}},&quot;prefix&quot;:&quot;&quot;,&quot;suffix&quot;:&quot;&quot;}],&quot;schema&quot;:&quot;https://github.com/citation-style-language/schema/raw/master/csl-citation.json&quot;} RNDKnryqmQA0S"/>. Within Game Jams a breadth of materials are used including video games, interactive fiction, and even a Cardboard Jam <text:reference-mark-start text:name="ZOTERO_ITEM CSL_CITATION {&quot;citationID&quot;:&quot;zgtdoukp&quot;,&quot;properties&quot;:{&quot;formattedCitation&quot;:&quot;(Eberhardt, 2016)&quot;,&quot;plainCitation&quot;:&quot;(Eberhardt, 2016)&quot;,&quot;noteIndex&quot;:0},&quot;citationItems&quot;:[{&quot;id&quot;:1676,&quot;uris&quot;:[&quot;http://zotero.org/users/1913249/items/3WB7QB43&quot;,[&quot;http://zotero.org/users/1913249/items/3WB7QB43&quot;]],&quot;itemData&quot;:{&quot;id&quot;:1676,&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prefix&quot;:&quot;&quot;,&quot;suffix&quot;:&quot;&quot;}],&quot;schema&quot;:&quot;https://github.com/citation-style-language/schema/raw/master/csl-citation.json&quot;} RNDDDX9NXdpVK"/>(Eberhardt, 2016)<text:reference-mark-end text:name="ZOTERO_ITEM CSL_CITATION {&quot;citationID&quot;:&quot;zgtdoukp&quot;,&quot;properties&quot;:{&quot;formattedCitation&quot;:&quot;(Eberhardt, 2016)&quot;,&quot;plainCitation&quot;:&quot;(Eberhardt, 2016)&quot;,&quot;noteIndex&quot;:0},&quot;citationItems&quot;:[{&quot;id&quot;:1676,&quot;uris&quot;:[&quot;http://zotero.org/users/1913249/items/3WB7QB43&quot;,[&quot;http://zotero.org/users/1913249/items/3WB7QB43&quot;]],&quot;itemData&quot;:{&quot;id&quot;:1676,&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prefix&quot;:&quot;&quot;,&quot;suffix&quot;:&quot;&quot;}],&quot;schema&quot;:&quot;https://github.com/citation-style-language/schema/raw/master/csl-citation.json&quot;} RNDDDX9NXdpVK"/>.</text:p>
      <text:p text:style-name="Text_20_body">Eberhardt also identifies potentially incompatible strands of Game Jams, specifically citing commercialised events and professional Game Jammers contrasted to those Jams with a social purpose with a more diverse, less target driven audience <text:reference-mark-start text:name="ZOTERO_ITEM CSL_CITATION {&quot;citationID&quot;:&quot;ksdjyinb&quot;,&quot;properties&quot;:{&quot;formattedCitation&quot;:&quot;(Eberhardt, 2016:3)&quot;,&quot;plainCitation&quot;:&quot;(Eberhardt, 2016:3)&quot;,&quot;noteIndex&quot;:0},&quot;citationItems&quot;:[{&quot;id&quot;:1676,&quot;uris&quot;:[&quot;http://zotero.org/users/1913249/items/3WB7QB43&quot;,[&quot;http://zotero.org/users/1913249/items/3WB7QB43&quot;]],&quot;itemData&quot;:{&quot;id&quot;:1676,&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locator&quot;:&quot; 3&quot;,&quot;prefix&quot;:&quot;&quot;}],&quot;schema&quot;:&quot;https://github.com/citation-style-language/schema/raw/master/csl-citation.json&quot;} RNDTLNnL5Ja7R"/>(Eberhardt, 2016:3)<text:reference-mark-end text:name="ZOTERO_ITEM CSL_CITATION {&quot;citationID&quot;:&quot;ksdjyinb&quot;,&quot;properties&quot;:{&quot;formattedCitation&quot;:&quot;(Eberhardt, 2016:3)&quot;,&quot;plainCitation&quot;:&quot;(Eberhardt, 2016:3)&quot;,&quot;noteIndex&quot;:0},&quot;citationItems&quot;:[{&quot;id&quot;:1676,&quot;uris&quot;:[&quot;http://zotero.org/users/1913249/items/3WB7QB43&quot;,[&quot;http://zotero.org/users/1913249/items/3WB7QB43&quot;]],&quot;itemData&quot;:{&quot;id&quot;:1676,&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locator&quot;:&quot; 3&quot;,&quot;prefix&quot;:&quot;&quot;}],&quot;schema&quot;:&quot;https://github.com/citation-style-language/schema/raw/master/csl-citation.json&quot;} RNDTLNnL5Ja7R"/>.</text:p>
      <text:p text:style-name="Text_20_body">Goddard et al have analysed the key aspects of Game Games including tools, organisational processes and rewards systems <text:reference-mark-start text:name="ZOTERO_ITEM CSL_CITATION {&quot;citationID&quot;:&quot;xrmjouks&quot;,&quot;properties&quot;:{&quot;formattedCitation&quot;:&quot;(2014)&quot;,&quot;plainCitation&quot;:&quot;(2014)&quot;,&quot;noteIndex&quot;:0},&quot;citationItems&quot;:[{&quot;id&quot;:1683,&quot;uris&quot;:[&quot;http://zotero.org/users/1913249/items/K73FBC2G&quot;,[&quot;http://zotero.org/users/1913249/items/K73FBC2G&quot;]],&quot;itemData&quot;:{&quot;id&quot;:1683,&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suppress-author&quot;:true,&quot;prefix&quot;:&quot;&quot;,&quot;suffix&quot;:&quot;&quot;}],&quot;schema&quot;:&quot;https://github.com/citation-style-language/schema/raw/master/csl-citation.json&quot;} RNDp821D3d2Tu"/>(2014)<text:reference-mark-end text:name="ZOTERO_ITEM CSL_CITATION {&quot;citationID&quot;:&quot;xrmjouks&quot;,&quot;properties&quot;:{&quot;formattedCitation&quot;:&quot;(2014)&quot;,&quot;plainCitation&quot;:&quot;(2014)&quot;,&quot;noteIndex&quot;:0},&quot;citationItems&quot;:[{&quot;id&quot;:1683,&quot;uris&quot;:[&quot;http://zotero.org/users/1913249/items/K73FBC2G&quot;,[&quot;http://zotero.org/users/1913249/items/K73FBC2G&quot;]],&quot;itemData&quot;:{&quot;id&quot;:1683,&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suppress-author&quot;:true,&quot;prefix&quot;:&quot;&quot;,&quot;suffix&quot;:&quot;&quot;}],&quot;schema&quot;:&quot;https://github.com/citation-style-language/schema/raw/master/csl-citation.json&quot;} RNDp821D3d2Tu"/>, using a playful vs. gameful spectrum from Caillois <text:reference-mark-start text:name="ZOTERO_ITEM CSL_CITATION {&quot;citationID&quot;:&quot;bsbzheaq&quot;,&quot;properties&quot;:{&quot;formattedCitation&quot;:&quot;(2001)&quot;,&quot;plainCitation&quot;:&quot;(2001)&quot;,&quot;noteIndex&quot;:0},&quot;citationItems&quot;:[{&quot;id&quot;:1673,&quot;uris&quot;:[&quot;http://zotero.org/users/1913249/items/BZQ5ZKMH&quot;,[&quot;http://zotero.org/users/1913249/items/BZQ5ZKMH&quot;]],&quot;itemData&quot;:{&quot;id&quot;:1673,&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edition&quot;:&quot;Reprint edition&quot;,&quot;event-place&quot;:&quot;Urbana&quot;,&quot;ISBN&quot;:&quot;978-0-252-07033-4&quot;,&quot;language&quot;:&quot;English&quot;,&quot;number-of-pages&quot;:&quot;224&quot;,&quot;publisher&quot;:&quot;University of Illinois Press&quot;,&quot;publisher-place&quot;:&quot;Urbana&quot;,&quot;source&quot;:&quot;Amazon&quot;,&quot;title&quot;:&quot;Man, Play and Games&quot;,&quot;author&quot;:[{&quot;family&quot;:&quot;Caillois&quot;,&quot;given&quot;:&quot;Roger&quot;}],&quot;issued&quot;:{&quot;date-parts&quot;:[[&quot;2001&quot;,8,31]]}},&quot;suppress-author&quot;:true,&quot;prefix&quot;:&quot;&quot;,&quot;suffix&quot;:&quot;&quot;}],&quot;schema&quot;:&quot;https://github.com/citation-style-language/schema/raw/master/csl-citation.json&quot;} RNDmi2WUSSpIr"/>(2001)<text:reference-mark-end text:name="ZOTERO_ITEM CSL_CITATION {&quot;citationID&quot;:&quot;bsbzheaq&quot;,&quot;properties&quot;:{&quot;formattedCitation&quot;:&quot;(2001)&quot;,&quot;plainCitation&quot;:&quot;(2001)&quot;,&quot;noteIndex&quot;:0},&quot;citationItems&quot;:[{&quot;id&quot;:1673,&quot;uris&quot;:[&quot;http://zotero.org/users/1913249/items/BZQ5ZKMH&quot;,[&quot;http://zotero.org/users/1913249/items/BZQ5ZKMH&quot;]],&quot;itemData&quot;:{&quot;id&quot;:1673,&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edition&quot;:&quot;Reprint edition&quot;,&quot;event-place&quot;:&quot;Urbana&quot;,&quot;ISBN&quot;:&quot;978-0-252-07033-4&quot;,&quot;language&quot;:&quot;English&quot;,&quot;number-of-pages&quot;:&quot;224&quot;,&quot;publisher&quot;:&quot;University of Illinois Press&quot;,&quot;publisher-place&quot;:&quot;Urbana&quot;,&quot;source&quot;:&quot;Amazon&quot;,&quot;title&quot;:&quot;Man, Play and Games&quot;,&quot;author&quot;:[{&quot;family&quot;:&quot;Caillois&quot;,&quot;given&quot;:&quot;Roger&quot;}],&quot;issued&quot;:{&quot;date-parts&quot;:[[&quot;2001&quot;,8,31]]}},&quot;suppress-author&quot;:true,&quot;prefix&quot;:&quot;&quot;,&quot;suffix&quot;:&quot;&quot;}],&quot;schema&quot;:&quot;https://github.com/citation-style-language/schema/raw/master/csl-citation.json&quot;} RNDmi2WUSSpIr"/>. Relevant design factors include; allowing teams to register before the event or enforcing a more playful team creation process, varied award categories which encourage diverse outcomes rather than technically structured awards and the culture of the Jam which may encourage risk taking and experimental process over commercially viable products.</text:p>
      <text:p text:style-name="Text_20_body">Beyond the scope of more competitive Game Jams a collective of New York educators have collaborated to create a process aimed at young people that can be applied in a shorter time-<text:soft-page-break/>frame <text:reference-mark-start text:name="ZOTERO_ITEM CSL_CITATION {&quot;citationID&quot;:&quot;nkmcdylr&quot;,&quot;properties&quot;:{&quot;formattedCitation&quot;:&quot;(Games for Change, 2017)&quot;,&quot;plainCitation&quot;:&quot;(Games for Change, 2017)&quot;,&quot;noteIndex&quot;:0},&quot;citationItems&quot;:[{&quot;id&quot;:1671,&quot;uris&quot;:[&quot;http://zotero.org/users/1913249/items/9MHZ3WF9&quot;,[&quot;http://zotero.org/users/1913249/items/9MHZ3WF9&quot;]],&quot;itemData&quot;:{&quot;id&quot;:1671,&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prefix&quot;:&quot;&quot;,&quot;suffix&quot;:&quot;&quot;}],&quot;schema&quot;:&quot;https://github.com/citation-style-language/schema/raw/master/csl-citation.json&quot;} RNDeiUoHfTiJO"/>(Games for Change, 2017)<text:reference-mark-end text:name="ZOTERO_ITEM CSL_CITATION {&quot;citationID&quot;:&quot;nkmcdylr&quot;,&quot;properties&quot;:{&quot;formattedCitation&quot;:&quot;(Games for Change, 2017)&quot;,&quot;plainCitation&quot;:&quot;(Games for Change, 2017)&quot;,&quot;noteIndex&quot;:0},&quot;citationItems&quot;:[{&quot;id&quot;:1671,&quot;uris&quot;:[&quot;http://zotero.org/users/1913249/items/9MHZ3WF9&quot;,[&quot;http://zotero.org/users/1913249/items/9MHZ3WF9&quot;]],&quot;itemData&quot;:{&quot;id&quot;:1671,&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prefix&quot;:&quot;&quot;,&quot;suffix&quot;:&quot;&quot;}],&quot;schema&quot;:&quot;https://github.com/citation-style-language/schema/raw/master/csl-citation.json&quot;} RNDeiUoHfTiJO"/>. Their process, the Moveable Game Jam, emphasises low-cost and both digital and analogue offline game production. The motivation is to communicate fundamentals concepts of game design process to participants.</text:p>
      <text:p text:style-name="Text_20_body">The Moveable Game Jam can be situated on the playful side of the spectrum in that it uses loosely structured activities and broad goals allowing for significant learner agency. Conversely, there are element of a more structured approaches in the steering of game outputs towards particular social goals, periodic facilitator checking of the fundamental concepts previously mentioned and the use of extensive playtesting in the process.</text:p>
      <text:p text:style-name="Text_20_body">Play testing is the process of involving other participants to try out a prototype of a game early the creation process <text:reference-mark-start text:name="ZOTERO_ITEM CSL_CITATION {&quot;citationID&quot;:&quot;tlqaukob&quot;,&quot;properties&quot;:{&quot;formattedCitation&quot;:&quot;(Eladhari and Ollila, 2012)&quot;,&quot;plainCitation&quot;:&quot;(Eladhari and Ollila, 2012)&quot;,&quot;noteIndex&quot;:0},&quot;citationItems&quot;:[{&quot;id&quot;:1669,&quot;uris&quot;:[&quot;http://zotero.org/users/1913249/items/EMNUTIZJ&quot;,[&quot;http://zotero.org/users/1913249/items/EMNUTIZJ&quot;]],&quot;itemData&quot;:{&quot;id&quot;:1669,&quot;type&quot;:&quot;article-journal&quot;,&quot;container-title&quot;:&quot;Simulation &amp; Gaming&quot;,&quot;issue&quot;:&quot;3&quot;,&quot;page&quot;:&quot;391–412&quot;,&quot;source&quot;:&quot;Google Scholar&quot;,&quot;title&quot;:&quot;Design for research results: experimental prototyping and play testing&quot;,&quot;title-short&quot;:&quot;Design for research results&quot;,&quot;volume&quot;:&quot;43&quot;,&quot;author&quot;:[{&quot;family&quot;:&quot;Eladhari&quot;,&quot;given&quot;:&quot;Mirjam P.&quot;},{&quot;family&quot;:&quot;Ollila&quot;,&quot;given&quot;:&quot;Elina MI&quot;}],&quot;issued&quot;:{&quot;date-parts&quot;:[[&quot;2012&quot;]]}},&quot;prefix&quot;:&quot;&quot;,&quot;suffix&quot;:&quot;&quot;}],&quot;schema&quot;:&quot;https://github.com/citation-style-language/schema/raw/master/csl-citation.json&quot;} RND1GodNmnXvI"/>(Eladhari and Ollila, 2012)<text:reference-mark-end text:name="ZOTERO_ITEM CSL_CITATION {&quot;citationID&quot;:&quot;tlqaukob&quot;,&quot;properties&quot;:{&quot;formattedCitation&quot;:&quot;(Eladhari and Ollila, 2012)&quot;,&quot;plainCitation&quot;:&quot;(Eladhari and Ollila, 2012)&quot;,&quot;noteIndex&quot;:0},&quot;citationItems&quot;:[{&quot;id&quot;:1669,&quot;uris&quot;:[&quot;http://zotero.org/users/1913249/items/EMNUTIZJ&quot;,[&quot;http://zotero.org/users/1913249/items/EMNUTIZJ&quot;]],&quot;itemData&quot;:{&quot;id&quot;:1669,&quot;type&quot;:&quot;article-journal&quot;,&quot;container-title&quot;:&quot;Simulation &amp; Gaming&quot;,&quot;issue&quot;:&quot;3&quot;,&quot;page&quot;:&quot;391–412&quot;,&quot;source&quot;:&quot;Google Scholar&quot;,&quot;title&quot;:&quot;Design for research results: experimental prototyping and play testing&quot;,&quot;title-short&quot;:&quot;Design for research results&quot;,&quot;volume&quot;:&quot;43&quot;,&quot;author&quot;:[{&quot;family&quot;:&quot;Eladhari&quot;,&quot;given&quot;:&quot;Mirjam P.&quot;},{&quot;family&quot;:&quot;Ollila&quot;,&quot;given&quot;:&quot;Elina MI&quot;}],&quot;issued&quot;:{&quot;date-parts&quot;:[[&quot;2012&quot;]]}},&quot;prefix&quot;:&quot;&quot;,&quot;suffix&quot;:&quot;&quot;}],&quot;schema&quot;:&quot;https://github.com/citation-style-language/schema/raw/master/csl-citation.json&quot;} RND1GodNmnXvI"/>. It has a particular value in forcing an iterative approach.</text:p>
      <text:p text:style-name="Text_20_body">GAME JAMS FOR NOVICE CODERS - SEE RECENT WORK</text:p>
      <text:p text:style-name="Text_20_body">Jamming, a term common in music and theatre, describes responsive, improvised, rapid and fluid responses to collaborators ideas and audience reactions <text:reference-mark-start text:name="ZOTERO_ITEM CSL_CITATION {&quot;citationID&quot;:&quot;ywgskqsy&quot;,&quot;properties&quot;:{&quot;formattedCitation&quot;:&quot;(Sawyer, 2003; Pinheiro, 2011)&quot;,&quot;plainCitation&quot;:&quot;(Sawyer, 2003; Pinheiro, 2011)&quot;,&quot;noteIndex&quot;:0},&quot;citationItems&quot;:[{&quot;id&quot;:8988,&quot;uris&quot;:[&quot;http://zotero.org/users/1913249/items/3T3Z78QV&quot;,[&quot;http://zotero.org/users/1913249/items/3T3Z78QV&quot;]],&quot;itemData&quot;:{&quot;id&quot;:8988,&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prefix&quot;:&quot;&quot;,&quot;suffix&quot;:&quot;&quot;},{&quot;id&quot;:8989,&quot;uris&quot;:[&quot;http://zotero.org/users/1913249/items/QZX2JI9N&quot;,[&quot;http://zotero.org/users/1913249/items/QZX2JI9N&quot;]],&quot;itemData&quot;:{&quot;id&quot;:8989,&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prefix&quot;:&quot;&quot;,&quot;suffix&quot;:&quot;&quot;}],&quot;schema&quot;:&quot;https://github.com/citation-style-language/schema/raw/master/csl-citation.json&quot;} RNDKnAxY3WSuH"/>(Sawyer, 2003; Pinheiro, 2011)<text:reference-mark-end text:name="ZOTERO_ITEM CSL_CITATION {&quot;citationID&quot;:&quot;ywgskqsy&quot;,&quot;properties&quot;:{&quot;formattedCitation&quot;:&quot;(Sawyer, 2003; Pinheiro, 2011)&quot;,&quot;plainCitation&quot;:&quot;(Sawyer, 2003; Pinheiro, 2011)&quot;,&quot;noteIndex&quot;:0},&quot;citationItems&quot;:[{&quot;id&quot;:8988,&quot;uris&quot;:[&quot;http://zotero.org/users/1913249/items/3T3Z78QV&quot;,[&quot;http://zotero.org/users/1913249/items/3T3Z78QV&quot;]],&quot;itemData&quot;:{&quot;id&quot;:8988,&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prefix&quot;:&quot;&quot;,&quot;suffix&quot;:&quot;&quot;},{&quot;id&quot;:8989,&quot;uris&quot;:[&quot;http://zotero.org/users/1913249/items/QZX2JI9N&quot;,[&quot;http://zotero.org/users/1913249/items/QZX2JI9N&quot;]],&quot;itemData&quot;:{&quot;id&quot;:8989,&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prefix&quot;:&quot;&quot;,&quot;suffix&quot;:&quot;&quot;}],&quot;schema&quot;:&quot;https://github.com/citation-style-language/schema/raw/master/csl-citation.json&quot;} RNDKnAxY3WSuH"/>.</text:p>
      <text:p text:style-name="P6">The area of improvisation is under explored in game jam context compared to that of music and theatre <text:reference-mark-start text:name="ZOTERO_ITEM CSL_CITATION {&quot;citationID&quot;:&quot;mwunqpoe&quot;,&quot;properties&quot;:{&quot;formattedCitation&quot;:&quot;(Jaffurs, 2004; Meril\\uc0\\u228{}inen et al., 2020)&quot;,&quot;plainCitation&quot;:&quot;(Jaffurs, 2004; Meriläinen et al., 2020)&quot;,&quot;noteIndex&quot;:0},&quot;citationItems&quot;:[{&quot;id&quot;:9228,&quot;uris&quot;:[&quot;http://zotero.org/users/1913249/items/PTKWPH6L&quot;,[&quot;http://zotero.org/users/1913249/items/PTKWPH6L&quot;]],&quot;itemData&quot;:{&quot;id&quot;:9228,&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volume&quot;:&quot;22&quot;,&quot;author&quot;:[{&quot;family&quot;:&quot;Jaffurs&quot;,&quot;given&quot;:&quot;Sheri E.&quot;}],&quot;issued&quot;:{&quot;date-parts&quot;:[[&quot;2004&quot;,12]]}},&quot;prefix&quot;:&quot;&quot;,&quot;suffix&quot;:&quot;&quot;},{&quot;id&quot;:9231,&quot;uris&quot;:[&quot;http://zotero.org/users/1913249/items/N4WRCXYJ&quot;,[&quot;http://zotero.org/users/1913249/items/N4WRCXYJ&quot;]],&quot;itemData&quot;:{&quot;id&quot;:9231,&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volume&quot;:&quot;10&quot;,&quot;author&quot;:[{&quot;family&quot;:&quot;Meriläinen&quot;,&quot;given&quot;:&quot;Mikko&quot;},{&quot;family&quot;:&quot;Aurava&quot;,&quot;given&quot;:&quot;Riikka&quot;},{&quot;family&quot;:&quot;Kultima&quot;,&quot;given&quot;:&quot;Annakaisa&quot;},{&quot;family&quot;:&quot;Stenros&quot;,&quot;given&quot;:&quot;Jaakko&quot;}],&quot;issued&quot;:{&quot;date-parts&quot;:[[&quot;2020&quot;,4,1]]}},&quot;prefix&quot;:&quot;&quot;,&quot;suffix&quot;:&quot;&quot;}],&quot;schema&quot;:&quot;https://github.com/citation-style-language/schema/raw/master/csl-citation.json&quot;} RNDGopvcnbScP"/><text:span text:style-name="T7">(Jaffurs, 2004; Meriläinen et al., 2020)</text:span><text:reference-mark-end text:name="ZOTERO_ITEM CSL_CITATION {&quot;citationID&quot;:&quot;mwunqpoe&quot;,&quot;properties&quot;:{&quot;formattedCitation&quot;:&quot;(Jaffurs, 2004; Meril\\uc0\\u228{}inen et al., 2020)&quot;,&quot;plainCitation&quot;:&quot;(Jaffurs, 2004; Meriläinen et al., 2020)&quot;,&quot;noteIndex&quot;:0},&quot;citationItems&quot;:[{&quot;id&quot;:9228,&quot;uris&quot;:[&quot;http://zotero.org/users/1913249/items/PTKWPH6L&quot;,[&quot;http://zotero.org/users/1913249/items/PTKWPH6L&quot;]],&quot;itemData&quot;:{&quot;id&quot;:9228,&quot;type&quot;:&quot;article-journal&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quot;:&quot;International Journal of Music Education&quot;,&quot;DOI&quot;:&quot;10.1177/0255761404047401&quot;,&quot;ISSN&quot;:&quot;0255-7614, 1744-795X&quot;,&quot;issue&quot;:&quot;3&quot;,&quot;journalAbbreviation&quot;:&quot;International Journal of Music Education&quot;,&quot;language&quot;:&quot;en&quot;,&quot;page&quot;:&quot;189-200&quot;,&quot;source&quot;:&quot;DOI.org (Crossref)&quot;,&quot;title&quot;:&quot;The impact of informal music learning practices in the classroom, or how I learned how to teach from a garage band&quot;,&quot;volume&quot;:&quot;22&quot;,&quot;author&quot;:[{&quot;family&quot;:&quot;Jaffurs&quot;,&quot;given&quot;:&quot;Sheri E.&quot;}],&quot;issued&quot;:{&quot;date-parts&quot;:[[&quot;2004&quot;,12]]}},&quot;prefix&quot;:&quot;&quot;,&quot;suffix&quot;:&quot;&quot;},{&quot;id&quot;:9231,&quot;uris&quot;:[&quot;http://zotero.org/users/1913249/items/N4WRCXYJ&quot;,[&quot;http://zotero.org/users/1913249/items/N4WRCXYJ&quot;]],&quot;itemData&quot;:{&quot;id&quot;:9231,&quot;type&quot;:&quot;article-journal&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container-title&quot;:&quot;International Journal of Game-Based Learning&quot;,&quot;DOI&quot;:&quot;10.4018/IJGBL.2020040104&quot;,&quot;ISSN&quot;:&quot;2155-6849, 2155-6857&quot;,&quot;issue&quot;:&quot;2&quot;,&quot;language&quot;:&quot;en&quot;,&quot;page&quot;:&quot;54-71&quot;,&quot;source&quot;:&quot;DOI.org (Crossref)&quot;,&quot;title&quot;:&quot;Game Jams for Learning and Teaching: A Review&quot;,&quot;title-short&quot;:&quot;Game Jams for Learning and Teaching&quot;,&quot;volume&quot;:&quot;10&quot;,&quot;author&quot;:[{&quot;family&quot;:&quot;Meriläinen&quot;,&quot;given&quot;:&quot;Mikko&quot;},{&quot;family&quot;:&quot;Aurava&quot;,&quot;given&quot;:&quot;Riikka&quot;},{&quot;family&quot;:&quot;Kultima&quot;,&quot;given&quot;:&quot;Annakaisa&quot;},{&quot;family&quot;:&quot;Stenros&quot;,&quot;given&quot;:&quot;Jaakko&quot;}],&quot;issued&quot;:{&quot;date-parts&quot;:[[&quot;2020&quot;,4,1]]}},&quot;prefix&quot;:&quot;&quot;,&quot;suffix&quot;:&quot;&quot;}],&quot;schema&quot;:&quot;https://github.com/citation-style-language/schema/raw/master/csl-citation.json&quot;} RNDGopvcnbScP"/>.</text:p>
      <text:p text:style-name="Text_20_body">The alignment here with foundational game theory of the magic circle CITE []. The value of setting up playful learning environments has been explored in the context of bringing value of informal learning to environments of higher education WHITTON []. Benefits include, the reduction of learner stress, and creating a no wrong answer environment.</text:p>
      <text:h text:style-name="Heading_20_3" text:outline-level="3"><text:bookmark-start text:name="digital-informal-participatory-culture-and-learning"/>Digital informal / participatory culture and Learning<text:bookmark-end text:name="digital-informal-participatory-culture-and-learning"/></text:h>
      <text:p text:style-name="First_20_paragraph">Livingstone Sefton green ITO and Gee</text:p>
      <text:h text:style-name="Heading_20_4" text:outline-level="4"><text:bookmark-start text:name="inequality-of-access-to-participatory-culture-communities-barrier"/>Inequality of access to participatory culture communities (Barrier)<text:bookmark-end text:name="inequality-of-access-to-participatory-culture-communities-barrier"/></text:h>
      <text:p text:style-name="First_20_paragraph">In these more naturalistic settings, Ito and colleagues note that generative activities are the exception rather than norm even in expressly creative communities <text:reference-mark-start text:name="ZOTERO_ITEM CSL_CITATION {&quot;citationID&quot;:&quot;loonzbal&quot;,&quot;properties&quot;:{&quot;formattedCitation&quot;:&quot;(2010)&quot;,&quot;plainCitation&quot;:&quot;(2010)&quot;,&quot;noteIndex&quot;:0},&quot;citationItems&quot;:[{&quot;id&quot;:1559,&quot;uris&quot;:[&quot;http://zotero.org/users/1913249/items/URKI7FTD&quot;,[&quot;http://zotero.org/users/1913249/items/URKI7FTD&quot;]],&quot;itemData&quot;:{&quot;id&quot;:155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suppress-author&quot;:true,&quot;prefix&quot;:&quot;&quot;,&quot;suffix&quot;:&quot;&quot;}],&quot;schema&quot;:&quot;https://github.com/citation-style-language/schema/raw/master/csl-citation.json&quot;} RNDC4qzfRAlM6"/>(2010)<text:reference-mark-end text:name="ZOTERO_ITEM CSL_CITATION {&quot;citationID&quot;:&quot;loonzbal&quot;,&quot;properties&quot;:{&quot;formattedCitation&quot;:&quot;(2010)&quot;,&quot;plainCitation&quot;:&quot;(2010)&quot;,&quot;noteIndex&quot;:0},&quot;citationItems&quot;:[{&quot;id&quot;:1559,&quot;uris&quot;:[&quot;http://zotero.org/users/1913249/items/URKI7FTD&quot;,[&quot;http://zotero.org/users/1913249/items/URKI7FTD&quot;]],&quot;itemData&quot;:{&quot;id&quot;:155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suppress-author&quot;:true,&quot;prefix&quot;:&quot;&quot;,&quot;suffix&quot;:&quot;&quot;}],&quot;schema&quot;:&quot;https://github.com/citation-style-language/schema/raw/master/csl-citation.json&quot;} RNDC4qzfRAlM6"/>. Productive partnerships in communities like Scratch are extremely rare compared to false starts. Studies of the New Grounds site which has a similar aim of creating media collaborations, via collabs, showed a 80 percent failure rate of collaborative projects <text:reference-mark-start text:name="ZOTERO_ITEM CSL_CITATION {&quot;citationID&quot;:&quot;dbhbamko&quot;,&quot;properties&quot;:{&quot;formattedCitation&quot;:&quot;(Luther et al., 2010)&quot;,&quot;plainCitation&quot;:&quot;(Luther et al., 2010)&quot;,&quot;noteIndex&quot;:0},&quot;citationItems&quot;:[{&quot;id&quot;:6416,&quot;uris&quot;:[&quot;http://zotero.org/users/1913249/items/9XTYDSSZ&quot;,[&quot;http://zotero.org/users/1913249/items/9XTYDSSZ&quot;]],&quot;itemData&quot;:{&quot;id&quot;:6416,&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llection-title&quot;:&quot;GROUP '10&quot;,&quot;container-title&quot;:&quot;Proceedings of the 16th ACM International Conference on Supporting Group Work&quot;,&quot;DOI&quot;:&quot;10.1145/1880071.1880073&quot;,&quot;event-place&quot;:&quot;New York, NY, USA&quot;,&quot;ISBN&quot;:&quot;978-1-4503-0387-3&quot;,&quot;page&quot;:&quot;1–10&quot;,&quot;publisher&quot;:&quot;ACM&quot;,&quot;publisher-place&quot;:&quot;New York, NY, USA&quot;,&quot;source&quot;:&quot;ACM Digital Library&quot;,&quot;title&quot;:&quot;Why It Works (when It Works): Success Factors in Online Creative Collaboration&quot;,&quot;title-short&quot;:&quot;Why It Works (when It Works)&quot;,&quot;URL&quot;:&quot;http://doi.acm.org/10.1145/1880071.1880073&quot;,&quot;author&quot;:[{&quot;family&quot;:&quot;Luther&quot;,&quot;given&quot;:&quot;Kurt&quot;},{&quot;family&quot;:&quot;Caine&quot;,&quot;given&quot;:&quot;Kelly&quot;},{&quot;family&quot;:&quot;Ziegler&quot;,&quot;given&quot;:&quot;Kevin&quot;},{&quot;family&quot;:&quot;Bruckman&quot;,&quot;given&quot;:&quot;Amy&quot;}],&quot;accessed&quot;:{&quot;date-parts&quot;:[[&quot;2018&quot;,11,20]]},&quot;issued&quot;:{&quot;date-parts&quot;:[[&quot;2010&quot;]]}},&quot;prefix&quot;:&quot;&quot;,&quot;suffix&quot;:&quot;&quot;}],&quot;schema&quot;:&quot;https://github.com/citation-style-language/schema/raw/master/csl-citation.json&quot;} RNDWVkt9DPwBd"/>(Luther et al., 2010)<text:reference-mark-end text:name="ZOTERO_ITEM CSL_CITATION {&quot;citationID&quot;:&quot;dbhbamko&quot;,&quot;properties&quot;:{&quot;formattedCitation&quot;:&quot;(Luther et al., 2010)&quot;,&quot;plainCitation&quot;:&quot;(Luther et al., 2010)&quot;,&quot;noteIndex&quot;:0},&quot;citationItems&quot;:[{&quot;id&quot;:6416,&quot;uris&quot;:[&quot;http://zotero.org/users/1913249/items/9XTYDSSZ&quot;,[&quot;http://zotero.org/users/1913249/items/9XTYDSSZ&quot;]],&quot;itemData&quot;:{&quot;id&quot;:6416,&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llection-title&quot;:&quot;GROUP '10&quot;,&quot;container-title&quot;:&quot;Proceedings of the 16th ACM International Conference on Supporting Group Work&quot;,&quot;DOI&quot;:&quot;10.1145/1880071.1880073&quot;,&quot;event-place&quot;:&quot;New York, NY, USA&quot;,&quot;ISBN&quot;:&quot;978-1-4503-0387-3&quot;,&quot;page&quot;:&quot;1–10&quot;,&quot;publisher&quot;:&quot;ACM&quot;,&quot;publisher-place&quot;:&quot;New York, NY, USA&quot;,&quot;source&quot;:&quot;ACM Digital Library&quot;,&quot;title&quot;:&quot;Why It Works (when It Works): Success Factors in Online Creative Collaboration&quot;,&quot;title-short&quot;:&quot;Why It Works (when It Works)&quot;,&quot;URL&quot;:&quot;http://doi.acm.org/10.1145/1880071.1880073&quot;,&quot;author&quot;:[{&quot;family&quot;:&quot;Luther&quot;,&quot;given&quot;:&quot;Kurt&quot;},{&quot;family&quot;:&quot;Caine&quot;,&quot;given&quot;:&quot;Kelly&quot;},{&quot;family&quot;:&quot;Ziegler&quot;,&quot;given&quot;:&quot;Kevin&quot;},{&quot;family&quot;:&quot;Bruckman&quot;,&quot;given&quot;:&quot;Amy&quot;}],&quot;accessed&quot;:{&quot;date-parts&quot;:[[&quot;2018&quot;,11,20]]},&quot;issued&quot;:{&quot;date-parts&quot;:[[&quot;2010&quot;]]}},&quot;prefix&quot;:&quot;&quot;,&quot;suffix&quot;:&quot;&quot;}],&quot;schema&quot;:&quot;https://github.com/citation-style-language/schema/raw/master/csl-citation.json&quot;} RNDWVkt9DPwBd"/>.</text:p>
      <text:p text:style-name="Text_20_body">On the other end of the spectrum is the desire to bring open-ended practices into the school setting. We see that a similar pattern in different communities – ABOVE IN MAKING - SCRATCH IN SCHOOLS While the focus of my study will be on family learning, due to the need for strategies to bring game making into schools settings, which I will address this issue. Kafai’s study detailing an emergent peer pedagogy, accepts some of the limits of the school setting but identifies peer practices that show great promise.</text:p>
      <text:p text:style-name="P4">Building learner identities to address Inequalities</text:p>
      <text:p text:style-name="Text_20_body"><text:soft-page-break/>One significant element of in this process is learner perception of their own limits. EXPLORE RESEARCH HERE.</text:p>
      <text:h text:style-name="Heading_20_3" text:outline-level="3"><text:bookmark-start text:name="barrier---lack-of-knowledge-of-cultural-processes"/>Barrier - lack of knowledge of cultural processes<text:bookmark-end text:name="barrier---lack-of-knowledge-of-cultural-processes"/></text:h>
      <text:p text:style-name="P37">Roles and practices to support learners</text:p>
      <text:p text:style-name="Text_20_body">The tension between autonomous participation in a naturalistic on structured facilitated support is one that is also explored in the extensive literature exploring project based approaches. Here advocates of this approach promote the value of open-ended, authentic projects while critics highlight that without support that collaboration is difficult between learners and thus needs to be scaffolded with structured activities and taught input <text:reference-mark-start text:name="ZOTERO_ITEM CSL_CITATION {&quot;citationID&quot;:&quot;vjmdiztb&quot;,&quot;properties&quot;:{&quot;formattedCitation&quot;:&quot;(Kirschner et al., 2006; Kollar et al., 2006)&quot;,&quot;plainCitation&quot;:&quot;(Kirschner et al., 2006; Kollar et al., 2006)&quot;,&quot;noteIndex&quot;:0},&quot;citationItems&quot;:[{&quot;id&quot;:1842,&quot;uris&quot;:[&quot;http://zotero.org/users/1913249/items/F84HG9BX&quot;,[&quot;http://zotero.org/users/1913249/items/F84HG9BX&quot;]],&quot;itemData&quot;:{&quot;id&quot;:1842,&quot;type&quot;:&quot;article-journal&quot;,&quot;container-title&quot;:&quot;Educational psychologist&quot;,&quot;issue&quot;:&quot;2&quot;,&quot;page&quot;:&quot;75–86&quot;,&quot;source&quot;:&quot;Google Scholar&quot;,&quot;title&quot;:&quot;Why minimal guidance during instruction does not work: An analysis of the failure of constructivist, discovery, problem-based, experiential, and inquiry-based teaching&quot;,&quot;title-short&quot;:&quot;Why minimal guidance during instruction does not work&quot;,&quot;volume&quot;:&quot;41&quot;,&quot;author&quot;:[{&quot;family&quot;:&quot;Kirschner&quot;,&quot;given&quot;:&quot;Paul A.&quot;},{&quot;family&quot;:&quot;Sweller&quot;,&quot;given&quot;:&quot;John&quot;},{&quot;family&quot;:&quot;Clark&quot;,&quot;given&quot;:&quot;Richard E.&quot;}],&quot;issued&quot;:{&quot;date-parts&quot;:[[&quot;2006&quot;]]}},&quot;prefix&quot;:&quot;&quot;,&quot;suffix&quot;:&quot;&quot;},{&quot;id&quot;:6463,&quot;uris&quot;:[&quot;http://zotero.org/users/1913249/items/XC38WUCL&quot;,[&quot;http://zotero.org/users/1913249/items/XC38WUCL&quot;]],&quot;itemData&quot;:{&quot;id&quot;:6463,&quot;type&quot;:&quot;article-journal&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container-title&quot;:&quot;Educational Psychology Review&quot;,&quot;DOI&quot;:&quot;10.1007/s10648-006-9007-2&quot;,&quot;ISSN&quot;:&quot;1573-336X&quot;,&quot;issue&quot;:&quot;2&quot;,&quot;journalAbbreviation&quot;:&quot;Educ Psychol Rev&quot;,&quot;language&quot;:&quot;en&quot;,&quot;page&quot;:&quot;159-185&quot;,&quot;source&quot;:&quot;Springer Link&quot;,&quot;title&quot;:&quot;Collaboration Scripts – A Conceptual Analysis&quot;,&quot;volume&quot;:&quot;18&quot;,&quot;author&quot;:[{&quot;family&quot;:&quot;Kollar&quot;,&quot;given&quot;:&quot;Ingo&quot;},{&quot;family&quot;:&quot;Fischer&quot;,&quot;given&quot;:&quot;Frank&quot;},{&quot;family&quot;:&quot;Hesse&quot;,&quot;given&quot;:&quot;Friedrich W.&quot;}],&quot;issued&quot;:{&quot;date-parts&quot;:[[&quot;2006&quot;,6,1]]}},&quot;prefix&quot;:&quot;&quot;,&quot;suffix&quot;:&quot;&quot;}],&quot;schema&quot;:&quot;https://github.com/citation-style-language/schema/raw/master/csl-citation.json&quot;} RNDYtOHDx4isw"/>(Kirschner et al., 2006; Kollar et al., 2006)<text:reference-mark-end text:name="ZOTERO_ITEM CSL_CITATION {&quot;citationID&quot;:&quot;vjmdiztb&quot;,&quot;properties&quot;:{&quot;formattedCitation&quot;:&quot;(Kirschner et al., 2006; Kollar et al., 2006)&quot;,&quot;plainCitation&quot;:&quot;(Kirschner et al., 2006; Kollar et al., 2006)&quot;,&quot;noteIndex&quot;:0},&quot;citationItems&quot;:[{&quot;id&quot;:1842,&quot;uris&quot;:[&quot;http://zotero.org/users/1913249/items/F84HG9BX&quot;,[&quot;http://zotero.org/users/1913249/items/F84HG9BX&quot;]],&quot;itemData&quot;:{&quot;id&quot;:1842,&quot;type&quot;:&quot;article-journal&quot;,&quot;container-title&quot;:&quot;Educational psychologist&quot;,&quot;issue&quot;:&quot;2&quot;,&quot;page&quot;:&quot;75–86&quot;,&quot;source&quot;:&quot;Google Scholar&quot;,&quot;title&quot;:&quot;Why minimal guidance during instruction does not work: An analysis of the failure of constructivist, discovery, problem-based, experiential, and inquiry-based teaching&quot;,&quot;title-short&quot;:&quot;Why minimal guidance during instruction does not work&quot;,&quot;volume&quot;:&quot;41&quot;,&quot;author&quot;:[{&quot;family&quot;:&quot;Kirschner&quot;,&quot;given&quot;:&quot;Paul A.&quot;},{&quot;family&quot;:&quot;Sweller&quot;,&quot;given&quot;:&quot;John&quot;},{&quot;family&quot;:&quot;Clark&quot;,&quot;given&quot;:&quot;Richard E.&quot;}],&quot;issued&quot;:{&quot;date-parts&quot;:[[&quot;2006&quot;]]}},&quot;prefix&quot;:&quot;&quot;,&quot;suffix&quot;:&quot;&quot;},{&quot;id&quot;:6463,&quot;uris&quot;:[&quot;http://zotero.org/users/1913249/items/XC38WUCL&quot;,[&quot;http://zotero.org/users/1913249/items/XC38WUCL&quot;]],&quot;itemData&quot;:{&quot;id&quot;:6463,&quot;type&quot;:&quot;article-journal&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container-title&quot;:&quot;Educational Psychology Review&quot;,&quot;DOI&quot;:&quot;10.1007/s10648-006-9007-2&quot;,&quot;ISSN&quot;:&quot;1573-336X&quot;,&quot;issue&quot;:&quot;2&quot;,&quot;journalAbbreviation&quot;:&quot;Educ Psychol Rev&quot;,&quot;language&quot;:&quot;en&quot;,&quot;page&quot;:&quot;159-185&quot;,&quot;source&quot;:&quot;Springer Link&quot;,&quot;title&quot;:&quot;Collaboration Scripts – A Conceptual Analysis&quot;,&quot;volume&quot;:&quot;18&quot;,&quot;author&quot;:[{&quot;family&quot;:&quot;Kollar&quot;,&quot;given&quot;:&quot;Ingo&quot;},{&quot;family&quot;:&quot;Fischer&quot;,&quot;given&quot;:&quot;Frank&quot;},{&quot;family&quot;:&quot;Hesse&quot;,&quot;given&quot;:&quot;Friedrich W.&quot;}],&quot;issued&quot;:{&quot;date-parts&quot;:[[&quot;2006&quot;,6,1]]}},&quot;prefix&quot;:&quot;&quot;,&quot;suffix&quot;:&quot;&quot;}],&quot;schema&quot;:&quot;https://github.com/citation-style-language/schema/raw/master/csl-citation.json&quot;} RNDYtOHDx4isw"/></text:p>
      <text:p text:style-name="Text_20_body">I mention this as the literature surrounding the mature field of Project Based Learning may be a good source of inspiration for tactics to address issues of scaling</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text:p>
      <text:p text:style-name="Text_20_body">We can compare the difficulties of scaling of this hybrid setting (FCL) with more structured, and more naturalistic learning environments. It can be tempting to see the process of hanging out line in the frame of Ito’s online and social participation in informal communities as infinitely replicable. Such online communities are out there. It is up to learner to navigate and extract learning and skills as they see fit.</text:p>
      <text:p text:style-name="Text_20_body"><text:span text:style-name="T1">Developing UMC - adding the </text:span>“<text:span text:style-name="T1">Choose</text:span>”</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D&quot;:&quot;cddstmfz&quot;,&quot;properties&quot;:{&quot;formattedCitation&quot;:&quot;(Lytle, Catete, et al., 2019)&quot;,&quot;plainCitation&quot;:&quot;(Lytle, Catete, et al., 2019)&quot;,&quot;noteIndex&quot;:0},&quot;citationItems&quot;:[{&quot;id&quot;:9013,&quot;uris&quot;:[&quot;http://zotero.org/users/1913249/items/KMBB3CBW&quot;,[&quot;http://zotero.org/users/1913249/items/KMBB3CBW&quot;]],&quot;itemData&quot;:{&quot;id&quot;:901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prefix&quot;:&quot;&quot;,&quot;suffix&quot;:&quot;&quot;}],&quot;schema&quot;:&quot;https://github.com/citation-style-language/schema/raw/master/csl-citation.json&quot;} RND9kJQ2kJDwY"/>(Lytle, Catete, et al., 2019)<text:reference-mark-end text:name="ZOTERO_ITEM CSL_CITATION {&quot;citationID&quot;:&quot;cddstmfz&quot;,&quot;properties&quot;:{&quot;formattedCitation&quot;:&quot;(Lytle, Catete, et al., 2019)&quot;,&quot;plainCitation&quot;:&quot;(Lytle, Catete, et al., 2019)&quot;,&quot;noteIndex&quot;:0},&quot;citationItems&quot;:[{&quot;id&quot;:9013,&quot;uris&quot;:[&quot;http://zotero.org/users/1913249/items/KMBB3CBW&quot;,[&quot;http://zotero.org/users/1913249/items/KMBB3CBW&quot;]],&quot;itemData&quot;:{&quot;id&quot;:901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prefix&quot;:&quot;&quot;,&quot;suffix&quot;:&quot;&quot;}],&quot;schema&quot;:&quot;https://github.com/citation-style-language/schema/raw/master/csl-citation.json&quot;} RND9kJQ2kJDwY"/></text:p>
      <text:list xml:id="list2011959018" text:style-name="L32">
        <text:list-item>
          <text:p text:style-name="P36">Scaffold Students and Teachers- Providing the necessary pro-gramming blocks students need to complete a choice</text:p>
        </text:list-item>
        <text:list-item>
          <text:p text:style-name="P36">Differentiate Choices by Difficulty -create choice systems that have varying difficulty</text:p>
        </text:list-item>
        <text:list-item>
          <text:p text:style-name="P36">Create Choices that Show Visible and Immediate Changes</text:p>
        </text:list-item>
        <text:list-item>
          <text:p text:style-name="P36">Make things Complex, not Complicated</text:p>
        </text:list-item>
        <text:list-item>
          <text:p text:style-name="P36">Draw from Student Desires - students will engage morewith the material, feeling like the creations are their ow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Windows_X86_64 LibreOffice_project/5d19a1bfa650b796764388cd8b33a5af1f5baa1b</meta:generator>
    <dc:title>2. Literature Review</dc:title>
    <dc:description/>
    <dc:subject/>
    <meta:keyword/>
    <meta:initial-creator/>
    <meta:creation-date>2023-10-17T19:38:53Z</meta:creation-date>
    <dc:date>2023-10-18T09:47:45.014000000</dc:date>
    <meta:print-date>2023-10-18T09:44:14.927000000</meta:print-date>
    <meta:editing-duration>PT6M20S</meta:editing-duration>
    <meta:editing-cycles>1</meta:editing-cycles>
    <meta:document-statistic meta:table-count="0" meta:image-count="0" meta:object-count="0" meta:page-count="20" meta:paragraph-count="318" meta:word-count="7680" meta:character-count="49071" meta:non-whitespace-character-count="41799"/>
    <meta:user-defined meta:name="ZOTERO_PREF_1">&lt;data data-version="3" zotero-version="6.0.27"&gt;&lt;session id="gn4kagMN"/&gt;&lt;style id="http://www.zotero.org/styles/harvard-manchester-metropolitan-university" locale="en-US" hasBibliography="1" bibliographyStyleHasBeenSet="0"/&gt;&lt;prefs&gt;&lt;pref name="fieldType" va</meta:user-defined>
    <meta:user-defined meta:name="ZOTERO_PREF_2">lue="ReferenceMark"/&gt;&lt;pref name="delayCitationUpdates" value="true"/&gt;&lt;pref name="dontAskDelayCitationUpdates" value="true"/&gt;&lt;/prefs&gt;&lt;/data&gt;</meta:user-defined>
    <meta:user-defined meta:name="categories">chapter</meta:user-defined>
    <meta:user-defined meta:name="layout">post</meta:user-defined>
    <meta:user-defined meta:name="zotero" meta:value-type="string"/>
  </office:meta>
</office:document-meta>
</file>